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09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8192x819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TLAS dgemv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 iteratio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192 x 8192 matrix-vector multiplication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peat 10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2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ce7" table:number-columns-repeated="2"/>
          <table:table-cell table:style-name="ce7" table:formula="of:=ROUND(([.H6]-[.D6])/100)" office:value-type="float" office:value="0" calcext:value-type="float">
            <text:p>0</text:p>
          </table:table-cell>
          <table:table-cell table:style-name="ce7" table:formula="of:=ROUND(([.I6]-[.E6])/100)" office:value-type="float" office:value="-0" calcext:value-type="float">
            <text:p>0</text:p>
          </table:table-cell>
          <table:table-cell table:style-name="ce7" table:formula="of:=ROUND(([.J6]-[.F6])/100)" office:value-type="float" office:value="1" calcext:value-type="float">
            <text:p>1</text:p>
          </table:table-cell>
          <table:table-cell table:style-name="ce7"/>
          <table:table-cell table:style-name="ce7" table:formula="of:=([.M6]+[.N6]+[.O6])/3" office:value-type="float" office:value="0.333333333333333" calcext:value-type="float">
            <text:p>0</text:p>
          </table:table-cell>
          <table:table-cell table:style-name="ce7" table:formula="of:=SQRT((1/3)*(([.M6]-[.Q6])*([.M6]-[.Q6]) + ([.N6]-[.Q6])*([.N6]-[.Q6]) + ([.O6]-[.Q6])*([.O6]-[.Q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]-[.D7])/100)" office:value-type="float" office:value="0" calcext:value-type="float">
            <text:p>0</text:p>
          </table:table-cell>
          <table:table-cell table:style-name="ce7" table:formula="of:=ROUND(([.I7]-[.E7])/100)" office:value-type="float" office:value="0" calcext:value-type="float">
            <text:p>0</text:p>
          </table:table-cell>
          <table:table-cell table:style-name="ce7" table:formula="of:=ROUND(([.J7]-[.F7])/100)" office:value-type="float" office:value="0" calcext:value-type="float">
            <text:p>0</text:p>
          </table:table-cell>
          <table:table-cell table:style-name="ce7"/>
          <table:table-cell table:style-name="ce7" table:formula="of:=([.M7]+[.N7]+[.O7])/3" office:value-type="float" office:value="0" calcext:value-type="float">
            <text:p>0</text:p>
          </table:table-cell>
          <table:table-cell table:style-name="ce7"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2"/>
          <table:table-cell table:style-name="ce7" table:formula="of:=ROUND(([.H8]-[.D8])/100)" office:value-type="float" office:value="0" calcext:value-type="float">
            <text:p>0</text:p>
          </table:table-cell>
          <table:table-cell table:style-name="ce7" table:formula="of:=ROUND(([.I8]-[.E8])/100)" office:value-type="float" office:value="0" calcext:value-type="float">
            <text:p>0</text:p>
          </table:table-cell>
          <table:table-cell table:style-name="ce7" table:formula="of:=ROUND(([.J8]-[.F8])/100)" office:value-type="float" office:value="0" calcext:value-type="float">
            <text:p>0</text:p>
          </table:table-cell>
          <table:table-cell table:style-name="ce7"/>
          <table:table-cell table:style-name="ce7" table:formula="of:=([.M8]+[.N8]+[.O8])/3" office:value-type="float" office:value="0" calcext:value-type="float">
            <text:p>0</text:p>
          </table:table-cell>
          <table:table-cell table:style-name="ce7"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table:number-columns-repeated="3"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style-name="ce7" table:number-columns-repeated="2"/>
          <table:table-cell table:style-name="ce7" table:formula="of:=ROUND(([.H9]-[.D9])/100)" office:value-type="float" office:value="0" calcext:value-type="float">
            <text:p>0</text:p>
          </table:table-cell>
          <table:table-cell table:style-name="ce7" table:formula="of:=ROUND(([.I9]-[.E9])/100)" office:value-type="float" office:value="0" calcext:value-type="float">
            <text:p>0</text:p>
          </table:table-cell>
          <table:table-cell table:style-name="ce7" table:formula="of:=ROUND(([.J9]-[.F9])/100)" office:value-type="float" office:value="0" calcext:value-type="float">
            <text:p>0</text:p>
          </table:table-cell>
          <table:table-cell table:style-name="ce7"/>
          <table:table-cell table:style-name="ce7" table:formula="of:=([.M9]+[.N9]+[.O9])/3" office:value-type="float" office:value="0" calcext:value-type="float">
            <text:p>0</text:p>
          </table:table-cell>
          <table:table-cell table:style-name="ce7"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70382596" calcext:value-type="float">
            <text:p>70382596</text:p>
          </table:table-cell>
          <table:table-cell office:value-type="float" office:value="6475504" calcext:value-type="float">
            <text:p>6475504</text:p>
          </table:table-cell>
          <table:table-cell office:value-type="float" office:value="1110499" calcext:value-type="float">
            <text:p>1110499</text:p>
          </table:table-cell>
          <table:table-cell/>
          <table:table-cell office:value-type="float" office:value="6911261601" calcext:value-type="float">
            <text:p>6911261601</text:p>
          </table:table-cell>
          <table:table-cell office:value-type="float" office:value="521973600" calcext:value-type="float">
            <text:p>521973600</text:p>
          </table:table-cell>
          <table:table-cell office:value-type="float" office:value="1402423" calcext:value-type="float">
            <text:p>1402423</text:p>
          </table:table-cell>
          <table:table-cell table:style-name="ce7" table:number-columns-repeated="2"/>
          <table:table-cell table:style-name="ce7" table:formula="of:=ROUND(([.H10]-[.D10])/100)" office:value-type="float" office:value="68408790" calcext:value-type="float">
            <text:p>68,408,790</text:p>
          </table:table-cell>
          <table:table-cell table:style-name="ce7" table:formula="of:=ROUND(([.I10]-[.E10])/100)" office:value-type="float" office:value="5154981" calcext:value-type="float">
            <text:p>5,154,981</text:p>
          </table:table-cell>
          <table:table-cell table:style-name="ce7" table:formula="of:=ROUND(([.J10]-[.F10])/100)" office:value-type="float" office:value="2919" calcext:value-type="float">
            <text:p>2,919</text:p>
          </table:table-cell>
          <table:table-cell table:style-name="ce7"/>
          <table:table-cell table:style-name="ce7" table:formula="of:=([.M10]+[.N10]+[.O10])/3" office:value-type="float" office:value="24522230" calcext:value-type="float">
            <text:p>24,522,230</text:p>
          </table:table-cell>
          <table:table-cell table:style-name="ce7" table:formula="of:=SQRT((1/3)*(([.M10]-[.Q10])*([.M10]-[.Q10]) + ([.N10]-[.Q10])*([.N10]-[.Q10]) + ([.O10]-[.Q10])*([.O10]-[.Q10])))" office:value-type="float" office:value="31103681.9598384" calcext:value-type="float">
            <text:p>31,103,682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84677" calcext:value-type="float">
            <text:p>84677</text:p>
          </table:table-cell>
          <table:table-cell office:value-type="float" office:value="94899" calcext:value-type="float">
            <text:p>94899</text:p>
          </table:table-cell>
          <table:table-cell office:value-type="float" office:value="97901" calcext:value-type="float">
            <text:p>97901</text:p>
          </table:table-cell>
          <table:table-cell/>
          <table:table-cell office:value-type="float" office:value="8250117" calcext:value-type="float">
            <text:p>8250117</text:p>
          </table:table-cell>
          <table:table-cell office:value-type="float" office:value="9229013" calcext:value-type="float">
            <text:p>9229013</text:p>
          </table:table-cell>
          <table:table-cell office:value-type="float" office:value="9405283" calcext:value-type="float">
            <text:p>9405283</text:p>
          </table:table-cell>
          <table:table-cell table:style-name="ce7" table:number-columns-repeated="2"/>
          <table:table-cell table:style-name="ce7" table:formula="of:=ROUND(([.H11]-[.D11])/100)" office:value-type="float" office:value="81654" calcext:value-type="float">
            <text:p>81,654</text:p>
          </table:table-cell>
          <table:table-cell table:style-name="ce7" table:formula="of:=ROUND(([.I11]-[.E11])/100)" office:value-type="float" office:value="91341" calcext:value-type="float">
            <text:p>91,341</text:p>
          </table:table-cell>
          <table:table-cell table:style-name="ce7" table:formula="of:=ROUND(([.J11]-[.F11])/100)" office:value-type="float" office:value="93074" calcext:value-type="float">
            <text:p>93,074</text:p>
          </table:table-cell>
          <table:table-cell table:style-name="ce7"/>
          <table:table-cell table:style-name="ce7" table:formula="of:=([.M11]+[.N11]+[.O11])/3" office:value-type="float" office:value="88689.6666666667" calcext:value-type="float">
            <text:p>88,690</text:p>
          </table:table-cell>
          <table:table-cell table:style-name="ce7" table:formula="of:=SQRT((1/3)*(([.M11]-[.Q11])*([.M11]-[.Q11]) + ([.N11]-[.Q11])*([.N11]-[.Q11]) + ([.O11]-[.Q11])*([.O11]-[.Q11])))" office:value-type="float" office:value="5025.02247645609" calcext:value-type="float">
            <text:p>5,025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84107" calcext:value-type="float">
            <text:p>84107</text:p>
          </table:table-cell>
          <table:table-cell office:value-type="float" office:value="94243" calcext:value-type="float">
            <text:p>94243</text:p>
          </table:table-cell>
          <table:table-cell office:value-type="float" office:value="97239" calcext:value-type="float">
            <text:p>97239</text:p>
          </table:table-cell>
          <table:table-cell/>
          <table:table-cell office:value-type="float" office:value="8240742" calcext:value-type="float">
            <text:p>8240742</text:p>
          </table:table-cell>
          <table:table-cell office:value-type="float" office:value="9218924" calcext:value-type="float">
            <text:p>9218924</text:p>
          </table:table-cell>
          <table:table-cell office:value-type="float" office:value="9400007" calcext:value-type="float">
            <text:p>9400007</text:p>
          </table:table-cell>
          <table:table-cell table:style-name="ce7" table:number-columns-repeated="2"/>
          <table:table-cell table:style-name="ce7" table:formula="of:=ROUND(([.H12]-[.D12])/100)" office:value-type="float" office:value="81566" calcext:value-type="float">
            <text:p>81,566</text:p>
          </table:table-cell>
          <table:table-cell table:style-name="ce7" table:formula="of:=ROUND(([.I12]-[.E12])/100)" office:value-type="float" office:value="91247" calcext:value-type="float">
            <text:p>91,247</text:p>
          </table:table-cell>
          <table:table-cell table:style-name="ce7" table:formula="of:=ROUND(([.J12]-[.F12])/100)" office:value-type="float" office:value="93028" calcext:value-type="float">
            <text:p>93,028</text:p>
          </table:table-cell>
          <table:table-cell table:style-name="ce7"/>
          <table:table-cell table:style-name="ce7" table:formula="of:=([.M12]+[.N12]+[.O12])/3" office:value-type="float" office:value="88613.6666666667" calcext:value-type="float">
            <text:p>88,614</text:p>
          </table:table-cell>
          <table:table-cell table:style-name="ce7" table:formula="of:=SQRT((1/3)*(([.M12]-[.Q12])*([.M12]-[.Q12]) + ([.N12]-[.Q12])*([.N12]-[.Q12]) + ([.O12]-[.Q12])*([.O12]-[.Q12])))" office:value-type="float" office:value="5036.21513528651" calcext:value-type="float">
            <text:p>5,036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3]-[.D13])/100)" office:value-type="float" office:value="0" calcext:value-type="float">
            <text:p>0</text:p>
          </table:table-cell>
          <table:table-cell table:style-name="ce7" table:formula="of:=ROUND(([.I13]-[.E13])/100)" office:value-type="float" office:value="0" calcext:value-type="float">
            <text:p>0</text:p>
          </table:table-cell>
          <table:table-cell table:style-name="ce7" table:formula="of:=ROUND(([.J13]-[.F13])/100)" office:value-type="float" office:value="0" calcext:value-type="float">
            <text:p>0</text:p>
          </table:table-cell>
          <table:table-cell table:style-name="ce7"/>
          <table:table-cell table:style-name="ce7" table:formula="of:=([.M13]+[.N13]+[.O13])/3" office:value-type="float" office:value="0" calcext:value-type="float">
            <text:p>0</text:p>
          </table:table-cell>
          <table:table-cell table:style-name="ce7"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84020" calcext:value-type="float">
            <text:p>84020</text:p>
          </table:table-cell>
          <table:table-cell office:value-type="float" office:value="93908" calcext:value-type="float">
            <text:p>93908</text:p>
          </table:table-cell>
          <table:table-cell office:value-type="float" office:value="97024" calcext:value-type="float">
            <text:p>97024</text:p>
          </table:table-cell>
          <table:table-cell/>
          <table:table-cell office:value-type="float" office:value="8205841" calcext:value-type="float">
            <text:p>8205841</text:p>
          </table:table-cell>
          <table:table-cell office:value-type="float" office:value="9224893" calcext:value-type="float">
            <text:p>9224893</text:p>
          </table:table-cell>
          <table:table-cell office:value-type="float" office:value="9407836" calcext:value-type="float">
            <text:p>9407836</text:p>
          </table:table-cell>
          <table:table-cell table:style-name="ce7" table:number-columns-repeated="2"/>
          <table:table-cell table:style-name="ce7" table:formula="of:=ROUND(([.H14]-[.D14])/100)" office:value-type="float" office:value="81218" calcext:value-type="float">
            <text:p>81,218</text:p>
          </table:table-cell>
          <table:table-cell table:style-name="ce7" table:formula="of:=ROUND(([.I14]-[.E14])/100)" office:value-type="float" office:value="91310" calcext:value-type="float">
            <text:p>91,310</text:p>
          </table:table-cell>
          <table:table-cell table:style-name="ce7" table:formula="of:=ROUND(([.J14]-[.F14])/100)" office:value-type="float" office:value="93108" calcext:value-type="float">
            <text:p>93,108</text:p>
          </table:table-cell>
          <table:table-cell table:style-name="ce7"/>
          <table:table-cell table:style-name="ce7" table:formula="of:=([.M14]+[.N14]+[.O14])/3" office:value-type="float" office:value="88545.3333333333" calcext:value-type="float">
            <text:p>88,545</text:p>
          </table:table-cell>
          <table:table-cell table:style-name="ce7" table:formula="of:=SQRT((1/3)*(([.M14]-[.Q14])*([.M14]-[.Q14]) + ([.N14]-[.Q14])*([.N14]-[.Q14]) + ([.O14]-[.Q14])*([.O14]-[.Q14])))" office:value-type="float" office:value="5232.94444414954" calcext:value-type="float">
            <text:p>5,233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3332385" calcext:value-type="float">
            <text:p>3332385</text:p>
          </table:table-cell>
          <table:table-cell office:value-type="float" office:value="3726276" calcext:value-type="float">
            <text:p>3726276</text:p>
          </table:table-cell>
          <table:table-cell office:value-type="float" office:value="4037164" calcext:value-type="float">
            <text:p>4037164</text:p>
          </table:table-cell>
          <table:table-cell/>
          <table:table-cell office:value-type="float" office:value="315777533" calcext:value-type="float">
            <text:p>315777533</text:p>
          </table:table-cell>
          <table:table-cell office:value-type="float" office:value="360289121" calcext:value-type="float">
            <text:p>360289121</text:p>
          </table:table-cell>
          <table:table-cell office:value-type="float" office:value="378812922" calcext:value-type="float">
            <text:p>378812922</text:p>
          </table:table-cell>
          <table:table-cell table:style-name="ce7" table:number-columns-repeated="2"/>
          <table:table-cell table:style-name="ce7" table:formula="of:=ROUND(([.H15]-[.D15])/100)" office:value-type="float" office:value="3124451" calcext:value-type="float">
            <text:p>3,124,451</text:p>
          </table:table-cell>
          <table:table-cell table:style-name="ce7" table:formula="of:=ROUND(([.I15]-[.E15])/100)" office:value-type="float" office:value="3565628" calcext:value-type="float">
            <text:p>3,565,628</text:p>
          </table:table-cell>
          <table:table-cell table:style-name="ce7" table:formula="of:=ROUND(([.J15]-[.F15])/100)" office:value-type="float" office:value="3747758" calcext:value-type="float">
            <text:p>3,747,758</text:p>
          </table:table-cell>
          <table:table-cell table:style-name="ce7"/>
          <table:table-cell table:style-name="ce7" table:formula="of:=([.M15]+[.N15]+[.O15])/3" office:value-type="float" office:value="3479279" calcext:value-type="float">
            <text:p>3,479,279</text:p>
          </table:table-cell>
          <table:table-cell table:style-name="ce7" table:formula="of:=SQRT((1/3)*(([.M15]-[.Q15])*([.M15]-[.Q15]) + ([.N15]-[.Q15])*([.N15]-[.Q15]) + ([.O15]-[.Q15])*([.O15]-[.Q15])))" office:value-type="float" office:value="261686.856647406" calcext:value-type="float">
            <text:p>261,687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252189" calcext:value-type="float">
            <text:p>252189</text:p>
          </table:table-cell>
          <table:table-cell office:value-type="float" office:value="258208" calcext:value-type="float">
            <text:p>258208</text:p>
          </table:table-cell>
          <table:table-cell office:value-type="float" office:value="284861" calcext:value-type="float">
            <text:p>284861</text:p>
          </table:table-cell>
          <table:table-cell/>
          <table:table-cell office:value-type="float" office:value="13951722" calcext:value-type="float">
            <text:p>13951722</text:p>
          </table:table-cell>
          <table:table-cell office:value-type="float" office:value="16844532" calcext:value-type="float">
            <text:p>16844532</text:p>
          </table:table-cell>
          <table:table-cell office:value-type="float" office:value="16472195" calcext:value-type="float">
            <text:p>16472195</text:p>
          </table:table-cell>
          <table:table-cell table:style-name="ce7" table:number-columns-repeated="2"/>
          <table:table-cell table:style-name="ce7" table:formula="of:=ROUND(([.H16]-[.D16])/100)" office:value-type="float" office:value="136995" calcext:value-type="float">
            <text:p>136,995</text:p>
          </table:table-cell>
          <table:table-cell table:style-name="ce7" table:formula="of:=ROUND(([.I16]-[.E16])/100)" office:value-type="float" office:value="165863" calcext:value-type="float">
            <text:p>165,863</text:p>
          </table:table-cell>
          <table:table-cell table:style-name="ce7" table:formula="of:=ROUND(([.J16]-[.F16])/100)" office:value-type="float" office:value="161873" calcext:value-type="float">
            <text:p>161,873</text:p>
          </table:table-cell>
          <table:table-cell table:style-name="ce7"/>
          <table:table-cell table:style-name="ce7" table:formula="of:=([.M16]+[.N16]+[.O16])/3" office:value-type="float" office:value="154910.333333333" calcext:value-type="float">
            <text:p>154,910</text:p>
          </table:table-cell>
          <table:table-cell table:style-name="ce7" table:formula="of:=SQRT((1/3)*(([.M16]-[.Q16])*([.M16]-[.Q16]) + ([.N16]-[.Q16])*([.N16]-[.Q16]) + ([.O16]-[.Q16])*([.O16]-[.Q16])))" office:value-type="float" office:value="12772.3503797156" calcext:value-type="float">
            <text:p>12,772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]-[.D17])/100)" office:value-type="float" office:value="0" calcext:value-type="float">
            <text:p>0</text:p>
          </table:table-cell>
          <table:table-cell table:style-name="ce7" table:formula="of:=ROUND(([.I17]-[.E17])/100)" office:value-type="float" office:value="0" calcext:value-type="float">
            <text:p>0</text:p>
          </table:table-cell>
          <table:table-cell table:style-name="ce7" table:formula="of:=ROUND(([.J17]-[.F17])/100)" office:value-type="float" office:value="0" calcext:value-type="float">
            <text:p>0</text:p>
          </table:table-cell>
          <table:table-cell table:style-name="ce7"/>
          <table:table-cell table:style-name="ce7" table:formula="of:=([.M17]+[.N17]+[.O17])/3" office:value-type="float" office:value="0" calcext:value-type="float">
            <text:p>0</text:p>
          </table:table-cell>
          <table:table-cell table:style-name="ce7"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179513" calcext:value-type="float">
            <text:p>179513</text:p>
          </table:table-cell>
          <table:table-cell office:value-type="float" office:value="298166" calcext:value-type="float">
            <text:p>298166</text:p>
          </table:table-cell>
          <table:table-cell office:value-type="float" office:value="302456" calcext:value-type="float">
            <text:p>302456</text:p>
          </table:table-cell>
          <table:table-cell/>
          <table:table-cell office:value-type="float" office:value="13968346" calcext:value-type="float">
            <text:p>13968346</text:p>
          </table:table-cell>
          <table:table-cell office:value-type="float" office:value="16907870" calcext:value-type="float">
            <text:p>16907870</text:p>
          </table:table-cell>
          <table:table-cell office:value-type="float" office:value="16491501" calcext:value-type="float">
            <text:p>16491501</text:p>
          </table:table-cell>
          <table:table-cell table:style-name="ce7" table:number-columns-repeated="2"/>
          <table:table-cell table:style-name="ce7" table:formula="of:=ROUND(([.H18]-[.D18])/100)" office:value-type="float" office:value="137888" calcext:value-type="float">
            <text:p>137,888</text:p>
          </table:table-cell>
          <table:table-cell table:style-name="ce7" table:formula="of:=ROUND(([.I18]-[.E18])/100)" office:value-type="float" office:value="166097" calcext:value-type="float">
            <text:p>166,097</text:p>
          </table:table-cell>
          <table:table-cell table:style-name="ce7" table:formula="of:=ROUND(([.J18]-[.F18])/100)" office:value-type="float" office:value="161890" calcext:value-type="float">
            <text:p>161,890</text:p>
          </table:table-cell>
          <table:table-cell table:style-name="ce7"/>
          <table:table-cell table:style-name="ce7" table:formula="of:=([.M18]+[.N18]+[.O18])/3" office:value-type="float" office:value="155291.666666667" calcext:value-type="float">
            <text:p>155,292</text:p>
          </table:table-cell>
          <table:table-cell table:style-name="ce7" table:formula="of:=SQRT((1/3)*(([.M18]-[.Q18])*([.M18]-[.Q18]) + ([.N18]-[.Q18])*([.N18]-[.Q18]) + ([.O18]-[.Q18])*([.O18]-[.Q18])))" office:value-type="float" office:value="12425.5227209518" calcext:value-type="float">
            <text:p>12,426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2478" calcext:value-type="float">
            <text:p>2478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106844" calcext:value-type="float">
            <text:p>106844</text:p>
          </table:table-cell>
          <table:table-cell office:value-type="float" office:value="118153" calcext:value-type="float">
            <text:p>118153</text:p>
          </table:table-cell>
          <table:table-cell office:value-type="float" office:value="116536" calcext:value-type="float">
            <text:p>116536</text:p>
          </table:table-cell>
          <table:table-cell table:style-name="ce7" table:number-columns-repeated="2"/>
          <table:table-cell table:style-name="ce7" table:formula="of:=ROUND(([.H19]-[.D19])/100)" office:value-type="float" office:value="1045" calcext:value-type="float">
            <text:p>1,045</text:p>
          </table:table-cell>
          <table:table-cell table:style-name="ce7" table:formula="of:=ROUND(([.I19]-[.E19])/100)" office:value-type="float" office:value="1157" calcext:value-type="float">
            <text:p>1,157</text:p>
          </table:table-cell>
          <table:table-cell table:style-name="ce7" table:formula="of:=ROUND(([.J19]-[.F19])/100)" office:value-type="float" office:value="1141" calcext:value-type="float">
            <text:p>1,141</text:p>
          </table:table-cell>
          <table:table-cell table:style-name="ce7"/>
          <table:table-cell table:style-name="ce7" table:formula="of:=([.M19]+[.N19]+[.O19])/3" office:value-type="float" office:value="1114.33333333333" calcext:value-type="float">
            <text:p>1,114</text:p>
          </table:table-cell>
          <table:table-cell table:style-name="ce7" table:formula="of:=SQRT((1/3)*(([.M19]-[.Q19])*([.M19]-[.Q19]) + ([.N19]-[.Q19])*([.N19]-[.Q19]) + ([.O19]-[.Q19])*([.O19]-[.Q19])))" office:value-type="float" office:value="49.4592986426437" calcext:value-type="float">
            <text:p>49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966730" calcext:value-type="float">
            <text:p>17966730</text:p>
          </table:table-cell>
          <table:table-cell office:value-type="float" office:value="18239557" calcext:value-type="float">
            <text:p>18239557</text:p>
          </table:table-cell>
          <table:table-cell office:value-type="float" office:value="18302838" calcext:value-type="float">
            <text:p>18302838</text:p>
          </table:table-cell>
          <table:table-cell/>
          <table:table-cell office:value-type="float" office:value="53077971" calcext:value-type="float">
            <text:p>53077971</text:p>
          </table:table-cell>
          <table:table-cell office:value-type="float" office:value="54921128" calcext:value-type="float">
            <text:p>54921128</text:p>
          </table:table-cell>
          <table:table-cell office:value-type="float" office:value="32937085" calcext:value-type="float">
            <text:p>32937085</text:p>
          </table:table-cell>
          <table:table-cell table:style-name="ce7" table:number-columns-repeated="2"/>
          <table:table-cell table:style-name="ce7" table:formula="of:=ROUND(([.H20]-[.D20])/100)" office:value-type="float" office:value="351112" calcext:value-type="float">
            <text:p>351,112</text:p>
          </table:table-cell>
          <table:table-cell table:style-name="ce7" table:formula="of:=ROUND(([.I20]-[.E20])/100)" office:value-type="float" office:value="366816" calcext:value-type="float">
            <text:p>366,816</text:p>
          </table:table-cell>
          <table:table-cell table:style-name="ce7" table:formula="of:=ROUND(([.J20]-[.F20])/100)" office:value-type="float" office:value="146342" calcext:value-type="float">
            <text:p>146,342</text:p>
          </table:table-cell>
          <table:table-cell table:style-name="ce7"/>
          <table:table-cell table:style-name="ce7" table:formula="of:=([.M20]+[.N20]+[.O20])/3" office:value-type="float" office:value="288090" calcext:value-type="float">
            <text:p>288,090</text:p>
          </table:table-cell>
          <table:table-cell table:style-name="ce7" table:formula="of:=SQRT((1/3)*(([.M20]-[.Q20])*([.M20]-[.Q20]) + ([.N20]-[.Q20])*([.N20]-[.Q20]) + ([.O20]-[.Q20])*([.O20]-[.Q20])))" office:value-type="float" office:value="100435.802155739" calcext:value-type="float">
            <text:p>100,436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71141566" calcext:value-type="float">
            <text:p>5471141566</text:p>
          </table:table-cell>
          <table:table-cell office:value-type="float" office:value="5481407496" calcext:value-type="float">
            <text:p>5481407496</text:p>
          </table:table-cell>
          <table:table-cell office:value-type="float" office:value="5483208038" calcext:value-type="float">
            <text:p>5483208038</text:p>
          </table:table-cell>
          <table:table-cell/>
          <table:table-cell office:value-type="float" office:value="33212939026" calcext:value-type="float">
            <text:p>33212939026</text:p>
          </table:table-cell>
          <table:table-cell office:value-type="float" office:value="33283921146" calcext:value-type="float">
            <text:p>33283921146</text:p>
          </table:table-cell>
          <table:table-cell office:value-type="float" office:value="32505128973" calcext:value-type="float">
            <text:p>32505128973</text:p>
          </table:table-cell>
          <table:table-cell table:style-name="ce7" table:number-columns-repeated="2"/>
          <table:table-cell table:style-name="ce7" table:formula="of:=ROUND(([.H21]-[.D21])/100)" office:value-type="float" office:value="277417975" calcext:value-type="float">
            <text:p>277,417,975</text:p>
          </table:table-cell>
          <table:table-cell table:style-name="ce7" table:formula="of:=ROUND(([.I21]-[.E21])/100)" office:value-type="float" office:value="278025137" calcext:value-type="float">
            <text:p>278,025,137</text:p>
          </table:table-cell>
          <table:table-cell table:style-name="ce7" table:formula="of:=ROUND(([.J21]-[.F21])/100)" office:value-type="float" office:value="270219209" calcext:value-type="float">
            <text:p>270,219,209</text:p>
          </table:table-cell>
          <table:table-cell table:style-name="ce7"/>
          <table:table-cell table:style-name="ce7" table:formula="of:=([.M21]+[.N21]+[.O21])/3" office:value-type="float" office:value="275220773.666667" calcext:value-type="float">
            <text:p>275,220,774</text:p>
          </table:table-cell>
          <table:table-cell table:style-name="ce7" table:formula="of:=SQRT((1/3)*(([.M21]-[.Q21])*([.M21]-[.Q21]) + ([.N21]-[.Q21])*([.N21]-[.Q21]) + ([.O21]-[.Q21])*([.O21]-[.Q21])))" office:value-type="float" office:value="3545315.99529081" calcext:value-type="float">
            <text:p>3,545,316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93099" calcext:value-type="float">
            <text:p>67393099</text:p>
          </table:table-cell>
          <table:table-cell office:value-type="float" office:value="67393454" calcext:value-type="float">
            <text:p>67393454</text:p>
          </table:table-cell>
          <table:table-cell office:value-type="float" office:value="67394423" calcext:value-type="float">
            <text:p>67394423</text:p>
          </table:table-cell>
          <table:table-cell/>
          <table:table-cell office:value-type="float" office:value="67393515" calcext:value-type="float">
            <text:p>67393515</text:p>
          </table:table-cell>
          <table:table-cell office:value-type="float" office:value="67393298" calcext:value-type="float">
            <text:p>67393298</text:p>
          </table:table-cell>
          <table:table-cell office:value-type="float" office:value="67398343" calcext:value-type="float">
            <text:p>67398343</text:p>
          </table:table-cell>
          <table:table-cell table:style-name="ce7" table:number-columns-repeated="2"/>
          <table:table-cell table:style-name="ce7" table:formula="of:=ROUND(([.H22]-[.D22])/100)" office:value-type="float" office:value="4" calcext:value-type="float">
            <text:p>4</text:p>
          </table:table-cell>
          <table:table-cell table:style-name="ce7" table:formula="of:=ROUND(([.I22]-[.E22])/100)" office:value-type="float" office:value="-2" calcext:value-type="float">
            <text:p>-2</text:p>
          </table:table-cell>
          <table:table-cell table:style-name="ce7" table:formula="of:=ROUND(([.J22]-[.F22])/100)" office:value-type="float" office:value="39" calcext:value-type="float">
            <text:p>39</text:p>
          </table:table-cell>
          <table:table-cell table:style-name="ce7"/>
          <table:table-cell table:style-name="ce7" table:formula="of:=([.M22]+[.N22]+[.O22])/3" office:value-type="float" office:value="13.6666666666667" calcext:value-type="float">
            <text:p>14</text:p>
          </table:table-cell>
          <table:table-cell table:style-name="ce7" table:formula="of:=SQRT((1/3)*(([.M22]-[.Q22])*([.M22]-[.Q22]) + ([.N22]-[.Q22])*([.N22]-[.Q22]) + ([.O22]-[.Q22])*([.O22]-[.Q22])))" office:value-type="float" office:value="18.0800688297608" calcext:value-type="float">
            <text:p>18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21528" calcext:value-type="float">
            <text:p>67821528</text:p>
          </table:table-cell>
          <table:table-cell office:value-type="float" office:value="67821734" calcext:value-type="float">
            <text:p>67821734</text:p>
          </table:table-cell>
          <table:table-cell office:value-type="float" office:value="67822580" calcext:value-type="float">
            <text:p>67822580</text:p>
          </table:table-cell>
          <table:table-cell/>
          <table:table-cell office:value-type="float" office:value="67826850" calcext:value-type="float">
            <text:p>67826850</text:p>
          </table:table-cell>
          <table:table-cell office:value-type="float" office:value="67824342" calcext:value-type="float">
            <text:p>67824342</text:p>
          </table:table-cell>
          <table:table-cell office:value-type="float" office:value="67828532" calcext:value-type="float">
            <text:p>67828532</text:p>
          </table:table-cell>
          <table:table-cell table:style-name="ce7" table:number-columns-repeated="2"/>
          <table:table-cell table:style-name="ce7" table:formula="of:=ROUND(([.H23]-[.D23])/100)" office:value-type="float" office:value="53" calcext:value-type="float">
            <text:p>53</text:p>
          </table:table-cell>
          <table:table-cell table:style-name="ce7" table:formula="of:=ROUND(([.I23]-[.E23])/100)" office:value-type="float" office:value="26" calcext:value-type="float">
            <text:p>26</text:p>
          </table:table-cell>
          <table:table-cell table:style-name="ce7" table:formula="of:=ROUND(([.J23]-[.F23])/100)" office:value-type="float" office:value="60" calcext:value-type="float">
            <text:p>60</text:p>
          </table:table-cell>
          <table:table-cell table:style-name="ce7"/>
          <table:table-cell table:style-name="ce7" table:formula="of:=([.M23]+[.N23]+[.O23])/3" office:value-type="float" office:value="46.3333333333333" calcext:value-type="float">
            <text:p>46</text:p>
          </table:table-cell>
          <table:table-cell table:style-name="ce7" table:formula="of:=SQRT((1/3)*(([.M23]-[.Q23])*([.M23]-[.Q23]) + ([.N23]-[.Q23])*([.N23]-[.Q23]) + ([.O23]-[.Q23])*([.O23]-[.Q23])))" office:value-type="float" office:value="14.6590889515307" calcext:value-type="float">
            <text:p>15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24]-[.D24])/100)" office:value-type="float" office:value="0" calcext:value-type="float">
            <text:p>0</text:p>
          </table:table-cell>
          <table:table-cell table:style-name="ce7" table:formula="of:=ROUND(([.I24]-[.E24])/100)" office:value-type="float" office:value="0" calcext:value-type="float">
            <text:p>0</text:p>
          </table:table-cell>
          <table:table-cell table:style-name="ce7" table:formula="of:=ROUND(([.J24]-[.F24])/100)" office:value-type="float" office:value="0" calcext:value-type="float">
            <text:p>0</text:p>
          </table:table-cell>
          <table:table-cell table:style-name="ce7"/>
          <table:table-cell table:style-name="ce7" table:formula="of:=([.M24]+[.N24]+[.O24])/3" office:value-type="float" office:value="0" calcext:value-type="float">
            <text:p>0</text:p>
          </table:table-cell>
          <table:table-cell table:style-name="ce7"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1442073" calcext:value-type="float">
            <text:p>1442073</text:p>
          </table:table-cell>
          <table:table-cell office:value-type="float" office:value="1512358" calcext:value-type="float">
            <text:p>1512358</text:p>
          </table:table-cell>
          <table:table-cell office:value-type="float" office:value="1185671" calcext:value-type="float">
            <text:p>1185671</text:p>
          </table:table-cell>
          <table:table-cell/>
          <table:table-cell office:value-type="float" office:value="133369459" calcext:value-type="float">
            <text:p>133369459</text:p>
          </table:table-cell>
          <table:table-cell office:value-type="float" office:value="130432814" calcext:value-type="float">
            <text:p>130432814</text:p>
          </table:table-cell>
          <table:table-cell office:value-type="float" office:value="66394252" calcext:value-type="float">
            <text:p>66394252</text:p>
          </table:table-cell>
          <table:table-cell table:style-name="ce7" table:number-columns-repeated="2"/>
          <table:table-cell table:style-name="ce7" table:formula="of:=ROUND(([.H25]-[.D25])/100)" office:value-type="float" office:value="1319274" calcext:value-type="float">
            <text:p>1,319,274</text:p>
          </table:table-cell>
          <table:table-cell table:style-name="ce7" table:formula="of:=ROUND(([.I25]-[.E25])/100)" office:value-type="float" office:value="1289205" calcext:value-type="float">
            <text:p>1,289,205</text:p>
          </table:table-cell>
          <table:table-cell table:style-name="ce7" table:formula="of:=ROUND(([.J25]-[.F25])/100)" office:value-type="float" office:value="652086" calcext:value-type="float">
            <text:p>652,086</text:p>
          </table:table-cell>
          <table:table-cell table:style-name="ce7"/>
          <table:table-cell table:style-name="ce7" table:formula="of:=([.M25]+[.N25]+[.O25])/3" office:value-type="float" office:value="1086855" calcext:value-type="float">
            <text:p>1,086,855</text:p>
          </table:table-cell>
          <table:table-cell table:style-name="ce7" table:formula="of:=SQRT((1/3)*(([.M25]-[.Q25])*([.M25]-[.Q25]) + ([.N25]-[.Q25])*([.N25]-[.Q25]) + ([.O25]-[.Q25])*([.O25]-[.Q25])))" office:value-type="float" office:value="307673.093516479" calcext:value-type="float">
            <text:p>307,673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1919872" calcext:value-type="float">
            <text:p>1919872</text:p>
          </table:table-cell>
          <table:table-cell office:value-type="float" office:value="1829815" calcext:value-type="float">
            <text:p>1829815</text:p>
          </table:table-cell>
          <table:table-cell office:value-type="float" office:value="1160196" calcext:value-type="float">
            <text:p>1160196</text:p>
          </table:table-cell>
          <table:table-cell/>
          <table:table-cell office:value-type="float" office:value="190329961" calcext:value-type="float">
            <text:p>190329961</text:p>
          </table:table-cell>
          <table:table-cell office:value-type="float" office:value="167487991" calcext:value-type="float">
            <text:p>167487991</text:p>
          </table:table-cell>
          <table:table-cell office:value-type="float" office:value="69908493" calcext:value-type="float">
            <text:p>69908493</text:p>
          </table:table-cell>
          <table:table-cell table:style-name="ce7" table:number-columns-repeated="2"/>
          <table:table-cell table:style-name="ce7" table:formula="of:=ROUND(([.H26]-[.D26])/100)" office:value-type="float" office:value="1884101" calcext:value-type="float">
            <text:p>1,884,101</text:p>
          </table:table-cell>
          <table:table-cell table:style-name="ce7" table:formula="of:=ROUND(([.I26]-[.E26])/100)" office:value-type="float" office:value="1656582" calcext:value-type="float">
            <text:p>1,656,582</text:p>
          </table:table-cell>
          <table:table-cell table:style-name="ce7" table:formula="of:=ROUND(([.J26]-[.F26])/100)" office:value-type="float" office:value="687483" calcext:value-type="float">
            <text:p>687,483</text:p>
          </table:table-cell>
          <table:table-cell table:style-name="ce7"/>
          <table:table-cell table:style-name="ce7" table:formula="of:=([.M26]+[.N26]+[.O26])/3" office:value-type="float" office:value="1409388.66666667" calcext:value-type="float">
            <text:p>1,409,389</text:p>
          </table:table-cell>
          <table:table-cell table:style-name="ce7" table:formula="of:=SQRT((1/3)*(([.M26]-[.Q26])*([.M26]-[.Q26]) + ([.N26]-[.Q26])*([.N26]-[.Q26]) + ([.O26]-[.Q26])*([.O26]-[.Q26])))" office:value-type="float" office:value="518846.199121559" calcext:value-type="float">
            <text:p>518,846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3654400" calcext:value-type="float">
            <text:p>3654400</text:p>
          </table:table-cell>
          <table:table-cell office:value-type="float" office:value="3624777" calcext:value-type="float">
            <text:p>3624777</text:p>
          </table:table-cell>
          <table:table-cell office:value-type="float" office:value="2510994" calcext:value-type="float">
            <text:p>2510994</text:p>
          </table:table-cell>
          <table:table-cell/>
          <table:table-cell office:value-type="float" office:value="360890593" calcext:value-type="float">
            <text:p>360890593</text:p>
          </table:table-cell>
          <table:table-cell office:value-type="float" office:value="330350295" calcext:value-type="float">
            <text:p>330350295</text:p>
          </table:table-cell>
          <table:table-cell office:value-type="float" office:value="159541504" calcext:value-type="float">
            <text:p>159541504</text:p>
          </table:table-cell>
          <table:table-cell table:style-name="ce7" table:number-columns-repeated="2"/>
          <table:table-cell table:style-name="ce7" table:formula="of:=ROUND(([.H27]-[.D27])/100)" office:value-type="float" office:value="3572362" calcext:value-type="float">
            <text:p>3,572,362</text:p>
          </table:table-cell>
          <table:table-cell table:style-name="ce7" table:formula="of:=ROUND(([.I27]-[.E27])/100)" office:value-type="float" office:value="3267255" calcext:value-type="float">
            <text:p>3,267,255</text:p>
          </table:table-cell>
          <table:table-cell table:style-name="ce7" table:formula="of:=ROUND(([.J27]-[.F27])/100)" office:value-type="float" office:value="1570305" calcext:value-type="float">
            <text:p>1,570,305</text:p>
          </table:table-cell>
          <table:table-cell table:style-name="ce7"/>
          <table:table-cell table:style-name="ce7" table:formula="of:=([.M27]+[.N27]+[.O27])/3" office:value-type="float" office:value="2803307.33333333" calcext:value-type="float">
            <text:p>2,803,307</text:p>
          </table:table-cell>
          <table:table-cell table:style-name="ce7" table:formula="of:=SQRT((1/3)*(([.M27]-[.Q27])*([.M27]-[.Q27]) + ([.N27]-[.Q27])*([.N27]-[.Q27]) + ([.O27]-[.Q27])*([.O27]-[.Q27])))" office:value-type="float" office:value="880716.99422169" calcext:value-type="float">
            <text:p>880,717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15122" calcext:value-type="float">
            <text:p>15122</text:p>
          </table:table-cell>
          <table:table-cell office:value-type="float" office:value="14508" calcext:value-type="float">
            <text:p>14508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23363" calcext:value-type="float">
            <text:p>23363</text:p>
          </table:table-cell>
          <table:table-cell office:value-type="float" office:value="20474" calcext:value-type="float">
            <text:p>20474</text:p>
          </table:table-cell>
          <table:table-cell office:value-type="float" office:value="21040" calcext:value-type="float">
            <text:p>21040</text:p>
          </table:table-cell>
          <table:table-cell table:style-name="ce7" table:number-columns-repeated="2"/>
          <table:table-cell table:style-name="ce7" table:formula="of:=ROUND(([.H28]-[.D28])/100)" office:value-type="float" office:value="82" calcext:value-type="float">
            <text:p>82</text:p>
          </table:table-cell>
          <table:table-cell table:style-name="ce7" table:formula="of:=ROUND(([.I28]-[.E28])/100)" office:value-type="float" office:value="60" calcext:value-type="float">
            <text:p>60</text:p>
          </table:table-cell>
          <table:table-cell table:style-name="ce7" table:formula="of:=ROUND(([.J28]-[.F28])/100)" office:value-type="float" office:value="68" calcext:value-type="float">
            <text:p>68</text:p>
          </table:table-cell>
          <table:table-cell table:style-name="ce7"/>
          <table:table-cell table:style-name="ce7" table:formula="of:=([.M28]+[.N28]+[.O28])/3" office:value-type="float" office:value="70" calcext:value-type="float">
            <text:p>70</text:p>
          </table:table-cell>
          <table:table-cell table:style-name="ce7" table:formula="of:=SQRT((1/3)*(([.M28]-[.Q28])*([.M28]-[.Q28]) + ([.N28]-[.Q28])*([.N28]-[.Q28]) + ([.O28]-[.Q28])*([.O28]-[.Q28])))" office:value-type="float" office:value="9.0921211313239" calcext:value-type="float">
            <text:p>9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45904" calcext:value-type="float">
            <text:p>45904</text:p>
          </table:table-cell>
          <table:table-cell office:value-type="float" office:value="41471" calcext:value-type="float">
            <text:p>41471</text:p>
          </table:table-cell>
          <table:table-cell office:value-type="float" office:value="39473" calcext:value-type="float">
            <text:p>39473</text:p>
          </table:table-cell>
          <table:table-cell/>
          <table:table-cell office:value-type="float" office:value="94113" calcext:value-type="float">
            <text:p>94113</text:p>
          </table:table-cell>
          <table:table-cell office:value-type="float" office:value="88022" calcext:value-type="float">
            <text:p>88022</text:p>
          </table:table-cell>
          <table:table-cell office:value-type="float" office:value="82491" calcext:value-type="float">
            <text:p>82491</text:p>
          </table:table-cell>
          <table:table-cell table:style-name="ce7" table:number-columns-repeated="2"/>
          <table:table-cell table:style-name="ce7" table:formula="of:=ROUND(([.H29]-[.D29])/100)" office:value-type="float" office:value="482" calcext:value-type="float">
            <text:p>482</text:p>
          </table:table-cell>
          <table:table-cell table:style-name="ce7" table:formula="of:=ROUND(([.I29]-[.E29])/100)" office:value-type="float" office:value="466" calcext:value-type="float">
            <text:p>466</text:p>
          </table:table-cell>
          <table:table-cell table:style-name="ce7" table:formula="of:=ROUND(([.J29]-[.F29])/100)" office:value-type="float" office:value="430" calcext:value-type="float">
            <text:p>430</text:p>
          </table:table-cell>
          <table:table-cell table:style-name="ce7"/>
          <table:table-cell table:style-name="ce7" table:formula="of:=([.M29]+[.N29]+[.O29])/3" office:value-type="float" office:value="459.333333333333" calcext:value-type="float">
            <text:p>459</text:p>
          </table:table-cell>
          <table:table-cell table:style-name="ce7" table:formula="of:=SQRT((1/3)*(([.M29]-[.Q29])*([.M29]-[.Q29]) + ([.N29]-[.Q29])*([.N29]-[.Q29]) + ([.O29]-[.Q29])*([.O29]-[.Q29])))" office:value-type="float" office:value="21.7460085737334" calcext:value-type="float">
            <text:p>22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69582" calcext:value-type="float">
            <text:p>69582</text:p>
          </table:table-cell>
          <table:table-cell office:value-type="float" office:value="61150" calcext:value-type="float">
            <text:p>61150</text:p>
          </table:table-cell>
          <table:table-cell office:value-type="float" office:value="55422" calcext:value-type="float">
            <text:p>55422</text:p>
          </table:table-cell>
          <table:table-cell/>
          <table:table-cell office:value-type="float" office:value="779487" calcext:value-type="float">
            <text:p>779487</text:p>
          </table:table-cell>
          <table:table-cell office:value-type="float" office:value="132778" calcext:value-type="float">
            <text:p>132778</text:p>
          </table:table-cell>
          <table:table-cell office:value-type="float" office:value="101917" calcext:value-type="float">
            <text:p>101917</text:p>
          </table:table-cell>
          <table:table-cell table:style-name="ce7" table:number-columns-repeated="2"/>
          <table:table-cell table:style-name="ce7" table:formula="of:=ROUND(([.H30]-[.D30])/100)" office:value-type="float" office:value="7099" calcext:value-type="float">
            <text:p>7,099</text:p>
          </table:table-cell>
          <table:table-cell table:style-name="ce7" table:formula="of:=ROUND(([.I30]-[.E30])/100)" office:value-type="float" office:value="716" calcext:value-type="float">
            <text:p>716</text:p>
          </table:table-cell>
          <table:table-cell table:style-name="ce7" table:formula="of:=ROUND(([.J30]-[.F30])/100)" office:value-type="float" office:value="465" calcext:value-type="float">
            <text:p>465</text:p>
          </table:table-cell>
          <table:table-cell table:style-name="ce7"/>
          <table:table-cell table:style-name="ce7" table:formula="of:=([.M30]+[.N30]+[.O30])/3" office:value-type="float" office:value="2760" calcext:value-type="float">
            <text:p>2,760</text:p>
          </table:table-cell>
          <table:table-cell table:style-name="ce7" table:formula="of:=SQRT((1/3)*(([.M30]-[.Q30])*([.M30]-[.Q30]) + ([.N30]-[.Q30])*([.N30]-[.Q30]) + ([.O30]-[.Q30])*([.O30]-[.Q30])))" office:value-type="float" office:value="3069.84701030306" calcext:value-type="float">
            <text:p>3,070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5730" calcext:value-type="float">
            <text:p>5730</text:p>
          </table:table-cell>
          <table:table-cell office:value-type="float" office:value="4541" calcext:value-type="float">
            <text:p>4541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float" office:value="5108" calcext:value-type="float">
            <text:p>5108</text:p>
          </table:table-cell>
          <table:table-cell office:value-type="float" office:value="5730" calcext:value-type="float">
            <text:p>5730</text:p>
          </table:table-cell>
          <table:table-cell office:value-type="float" office:value="3741" calcext:value-type="float">
            <text:p>3741</text:p>
          </table:table-cell>
          <table:table-cell table:style-name="ce7" table:number-columns-repeated="2"/>
          <table:table-cell table:style-name="ce7" table:formula="of:=ROUND(([.H31]-[.D31])/100)" office:value-type="float" office:value="-6" calcext:value-type="float">
            <text:p>-6</text:p>
          </table:table-cell>
          <table:table-cell table:style-name="ce7" table:formula="of:=ROUND(([.I31]-[.E31])/100)" office:value-type="float" office:value="12" calcext:value-type="float">
            <text:p>12</text:p>
          </table:table-cell>
          <table:table-cell table:style-name="ce7" table:formula="of:=ROUND(([.J31]-[.F31])/100)" office:value-type="float" office:value="-3" calcext:value-type="float">
            <text:p>-3</text:p>
          </table:table-cell>
          <table:table-cell table:style-name="ce7"/>
          <table:table-cell table:style-name="ce7" table:formula="of:=([.M31]+[.N31]+[.O31])/3" office:value-type="float" office:value="1" calcext:value-type="float">
            <text:p>1</text:p>
          </table:table-cell>
          <table:table-cell table:style-name="ce7" table:formula="of:=SQRT((1/3)*(([.M31]-[.Q31])*([.M31]-[.Q31]) + ([.N31]-[.Q31])*([.N31]-[.Q31]) + ([.O31]-[.Q31])*([.O31]-[.Q31])))" office:value-type="float" office:value="7.87400787401181" calcext:value-type="float">
            <text:p>8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845" calcext:value-type="float">
            <text:p>4845</text:p>
          </table:table-cell>
          <table:table-cell office:value-type="float" office:value="4741" calcext:value-type="float">
            <text:p>4741</text:p>
          </table:table-cell>
          <table:table-cell office:value-type="float" office:value="4931" calcext:value-type="float">
            <text:p>4931</text:p>
          </table:table-cell>
          <table:table-cell/>
          <table:table-cell office:value-type="float" office:value="23856" calcext:value-type="float">
            <text:p>23856</text:p>
          </table:table-cell>
          <table:table-cell office:value-type="float" office:value="25758" calcext:value-type="float">
            <text:p>25758</text:p>
          </table:table-cell>
          <table:table-cell office:value-type="float" office:value="27406" calcext:value-type="float">
            <text:p>27406</text:p>
          </table:table-cell>
          <table:table-cell table:style-name="ce7" table:number-columns-repeated="2"/>
          <table:table-cell table:style-name="ce7" table:formula="of:=ROUND(([.H32]-[.D32])/100)" office:value-type="float" office:value="190" calcext:value-type="float">
            <text:p>190</text:p>
          </table:table-cell>
          <table:table-cell table:style-name="ce7" table:formula="of:=ROUND(([.I32]-[.E32])/100)" office:value-type="float" office:value="210" calcext:value-type="float">
            <text:p>210</text:p>
          </table:table-cell>
          <table:table-cell table:style-name="ce7" table:formula="of:=ROUND(([.J32]-[.F32])/100)" office:value-type="float" office:value="225" calcext:value-type="float">
            <text:p>225</text:p>
          </table:table-cell>
          <table:table-cell table:style-name="ce7"/>
          <table:table-cell table:style-name="ce7" table:formula="of:=([.M32]+[.N32]+[.O32])/3" office:value-type="float" office:value="208.333333333333" calcext:value-type="float">
            <text:p>208</text:p>
          </table:table-cell>
          <table:table-cell table:style-name="ce7" table:formula="of:=SQRT((1/3)*(([.M32]-[.Q32])*([.M32]-[.Q32]) + ([.N32]-[.Q32])*([.N32]-[.Q32]) + ([.O32]-[.Q32])*([.O32]-[.Q32])))" office:value-type="float" office:value="14.3372087784044" calcext:value-type="float">
            <text:p>14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1436095" calcext:value-type="float">
            <text:p>1436095</text:p>
          </table:table-cell>
          <table:table-cell office:value-type="float" office:value="1550139" calcext:value-type="float">
            <text:p>1550139</text:p>
          </table:table-cell>
          <table:table-cell office:value-type="float" office:value="1197413" calcext:value-type="float">
            <text:p>1197413</text:p>
          </table:table-cell>
          <table:table-cell/>
          <table:table-cell office:value-type="float" office:value="133762693" calcext:value-type="float">
            <text:p>133762693</text:p>
          </table:table-cell>
          <table:table-cell office:value-type="float" office:value="129032857" calcext:value-type="float">
            <text:p>129032857</text:p>
          </table:table-cell>
          <table:table-cell office:value-type="float" office:value="65794899" calcext:value-type="float">
            <text:p>65794899</text:p>
          </table:table-cell>
          <table:table-cell table:style-name="ce7" table:number-columns-repeated="2"/>
          <table:table-cell table:style-name="ce7" table:formula="of:=ROUND(([.H33]-[.D33])/100)" office:value-type="float" office:value="1323266" calcext:value-type="float">
            <text:p>1,323,266</text:p>
          </table:table-cell>
          <table:table-cell table:style-name="ce7" table:formula="of:=ROUND(([.I33]-[.E33])/100)" office:value-type="float" office:value="1274827" calcext:value-type="float">
            <text:p>1,274,827</text:p>
          </table:table-cell>
          <table:table-cell table:style-name="ce7" table:formula="of:=ROUND(([.J33]-[.F33])/100)" office:value-type="float" office:value="645975" calcext:value-type="float">
            <text:p>645,975</text:p>
          </table:table-cell>
          <table:table-cell table:style-name="ce7"/>
          <table:table-cell table:style-name="ce7" table:formula="of:=([.M33]+[.N33]+[.O33])/3" office:value-type="float" office:value="1081356" calcext:value-type="float">
            <text:p>1,081,356</text:p>
          </table:table-cell>
          <table:table-cell table:style-name="ce7" table:formula="of:=SQRT((1/3)*(([.M33]-[.Q33])*([.M33]-[.Q33]) + ([.N33]-[.Q33])*([.N33]-[.Q33]) + ([.O33]-[.Q33])*([.O33]-[.Q33])))" office:value-type="float" office:value="308495.322007752" calcext:value-type="float">
            <text:p>308,495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3772039" calcext:value-type="float">
            <text:p>3772039</text:p>
          </table:table-cell>
          <table:table-cell office:value-type="float" office:value="3742532" calcext:value-type="float">
            <text:p>3742532</text:p>
          </table:table-cell>
          <table:table-cell office:value-type="float" office:value="2582164" calcext:value-type="float">
            <text:p>2582164</text:p>
          </table:table-cell>
          <table:table-cell/>
          <table:table-cell office:value-type="float" office:value="362910136" calcext:value-type="float">
            <text:p>362910136</text:p>
          </table:table-cell>
          <table:table-cell office:value-type="float" office:value="326013085" calcext:value-type="float">
            <text:p>326013085</text:p>
          </table:table-cell>
          <table:table-cell office:value-type="float" office:value="159626899" calcext:value-type="float">
            <text:p>159626899</text:p>
          </table:table-cell>
          <table:table-cell table:style-name="ce7" table:number-columns-repeated="2"/>
          <table:table-cell table:style-name="ce7" table:formula="of:=ROUND(([.H34]-[.D34])/100)" office:value-type="float" office:value="3591381" calcext:value-type="float">
            <text:p>3,591,381</text:p>
          </table:table-cell>
          <table:table-cell table:style-name="ce7" table:formula="of:=ROUND(([.I34]-[.E34])/100)" office:value-type="float" office:value="3222706" calcext:value-type="float">
            <text:p>3,222,706</text:p>
          </table:table-cell>
          <table:table-cell table:style-name="ce7" table:formula="of:=ROUND(([.J34]-[.F34])/100)" office:value-type="float" office:value="1570447" calcext:value-type="float">
            <text:p>1,570,447</text:p>
          </table:table-cell>
          <table:table-cell table:style-name="ce7"/>
          <table:table-cell table:style-name="ce7" table:formula="of:=([.M34]+[.N34]+[.O34])/3" office:value-type="float" office:value="2794844.66666667" calcext:value-type="float">
            <text:p>2,794,845</text:p>
          </table:table-cell>
          <table:table-cell table:style-name="ce7" table:formula="of:=SQRT((1/3)*(([.M34]-[.Q34])*([.M34]-[.Q34]) + ([.N34]-[.Q34])*([.N34]-[.Q34]) + ([.O34]-[.Q34])*([.O34]-[.Q34])))" office:value-type="float" office:value="878765.250606529" calcext:value-type="float">
            <text:p>878,765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9397" calcext:value-type="float">
            <text:p>9397</text:p>
          </table:table-cell>
          <table:table-cell office:value-type="float" office:value="9411" calcext:value-type="float">
            <text:p>9411</text:p>
          </table:table-cell>
          <table:table-cell office:value-type="float" office:value="12424" calcext:value-type="float">
            <text:p>12424</text:p>
          </table:table-cell>
          <table:table-cell/>
          <table:table-cell office:value-type="float" office:value="28383" calcext:value-type="float">
            <text:p>28383</text:p>
          </table:table-cell>
          <table:table-cell office:value-type="float" office:value="29066" calcext:value-type="float">
            <text:p>29066</text:p>
          </table:table-cell>
          <table:table-cell office:value-type="float" office:value="30837" calcext:value-type="float">
            <text:p>30837</text:p>
          </table:table-cell>
          <table:table-cell table:style-name="ce7" table:number-columns-repeated="2"/>
          <table:table-cell table:style-name="ce7" table:formula="of:=ROUND(([.H35]-[.D35])/100)" office:value-type="float" office:value="190" calcext:value-type="float">
            <text:p>190</text:p>
          </table:table-cell>
          <table:table-cell table:style-name="ce7" table:formula="of:=ROUND(([.I35]-[.E35])/100)" office:value-type="float" office:value="197" calcext:value-type="float">
            <text:p>197</text:p>
          </table:table-cell>
          <table:table-cell table:style-name="ce7" table:formula="of:=ROUND(([.J35]-[.F35])/100)" office:value-type="float" office:value="184" calcext:value-type="float">
            <text:p>184</text:p>
          </table:table-cell>
          <table:table-cell table:style-name="ce7"/>
          <table:table-cell table:style-name="ce7" table:formula="of:=([.M35]+[.N35]+[.O35])/3" office:value-type="float" office:value="190.333333333333" calcext:value-type="float">
            <text:p>190</text:p>
          </table:table-cell>
          <table:table-cell table:style-name="ce7" table:formula="of:=SQRT((1/3)*(([.M35]-[.Q35])*([.M35]-[.Q35]) + ([.N35]-[.Q35])*([.N35]-[.Q35]) + ([.O35]-[.Q35])*([.O35]-[.Q35])))" office:value-type="float" office:value="5.31245915016974" calcext:value-type="float">
            <text:p>5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office:value-type="float" office:value="1645933" calcext:value-type="float">
            <text:p>1645933</text:p>
          </table:table-cell>
          <table:table-cell office:value-type="float" office:value="1685828" calcext:value-type="float">
            <text:p>1685828</text:p>
          </table:table-cell>
          <table:table-cell office:value-type="float" office:value="1566797" calcext:value-type="float">
            <text:p>1566797</text:p>
          </table:table-cell>
          <table:table-cell/>
          <table:table-cell office:value-type="float" office:value="164085863" calcext:value-type="float">
            <text:p>164085863</text:p>
          </table:table-cell>
          <table:table-cell office:value-type="float" office:value="155920162" calcext:value-type="float">
            <text:p>155920162</text:p>
          </table:table-cell>
          <table:table-cell office:value-type="float" office:value="145190590" calcext:value-type="float">
            <text:p>145190590</text:p>
          </table:table-cell>
          <table:table-cell table:style-name="ce7" table:number-columns-repeated="2"/>
          <table:table-cell table:style-name="ce7" table:formula="of:=ROUND(([.H36]-[.D36])/100)" office:value-type="float" office:value="1624399" calcext:value-type="float">
            <text:p>1,624,399</text:p>
          </table:table-cell>
          <table:table-cell table:style-name="ce7" table:formula="of:=ROUND(([.I36]-[.E36])/100)" office:value-type="float" office:value="1542343" calcext:value-type="float">
            <text:p>1,542,343</text:p>
          </table:table-cell>
          <table:table-cell table:style-name="ce7" table:formula="of:=ROUND(([.J36]-[.F36])/100)" office:value-type="float" office:value="1436238" calcext:value-type="float">
            <text:p>1,436,238</text:p>
          </table:table-cell>
          <table:table-cell table:style-name="ce7"/>
          <table:table-cell table:style-name="ce7" table:formula="of:=([.M36]+[.N36]+[.O36])/3" office:value-type="float" office:value="1534326.66666667" calcext:value-type="float">
            <text:p>1,534,327</text:p>
          </table:table-cell>
          <table:table-cell table:style-name="ce7" table:formula="of:=SQRT((1/3)*(([.M36]-[.Q36])*([.M36]-[.Q36]) + ([.N36]-[.Q36])*([.N36]-[.Q36]) + ([.O36]-[.Q36])*([.O36]-[.Q36])))" office:value-type="float" office:value="77025.2628701923" calcext:value-type="float">
            <text:p>77,025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office:value-type="float" office:value="9466350" calcext:value-type="float">
            <text:p>9466350</text:p>
          </table:table-cell>
          <table:table-cell office:value-type="float" office:value="9590881" calcext:value-type="float">
            <text:p>9590881</text:p>
          </table:table-cell>
          <table:table-cell office:value-type="float" office:value="9591368" calcext:value-type="float">
            <text:p>9591368</text:p>
          </table:table-cell>
          <table:table-cell/>
          <table:table-cell office:value-type="float" office:value="953476220" calcext:value-type="float">
            <text:p>953476220</text:p>
          </table:table-cell>
          <table:table-cell office:value-type="float" office:value="963178179" calcext:value-type="float">
            <text:p>963178179</text:p>
          </table:table-cell>
          <table:table-cell office:value-type="float" office:value="960823337" calcext:value-type="float">
            <text:p>960823337</text:p>
          </table:table-cell>
          <table:table-cell table:style-name="ce7" table:number-columns-repeated="2"/>
          <table:table-cell table:style-name="ce7" table:formula="of:=ROUND(([.H37]-[.D37])/100)" office:value-type="float" office:value="9440099" calcext:value-type="float">
            <text:p>9,440,099</text:p>
          </table:table-cell>
          <table:table-cell table:style-name="ce7" table:formula="of:=ROUND(([.I37]-[.E37])/100)" office:value-type="float" office:value="9535873" calcext:value-type="float">
            <text:p>9,535,873</text:p>
          </table:table-cell>
          <table:table-cell table:style-name="ce7" table:formula="of:=ROUND(([.J37]-[.F37])/100)" office:value-type="float" office:value="9512320" calcext:value-type="float">
            <text:p>9,512,320</text:p>
          </table:table-cell>
          <table:table-cell table:style-name="ce7"/>
          <table:table-cell table:style-name="ce7" table:formula="of:=([.M37]+[.N37]+[.O37])/3" office:value-type="float" office:value="9496097.33333333" calcext:value-type="float">
            <text:p>9,496,097</text:p>
          </table:table-cell>
          <table:table-cell table:style-name="ce7" table:formula="of:=SQRT((1/3)*(([.M37]-[.Q37])*([.M37]-[.Q37]) + ([.N37]-[.Q37])*([.N37]-[.Q37]) + ([.O37]-[.Q37])*([.O37]-[.Q37])))" office:value-type="float" office:value="40747.5639708137" calcext:value-type="float">
            <text:p>40,748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20027449" calcext:value-type="float">
            <text:p>20027449</text:p>
          </table:table-cell>
          <table:table-cell office:value-type="float" office:value="20075311" calcext:value-type="float">
            <text:p>20075311</text:p>
          </table:table-cell>
          <table:table-cell office:value-type="float" office:value="21071781" calcext:value-type="float">
            <text:p>21071781</text:p>
          </table:table-cell>
          <table:table-cell/>
          <table:table-cell office:value-type="float" office:value="1995983151" calcext:value-type="float">
            <text:p>1995983151</text:p>
          </table:table-cell>
          <table:table-cell office:value-type="float" office:value="2044581875" calcext:value-type="float">
            <text:p>2044581875</text:p>
          </table:table-cell>
          <table:table-cell office:value-type="float" office:value="2176479121" calcext:value-type="float">
            <text:p>2176479121</text:p>
          </table:table-cell>
          <table:table-cell table:style-name="ce7" table:number-columns-repeated="2"/>
          <table:table-cell table:style-name="ce7" table:formula="of:=ROUND(([.H38]-[.D38])/100)" office:value-type="float" office:value="19759557" calcext:value-type="float">
            <text:p>19,759,557</text:p>
          </table:table-cell>
          <table:table-cell table:style-name="ce7" table:formula="of:=ROUND(([.I38]-[.E38])/100)" office:value-type="float" office:value="20245066" calcext:value-type="float">
            <text:p>20,245,066</text:p>
          </table:table-cell>
          <table:table-cell table:style-name="ce7" table:formula="of:=ROUND(([.J38]-[.F38])/100)" office:value-type="float" office:value="21554073" calcext:value-type="float">
            <text:p>21,554,073</text:p>
          </table:table-cell>
          <table:table-cell table:style-name="ce7"/>
          <table:table-cell table:style-name="ce7" table:formula="of:=([.M38]+[.N38]+[.O38])/3" office:value-type="float" office:value="20519565.3333333" calcext:value-type="float">
            <text:p>20,519,565</text:p>
          </table:table-cell>
          <table:table-cell table:style-name="ce7" table:formula="of:=SQRT((1/3)*(([.M38]-[.Q38])*([.M38]-[.Q38]) + ([.N38]-[.Q38])*([.N38]-[.Q38]) + ([.O38]-[.Q38])*([.O38]-[.Q38])))" office:value-type="float" office:value="757884.921591809" calcext:value-type="float">
            <text:p>757,885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13125005" calcext:value-type="float">
            <text:p>13125005</text:p>
          </table:table-cell>
          <table:table-cell office:value-type="float" office:value="13376688" calcext:value-type="float">
            <text:p>13376688</text:p>
          </table:table-cell>
          <table:table-cell office:value-type="float" office:value="13490676" calcext:value-type="float">
            <text:p>13490676</text:p>
          </table:table-cell>
          <table:table-cell/>
          <table:table-cell office:value-type="float" office:value="1309963387" calcext:value-type="float">
            <text:p>1309963387</text:p>
          </table:table-cell>
          <table:table-cell office:value-type="float" office:value="1334887049" calcext:value-type="float">
            <text:p>1334887049</text:p>
          </table:table-cell>
          <table:table-cell office:value-type="float" office:value="1340249132" calcext:value-type="float">
            <text:p>1340249132</text:p>
          </table:table-cell>
          <table:table-cell table:style-name="ce7" table:number-columns-repeated="2"/>
          <table:table-cell table:style-name="ce7" table:formula="of:=ROUND(([.H39]-[.D39])/100)" office:value-type="float" office:value="12968384" calcext:value-type="float">
            <text:p>12,968,384</text:p>
          </table:table-cell>
          <table:table-cell table:style-name="ce7" table:formula="of:=ROUND(([.I39]-[.E39])/100)" office:value-type="float" office:value="13215104" calcext:value-type="float">
            <text:p>13,215,104</text:p>
          </table:table-cell>
          <table:table-cell table:style-name="ce7" table:formula="of:=ROUND(([.J39]-[.F39])/100)" office:value-type="float" office:value="13267585" calcext:value-type="float">
            <text:p>13,267,585</text:p>
          </table:table-cell>
          <table:table-cell table:style-name="ce7"/>
          <table:table-cell table:style-name="ce7" table:formula="of:=([.M39]+[.N39]+[.O39])/3" office:value-type="float" office:value="13150357.6666667" calcext:value-type="float">
            <text:p>13,150,358</text:p>
          </table:table-cell>
          <table:table-cell table:style-name="ce7" table:formula="of:=SQRT((1/3)*(([.M39]-[.Q39])*([.M39]-[.Q39]) + ([.N39]-[.Q39])*([.N39]-[.Q39]) + ([.O39]-[.Q39])*([.O39]-[.Q39])))" office:value-type="float" office:value="130446.350045612" calcext:value-type="float">
            <text:p>130,446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23695401" calcext:value-type="float">
            <text:p>23695401</text:p>
          </table:table-cell>
          <table:table-cell office:value-type="float" office:value="23785874" calcext:value-type="float">
            <text:p>23785874</text:p>
          </table:table-cell>
          <table:table-cell office:value-type="float" office:value="23688695" calcext:value-type="float">
            <text:p>23688695</text:p>
          </table:table-cell>
          <table:table-cell/>
          <table:table-cell office:value-type="float" office:value="2364978738" calcext:value-type="float">
            <text:p>2364978738</text:p>
          </table:table-cell>
          <table:table-cell office:value-type="float" office:value="2369750361" calcext:value-type="float">
            <text:p>2369750361</text:p>
          </table:table-cell>
          <table:table-cell office:value-type="float" office:value="2335576606" calcext:value-type="float">
            <text:p>2335576606</text:p>
          </table:table-cell>
          <table:table-cell table:style-name="ce7" table:number-columns-repeated="2"/>
          <table:table-cell table:style-name="ce7" table:formula="of:=ROUND(([.H40]-[.D40])/100)" office:value-type="float" office:value="23412833" calcext:value-type="float">
            <text:p>23,412,833</text:p>
          </table:table-cell>
          <table:table-cell table:style-name="ce7" table:formula="of:=ROUND(([.I40]-[.E40])/100)" office:value-type="float" office:value="23459645" calcext:value-type="float">
            <text:p>23,459,645</text:p>
          </table:table-cell>
          <table:table-cell table:style-name="ce7" table:formula="of:=ROUND(([.J40]-[.F40])/100)" office:value-type="float" office:value="23118879" calcext:value-type="float">
            <text:p>23,118,879</text:p>
          </table:table-cell>
          <table:table-cell table:style-name="ce7"/>
          <table:table-cell table:style-name="ce7" table:formula="of:=([.M40]+[.N40]+[.O40])/3" office:value-type="float" office:value="23330452.3333333" calcext:value-type="float">
            <text:p>23,330,452</text:p>
          </table:table-cell>
          <table:table-cell table:style-name="ce7" table:formula="of:=SQRT((1/3)*(([.M40]-[.Q40])*([.M40]-[.Q40]) + ([.N40]-[.Q40])*([.N40]-[.Q40]) + ([.O40]-[.Q40])*([.O40]-[.Q40])))" office:value-type="float" office:value="150820.638219339" calcext:value-type="float">
            <text:p>150,821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20348" calcext:value-type="float">
            <text:p>20348</text:p>
          </table:table-cell>
          <table:table-cell office:value-type="float" office:value="20648" calcext:value-type="float">
            <text:p>20648</text:p>
          </table:table-cell>
          <table:table-cell office:value-type="float" office:value="21441" calcext:value-type="float">
            <text:p>21441</text:p>
          </table:table-cell>
          <table:table-cell/>
          <table:table-cell office:value-type="float" office:value="1185094" calcext:value-type="float">
            <text:p>1185094</text:p>
          </table:table-cell>
          <table:table-cell office:value-type="float" office:value="1496935" calcext:value-type="float">
            <text:p>1496935</text:p>
          </table:table-cell>
          <table:table-cell office:value-type="float" office:value="1742494" calcext:value-type="float">
            <text:p>1742494</text:p>
          </table:table-cell>
          <table:table-cell table:style-name="ce7" table:number-columns-repeated="2"/>
          <table:table-cell table:style-name="ce7" table:formula="of:=ROUND(([.H41]-[.D41])/100)" office:value-type="float" office:value="11647" calcext:value-type="float">
            <text:p>11,647</text:p>
          </table:table-cell>
          <table:table-cell table:style-name="ce7" table:formula="of:=ROUND(([.I41]-[.E41])/100)" office:value-type="float" office:value="14763" calcext:value-type="float">
            <text:p>14,763</text:p>
          </table:table-cell>
          <table:table-cell table:style-name="ce7" table:formula="of:=ROUND(([.J41]-[.F41])/100)" office:value-type="float" office:value="17211" calcext:value-type="float">
            <text:p>17,211</text:p>
          </table:table-cell>
          <table:table-cell table:style-name="ce7"/>
          <table:table-cell table:style-name="ce7" table:formula="of:=([.M41]+[.N41]+[.O41])/3" office:value-type="float" office:value="14540.3333333333" calcext:value-type="float">
            <text:p>14,540</text:p>
          </table:table-cell>
          <table:table-cell table:style-name="ce7" table:formula="of:=SQRT((1/3)*(([.M41]-[.Q41])*([.M41]-[.Q41]) + ([.N41]-[.Q41])*([.N41]-[.Q41]) + ([.O41]-[.Q41])*([.O41]-[.Q41])))" office:value-type="float" office:value="2276.94376058982" calcext:value-type="float">
            <text:p>2,277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4223115" calcext:value-type="float">
            <text:p>4223115</text:p>
          </table:table-cell>
          <table:table-cell office:value-type="float" office:value="4359076" calcext:value-type="float">
            <text:p>4359076</text:p>
          </table:table-cell>
          <table:table-cell office:value-type="float" office:value="4500670" calcext:value-type="float">
            <text:p>4500670</text:p>
          </table:table-cell>
          <table:table-cell/>
          <table:table-cell office:value-type="float" office:value="415252753" calcext:value-type="float">
            <text:p>415252753</text:p>
          </table:table-cell>
          <table:table-cell office:value-type="float" office:value="430975211" calcext:value-type="float">
            <text:p>430975211</text:p>
          </table:table-cell>
          <table:table-cell office:value-type="float" office:value="451042300" calcext:value-type="float">
            <text:p>451042300</text:p>
          </table:table-cell>
          <table:table-cell table:style-name="ce7" table:number-columns-repeated="2"/>
          <table:table-cell table:style-name="ce7" table:formula="of:=ROUND(([.H42]-[.D42])/100)" office:value-type="float" office:value="4110296" calcext:value-type="float">
            <text:p>4,110,296</text:p>
          </table:table-cell>
          <table:table-cell table:style-name="ce7" table:formula="of:=ROUND(([.I42]-[.E42])/100)" office:value-type="float" office:value="4266161" calcext:value-type="float">
            <text:p>4,266,161</text:p>
          </table:table-cell>
          <table:table-cell table:style-name="ce7" table:formula="of:=ROUND(([.J42]-[.F42])/100)" office:value-type="float" office:value="4465416" calcext:value-type="float">
            <text:p>4,465,416</text:p>
          </table:table-cell>
          <table:table-cell table:style-name="ce7"/>
          <table:table-cell table:style-name="ce7" table:formula="of:=([.M42]+[.N42]+[.O42])/3" office:value-type="float" office:value="4280624.33333333" calcext:value-type="float">
            <text:p>4,280,624</text:p>
          </table:table-cell>
          <table:table-cell table:style-name="ce7" table:formula="of:=SQRT((1/3)*(([.M42]-[.Q42])*([.M42]-[.Q42]) + ([.N42]-[.Q42])*([.N42]-[.Q42]) + ([.O42]-[.Q42])*([.O42]-[.Q42])))" office:value-type="float" office:value="145337.411123985" calcext:value-type="float">
            <text:p>145,337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962691" calcext:value-type="float">
            <text:p>962691</text:p>
          </table:table-cell>
          <table:table-cell office:value-type="float" office:value="1023178" calcext:value-type="float">
            <text:p>1023178</text:p>
          </table:table-cell>
          <table:table-cell office:value-type="float" office:value="1102197" calcext:value-type="float">
            <text:p>1102197</text:p>
          </table:table-cell>
          <table:table-cell/>
          <table:table-cell office:value-type="float" office:value="88048097" calcext:value-type="float">
            <text:p>88048097</text:p>
          </table:table-cell>
          <table:table-cell office:value-type="float" office:value="90451237" calcext:value-type="float">
            <text:p>90451237</text:p>
          </table:table-cell>
          <table:table-cell office:value-type="float" office:value="102215336" calcext:value-type="float">
            <text:p>102215336</text:p>
          </table:table-cell>
          <table:table-cell table:style-name="ce7" table:number-columns-repeated="2"/>
          <table:table-cell table:style-name="ce7" table:formula="of:=ROUND(([.H43]-[.D43])/100)" office:value-type="float" office:value="870854" calcext:value-type="float">
            <text:p>870,854</text:p>
          </table:table-cell>
          <table:table-cell table:style-name="ce7" table:formula="of:=ROUND(([.I43]-[.E43])/100)" office:value-type="float" office:value="894281" calcext:value-type="float">
            <text:p>894,281</text:p>
          </table:table-cell>
          <table:table-cell table:style-name="ce7" table:formula="of:=ROUND(([.J43]-[.F43])/100)" office:value-type="float" office:value="1011131" calcext:value-type="float">
            <text:p>1,011,131</text:p>
          </table:table-cell>
          <table:table-cell table:style-name="ce7"/>
          <table:table-cell table:style-name="ce7" table:formula="of:=([.M43]+[.N43]+[.O43])/3" office:value-type="float" office:value="925422" calcext:value-type="float">
            <text:p>925,422</text:p>
          </table:table-cell>
          <table:table-cell table:style-name="ce7" table:formula="of:=SQRT((1/3)*(([.M43]-[.Q43])*([.M43]-[.Q43]) + ([.N43]-[.Q43])*([.N43]-[.Q43]) + ([.O43]-[.Q43])*([.O43]-[.Q43])))" office:value-type="float" office:value="61355.4159141636" calcext:value-type="float">
            <text:p>61,355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062214783" calcext:value-type="float">
            <text:p>2062214783</text:p>
          </table:table-cell>
          <table:table-cell office:value-type="float" office:value="2063681032" calcext:value-type="float">
            <text:p>2063681032</text:p>
          </table:table-cell>
          <table:table-cell office:value-type="float" office:value="2060999385" calcext:value-type="float">
            <text:p>2060999385</text:p>
          </table:table-cell>
          <table:table-cell/>
          <table:table-cell office:value-type="float" office:value="18354904324" calcext:value-type="float">
            <text:p>18354904324</text:p>
          </table:table-cell>
          <table:table-cell office:value-type="float" office:value="17278807282" calcext:value-type="float">
            <text:p>17278807282</text:p>
          </table:table-cell>
          <table:table-cell office:value-type="float" office:value="16519315428" calcext:value-type="float">
            <text:p>16519315428</text:p>
          </table:table-cell>
          <table:table-cell table:style-name="ce7" table:number-columns-repeated="2"/>
          <table:table-cell table:style-name="ce7" table:formula="of:=ROUND(([.H44]-[.D44])/100)" office:value-type="float" office:value="162926895" calcext:value-type="float">
            <text:p>162,926,895</text:p>
          </table:table-cell>
          <table:table-cell table:style-name="ce7" table:formula="of:=ROUND(([.I44]-[.E44])/100)" office:value-type="float" office:value="152151263" calcext:value-type="float">
            <text:p>152,151,263</text:p>
          </table:table-cell>
          <table:table-cell table:style-name="ce7" table:formula="of:=ROUND(([.J44]-[.F44])/100)" office:value-type="float" office:value="144583160" calcext:value-type="float">
            <text:p>144,583,160</text:p>
          </table:table-cell>
          <table:table-cell table:style-name="ce7"/>
          <table:table-cell table:style-name="ce7" table:formula="of:=([.M44]+[.N44]+[.O44])/3" office:value-type="float" office:value="153220439.333333" calcext:value-type="float">
            <text:p>153,220,439</text:p>
          </table:table-cell>
          <table:table-cell table:style-name="ce7" table:formula="of:=SQRT((1/3)*(([.M44]-[.Q44])*([.M44]-[.Q44]) + ([.N44]-[.Q44])*([.N44]-[.Q44]) + ([.O44]-[.Q44])*([.O44]-[.Q44])))" office:value-type="float" office:value="7526863.31133921" calcext:value-type="float">
            <text:p>7,526,863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3481014" calcext:value-type="float">
            <text:p>53481014</text:p>
          </table:table-cell>
          <table:table-cell office:value-type="float" office:value="53633352" calcext:value-type="float">
            <text:p>53633352</text:p>
          </table:table-cell>
          <table:table-cell office:value-type="float" office:value="53512611" calcext:value-type="float">
            <text:p>53512611</text:p>
          </table:table-cell>
          <table:table-cell/>
          <table:table-cell office:value-type="float" office:value="477846641" calcext:value-type="float">
            <text:p>477846641</text:p>
          </table:table-cell>
          <table:table-cell office:value-type="float" office:value="450186443" calcext:value-type="float">
            <text:p>450186443</text:p>
          </table:table-cell>
          <table:table-cell office:value-type="float" office:value="432788248" calcext:value-type="float">
            <text:p>432788248</text:p>
          </table:table-cell>
          <table:table-cell table:style-name="ce7" table:number-columns-repeated="2"/>
          <table:table-cell table:style-name="ce7" table:formula="of:=ROUND(([.H45]-[.D45])/100)" office:value-type="float" office:value="4243656" calcext:value-type="float">
            <text:p>4,243,656</text:p>
          </table:table-cell>
          <table:table-cell table:style-name="ce7" table:formula="of:=ROUND(([.I45]-[.E45])/100)" office:value-type="float" office:value="3965531" calcext:value-type="float">
            <text:p>3,965,531</text:p>
          </table:table-cell>
          <table:table-cell table:style-name="ce7" table:formula="of:=ROUND(([.J45]-[.F45])/100)" office:value-type="float" office:value="3792756" calcext:value-type="float">
            <text:p>3,792,756</text:p>
          </table:table-cell>
          <table:table-cell table:style-name="ce7"/>
          <table:table-cell table:style-name="ce7" table:formula="of:=([.M45]+[.N45]+[.O45])/3" office:value-type="float" office:value="4000647.66666667" calcext:value-type="float">
            <text:p>4,000,648</text:p>
          </table:table-cell>
          <table:table-cell table:style-name="ce7" table:formula="of:=SQRT((1/3)*(([.M45]-[.Q45])*([.M45]-[.Q45]) + ([.N45]-[.Q45])*([.N45]-[.Q45]) + ([.O45]-[.Q45])*([.O45]-[.Q45])))" office:value-type="float" office:value="185746.400069796" calcext:value-type="float">
            <text:p>185,746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226838838" calcext:value-type="float">
            <text:p>226838838</text:p>
          </table:table-cell>
          <table:table-cell office:value-type="float" office:value="277012787" calcext:value-type="float">
            <text:p>277012787</text:p>
          </table:table-cell>
          <table:table-cell office:value-type="float" office:value="278375895" calcext:value-type="float">
            <text:p>278375895</text:p>
          </table:table-cell>
          <table:table-cell/>
          <table:table-cell office:value-type="float" office:value="21859986180" calcext:value-type="float">
            <text:p>21859986180</text:p>
          </table:table-cell>
          <table:table-cell office:value-type="float" office:value="26047412849" calcext:value-type="float">
            <text:p>26047412849</text:p>
          </table:table-cell>
          <table:table-cell office:value-type="float" office:value="25896561278" calcext:value-type="float">
            <text:p>25896561278</text:p>
          </table:table-cell>
          <table:table-cell table:style-name="ce7" table:number-columns-repeated="2"/>
          <table:table-cell table:style-name="ce7" table:formula="of:=ROUND(([.H46]-[.D46])/100)" office:value-type="float" office:value="216331473" calcext:value-type="float">
            <text:p>216,331,473</text:p>
          </table:table-cell>
          <table:table-cell table:style-name="ce7" table:formula="of:=ROUND(([.I46]-[.E46])/100)" office:value-type="float" office:value="257704001" calcext:value-type="float">
            <text:p>257,704,001</text:p>
          </table:table-cell>
          <table:table-cell table:style-name="ce7" table:formula="of:=ROUND(([.J46]-[.F46])/100)" office:value-type="float" office:value="256181854" calcext:value-type="float">
            <text:p>256,181,854</text:p>
          </table:table-cell>
          <table:table-cell table:style-name="ce7"/>
          <table:table-cell table:style-name="ce7" table:formula="of:=([.M46]+[.N46]+[.O46])/3" office:value-type="float" office:value="243405776" calcext:value-type="float">
            <text:p>243,405,776</text:p>
          </table:table-cell>
          <table:table-cell table:style-name="ce7" table:formula="of:=SQRT((1/3)*(([.M46]-[.Q46])*([.M46]-[.Q46]) + ([.N46]-[.Q46])*([.N46]-[.Q46]) + ([.O46]-[.Q46])*([.O46]-[.Q46])))" office:value-type="float" office:value="19154505.9115648" calcext:value-type="float">
            <text:p>19,154,506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1293" calcext:value-type="float">
            <text:p>401293</text:p>
          </table:table-cell>
          <table:table-cell office:value-type="float" office:value="401202" calcext:value-type="float">
            <text:p>401202</text:p>
          </table:table-cell>
          <table:table-cell office:value-type="float" office:value="401260" calcext:value-type="float">
            <text:p>401260</text:p>
          </table:table-cell>
          <table:table-cell/>
          <table:table-cell office:value-type="float" office:value="412226" calcext:value-type="float">
            <text:p>412226</text:p>
          </table:table-cell>
          <table:table-cell office:value-type="float" office:value="403190" calcext:value-type="float">
            <text:p>403190</text:p>
          </table:table-cell>
          <table:table-cell office:value-type="float" office:value="403368" calcext:value-type="float">
            <text:p>403368</text:p>
          </table:table-cell>
          <table:table-cell table:style-name="ce7" table:number-columns-repeated="2"/>
          <table:table-cell table:style-name="ce7" table:formula="of:=ROUND(([.H47]-[.D47])/100)" office:value-type="float" office:value="109" calcext:value-type="float">
            <text:p>109</text:p>
          </table:table-cell>
          <table:table-cell table:style-name="ce7" table:formula="of:=ROUND(([.I47]-[.E47])/100)" office:value-type="float" office:value="20" calcext:value-type="float">
            <text:p>20</text:p>
          </table:table-cell>
          <table:table-cell table:style-name="ce7" table:formula="of:=ROUND(([.J47]-[.F47])/100)" office:value-type="float" office:value="21" calcext:value-type="float">
            <text:p>21</text:p>
          </table:table-cell>
          <table:table-cell table:style-name="ce7"/>
          <table:table-cell table:style-name="ce7" table:formula="of:=([.M47]+[.N47]+[.O47])/3" office:value-type="float" office:value="50" calcext:value-type="float">
            <text:p>50</text:p>
          </table:table-cell>
          <table:table-cell table:style-name="ce7" table:formula="of:=SQRT((1/3)*(([.M47]-[.Q47])*([.M47]-[.Q47]) + ([.N47]-[.Q47])*([.N47]-[.Q47]) + ([.O47]-[.Q47])*([.O47]-[.Q47])))" office:value-type="float" office:value="41.721297518973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267" calcext:value-type="float">
            <text:p>394267</text:p>
          </table:table-cell>
          <table:table-cell office:value-type="float" office:value="394170" calcext:value-type="float">
            <text:p>394170</text:p>
          </table:table-cell>
          <table:table-cell office:value-type="float" office:value="394151" calcext:value-type="float">
            <text:p>394151</text:p>
          </table:table-cell>
          <table:table-cell/>
          <table:table-cell office:value-type="float" office:value="405130" calcext:value-type="float">
            <text:p>405130</text:p>
          </table:table-cell>
          <table:table-cell office:value-type="float" office:value="396021" calcext:value-type="float">
            <text:p>396021</text:p>
          </table:table-cell>
          <table:table-cell office:value-type="float" office:value="396184" calcext:value-type="float">
            <text:p>396184</text:p>
          </table:table-cell>
          <table:table-cell table:style-name="ce7" table:number-columns-repeated="2"/>
          <table:table-cell table:style-name="ce7" table:formula="of:=ROUND(([.H48]-[.D48])/100)" office:value-type="float" office:value="109" calcext:value-type="float">
            <text:p>109</text:p>
          </table:table-cell>
          <table:table-cell table:style-name="ce7" table:formula="of:=ROUND(([.I48]-[.E48])/100)" office:value-type="float" office:value="19" calcext:value-type="float">
            <text:p>19</text:p>
          </table:table-cell>
          <table:table-cell table:style-name="ce7" table:formula="of:=ROUND(([.J48]-[.F48])/100)" office:value-type="float" office:value="20" calcext:value-type="float">
            <text:p>20</text:p>
          </table:table-cell>
          <table:table-cell table:style-name="ce7"/>
          <table:table-cell table:style-name="ce7" table:formula="of:=([.M48]+[.N48]+[.O48])/3" office:value-type="float" office:value="49.3333333333333" calcext:value-type="float">
            <text:p>49</text:p>
          </table:table-cell>
          <table:table-cell table:style-name="ce7" table:formula="of:=SQRT((1/3)*(([.M48]-[.Q48])*([.M48]-[.Q48]) + ([.N48]-[.Q48])*([.N48]-[.Q48]) + ([.O48]-[.Q48])*([.O48]-[.Q48])))" office:value-type="float" office:value="42.1926797231726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49]-[.D49])/100)" office:value-type="float" office:value="0" calcext:value-type="float">
            <text:p>0</text:p>
          </table:table-cell>
          <table:table-cell table:style-name="ce7" table:formula="of:=ROUND(([.I49]-[.E49])/100)" office:value-type="float" office:value="0" calcext:value-type="float">
            <text:p>0</text:p>
          </table:table-cell>
          <table:table-cell table:style-name="ce7" table:formula="of:=ROUND(([.J49]-[.F49])/100)" office:value-type="float" office:value="0" calcext:value-type="float">
            <text:p>0</text:p>
          </table:table-cell>
          <table:table-cell table:style-name="ce7"/>
          <table:table-cell table:style-name="ce7" table:formula="of:=([.M49]+[.N49]+[.O49])/3" office:value-type="float" office:value="0" calcext:value-type="float">
            <text:p>0</text:p>
          </table:table-cell>
          <table:table-cell table:style-name="ce7"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227" calcext:value-type="float">
            <text:p>394227</text:p>
          </table:table-cell>
          <table:table-cell office:value-type="float" office:value="394322" calcext:value-type="float">
            <text:p>394322</text:p>
          </table:table-cell>
          <table:table-cell office:value-type="float" office:value="394276" calcext:value-type="float">
            <text:p>394276</text:p>
          </table:table-cell>
          <table:table-cell/>
          <table:table-cell office:value-type="float" office:value="404035" calcext:value-type="float">
            <text:p>404035</text:p>
          </table:table-cell>
          <table:table-cell office:value-type="float" office:value="396017" calcext:value-type="float">
            <text:p>396017</text:p>
          </table:table-cell>
          <table:table-cell office:value-type="float" office:value="396120" calcext:value-type="float">
            <text:p>396120</text:p>
          </table:table-cell>
          <table:table-cell table:style-name="ce7" table:number-columns-repeated="2"/>
          <table:table-cell table:style-name="ce7" table:formula="of:=ROUND(([.H50]-[.D50])/100)" office:value-type="float" office:value="98" calcext:value-type="float">
            <text:p>98</text:p>
          </table:table-cell>
          <table:table-cell table:style-name="ce7" table:formula="of:=ROUND(([.I50]-[.E50])/100)" office:value-type="float" office:value="17" calcext:value-type="float">
            <text:p>17</text:p>
          </table:table-cell>
          <table:table-cell table:style-name="ce7" table:formula="of:=ROUND(([.J50]-[.F50])/100)" office:value-type="float" office:value="18" calcext:value-type="float">
            <text:p>18</text:p>
          </table:table-cell>
          <table:table-cell table:style-name="ce7"/>
          <table:table-cell table:style-name="ce7" table:formula="of:=([.M50]+[.N50]+[.O50])/3" office:value-type="float" office:value="44.3333333333333" calcext:value-type="float">
            <text:p>44</text:p>
          </table:table-cell>
          <table:table-cell table:style-name="ce7" table:formula="of:=SQRT((1/3)*(([.M50]-[.Q50])*([.M50]-[.Q50]) + ([.N50]-[.Q50])*([.N50]-[.Q50]) + ([.O50]-[.Q50])*([.O50]-[.Q50])))" office:value-type="float" office:value="37.9502598439355" calcext:value-type="float">
            <text:p>38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8391308" calcext:value-type="float">
            <text:p>8391308</text:p>
          </table:table-cell>
          <table:table-cell office:value-type="float" office:value="8442620" calcext:value-type="float">
            <text:p>8442620</text:p>
          </table:table-cell>
          <table:table-cell office:value-type="float" office:value="8369455" calcext:value-type="float">
            <text:p>8369455</text:p>
          </table:table-cell>
          <table:table-cell/>
          <table:table-cell office:value-type="float" office:value="8785443" calcext:value-type="float">
            <text:p>8785443</text:p>
          </table:table-cell>
          <table:table-cell office:value-type="float" office:value="8550840" calcext:value-type="float">
            <text:p>8550840</text:p>
          </table:table-cell>
          <table:table-cell office:value-type="float" office:value="8340637" calcext:value-type="float">
            <text:p>8340637</text:p>
          </table:table-cell>
          <table:table-cell table:style-name="ce7" table:number-columns-repeated="2"/>
          <table:table-cell table:style-name="ce7" table:formula="of:=ROUND(([.H51]-[.D51])/100)" office:value-type="float" office:value="3941" calcext:value-type="float">
            <text:p>3,941</text:p>
          </table:table-cell>
          <table:table-cell table:style-name="ce7" table:formula="of:=ROUND(([.I51]-[.E51])/100)" office:value-type="float" office:value="1082" calcext:value-type="float">
            <text:p>1,082</text:p>
          </table:table-cell>
          <table:table-cell table:style-name="ce7" table:formula="of:=ROUND(([.J51]-[.F51])/100)" office:value-type="float" office:value="-288" calcext:value-type="float">
            <text:p>-288</text:p>
          </table:table-cell>
          <table:table-cell table:style-name="ce7"/>
          <table:table-cell table:style-name="ce7" table:formula="of:=([.M51]+[.N51]+[.O51])/3" office:value-type="float" office:value="1578.33333333333" calcext:value-type="float">
            <text:p>1,578</text:p>
          </table:table-cell>
          <table:table-cell table:style-name="ce7" table:formula="of:=SQRT((1/3)*(([.M51]-[.Q51])*([.M51]-[.Q51]) + ([.N51]-[.Q51])*([.N51]-[.Q51]) + ([.O51]-[.Q51])*([.O51]-[.Q51])))" office:value-type="float" office:value="1761.79271072268" calcext:value-type="float">
            <text:p>1,762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01730" calcext:value-type="float">
            <text:p>301730</text:p>
          </table:table-cell>
          <table:table-cell office:value-type="float" office:value="369514" calcext:value-type="float">
            <text:p>369514</text:p>
          </table:table-cell>
          <table:table-cell office:value-type="float" office:value="300956" calcext:value-type="float">
            <text:p>300956</text:p>
          </table:table-cell>
          <table:table-cell/>
          <table:table-cell office:value-type="float" office:value="407285" calcext:value-type="float">
            <text:p>407285</text:p>
          </table:table-cell>
          <table:table-cell office:value-type="float" office:value="365754" calcext:value-type="float">
            <text:p>365754</text:p>
          </table:table-cell>
          <table:table-cell office:value-type="float" office:value="317193" calcext:value-type="float">
            <text:p>317193</text:p>
          </table:table-cell>
          <table:table-cell table:style-name="ce7" table:number-columns-repeated="2"/>
          <table:table-cell table:style-name="ce7" table:formula="of:=ROUND(([.H52]-[.D52])/100)" office:value-type="float" office:value="1056" calcext:value-type="float">
            <text:p>1,056</text:p>
          </table:table-cell>
          <table:table-cell table:style-name="ce7" table:formula="of:=ROUND(([.I52]-[.E52])/100)" office:value-type="float" office:value="-38" calcext:value-type="float">
            <text:p>-38</text:p>
          </table:table-cell>
          <table:table-cell table:style-name="ce7" table:formula="of:=ROUND(([.J52]-[.F52])/100)" office:value-type="float" office:value="162" calcext:value-type="float">
            <text:p>162</text:p>
          </table:table-cell>
          <table:table-cell table:style-name="ce7"/>
          <table:table-cell table:style-name="ce7" table:formula="of:=([.M52]+[.N52]+[.O52])/3" office:value-type="float" office:value="393.333333333333" calcext:value-type="float">
            <text:p>393</text:p>
          </table:table-cell>
          <table:table-cell table:style-name="ce7" table:formula="of:=SQRT((1/3)*(([.M52]-[.Q52])*([.M52]-[.Q52]) + ([.N52]-[.Q52])*([.N52]-[.Q52]) + ([.O52]-[.Q52])*([.O52]-[.Q52])))" office:value-type="float" office:value="475.636649368215" calcext:value-type="float">
            <text:p>476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53]-[.D53])/100)" office:value-type="float" office:value="0" calcext:value-type="float">
            <text:p>0</text:p>
          </table:table-cell>
          <table:table-cell table:style-name="ce7" table:formula="of:=ROUND(([.I53]-[.E53])/100)" office:value-type="float" office:value="0" calcext:value-type="float">
            <text:p>0</text:p>
          </table:table-cell>
          <table:table-cell table:style-name="ce7" table:formula="of:=ROUND(([.J53]-[.F53])/100)" office:value-type="float" office:value="0" calcext:value-type="float">
            <text:p>0</text:p>
          </table:table-cell>
          <table:table-cell table:style-name="ce7"/>
          <table:table-cell table:style-name="ce7" table:formula="of:=([.M53]+[.N53]+[.O53])/3" office:value-type="float" office:value="0" calcext:value-type="float">
            <text:p>0</text:p>
          </table:table-cell>
          <table:table-cell table:style-name="ce7"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01978" calcext:value-type="float">
            <text:p>301978</text:p>
          </table:table-cell>
          <table:table-cell office:value-type="float" office:value="331213" calcext:value-type="float">
            <text:p>331213</text:p>
          </table:table-cell>
          <table:table-cell office:value-type="float" office:value="287394" calcext:value-type="float">
            <text:p>287394</text:p>
          </table:table-cell>
          <table:table-cell/>
          <table:table-cell office:value-type="float" office:value="394970" calcext:value-type="float">
            <text:p>394970</text:p>
          </table:table-cell>
          <table:table-cell office:value-type="float" office:value="289450" calcext:value-type="float">
            <text:p>289450</text:p>
          </table:table-cell>
          <table:table-cell office:value-type="float" office:value="312204" calcext:value-type="float">
            <text:p>312204</text:p>
          </table:table-cell>
          <table:table-cell table:style-name="ce7" table:number-columns-repeated="2"/>
          <table:table-cell table:style-name="ce7" table:formula="of:=ROUND(([.H54]-[.D54])/100)" office:value-type="float" office:value="930" calcext:value-type="float">
            <text:p>930</text:p>
          </table:table-cell>
          <table:table-cell table:style-name="ce7" table:formula="of:=ROUND(([.I54]-[.E54])/100)" office:value-type="float" office:value="-418" calcext:value-type="float">
            <text:p>-418</text:p>
          </table:table-cell>
          <table:table-cell table:style-name="ce7" table:formula="of:=ROUND(([.J54]-[.F54])/100)" office:value-type="float" office:value="248" calcext:value-type="float">
            <text:p>248</text:p>
          </table:table-cell>
          <table:table-cell table:style-name="ce7"/>
          <table:table-cell table:style-name="ce7" table:formula="of:=([.M54]+[.N54]+[.O54])/3" office:value-type="float" office:value="253.333333333333" calcext:value-type="float">
            <text:p>253</text:p>
          </table:table-cell>
          <table:table-cell table:style-name="ce7" table:formula="of:=SQRT((1/3)*(([.M54]-[.Q54])*([.M54]-[.Q54]) + ([.N54]-[.Q54])*([.N54]-[.Q54]) + ([.O54]-[.Q54])*([.O54]-[.Q54])))" office:value-type="float" office:value="550.33161719902" calcext:value-type="float">
            <text:p>550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3464" calcext:value-type="float">
            <text:p>133464</text:p>
          </table:table-cell>
          <table:table-cell office:value-type="float" office:value="132367" calcext:value-type="float">
            <text:p>132367</text:p>
          </table:table-cell>
          <table:table-cell office:value-type="float" office:value="133462" calcext:value-type="float">
            <text:p>133462</text:p>
          </table:table-cell>
          <table:table-cell/>
          <table:table-cell office:value-type="float" office:value="132719" calcext:value-type="float">
            <text:p>132719</text:p>
          </table:table-cell>
          <table:table-cell office:value-type="float" office:value="132811" calcext:value-type="float">
            <text:p>132811</text:p>
          </table:table-cell>
          <table:table-cell office:value-type="float" office:value="134562" calcext:value-type="float">
            <text:p>134562</text:p>
          </table:table-cell>
          <table:table-cell table:style-name="ce7" table:number-columns-repeated="2"/>
          <table:table-cell table:style-name="ce7" table:formula="of:=ROUND(([.H55]-[.D55])/100)" office:value-type="float" office:value="-7" calcext:value-type="float">
            <text:p>-7</text:p>
          </table:table-cell>
          <table:table-cell table:style-name="ce7" table:formula="of:=ROUND(([.I55]-[.E55])/100)" office:value-type="float" office:value="4" calcext:value-type="float">
            <text:p>4</text:p>
          </table:table-cell>
          <table:table-cell table:style-name="ce7" table:formula="of:=ROUND(([.J55]-[.F55])/100)" office:value-type="float" office:value="11" calcext:value-type="float">
            <text:p>11</text:p>
          </table:table-cell>
          <table:table-cell table:style-name="ce7"/>
          <table:table-cell table:style-name="ce7" table:formula="of:=([.M55]+[.N55]+[.O55])/3" office:value-type="float" office:value="2.66666666666667" calcext:value-type="float">
            <text:p>3</text:p>
          </table:table-cell>
          <table:table-cell table:style-name="ce7" table:formula="of:=SQRT((1/3)*(([.M55]-[.Q55])*([.M55]-[.Q55]) + ([.N55]-[.Q55])*([.N55]-[.Q55]) + ([.O55]-[.Q55])*([.O55]-[.Q55])))" office:value-type="float" office:value="7.40870359029762" calcext:value-type="float">
            <text:p>7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65091" calcext:value-type="float">
            <text:p>65091</text:p>
          </table:table-cell>
          <table:table-cell office:value-type="float" office:value="76647" calcext:value-type="float">
            <text:p>76647</text:p>
          </table:table-cell>
          <table:table-cell office:value-type="float" office:value="68074" calcext:value-type="float">
            <text:p>68074</text:p>
          </table:table-cell>
          <table:table-cell/>
          <table:table-cell office:value-type="float" office:value="6035265" calcext:value-type="float">
            <text:p>6035265</text:p>
          </table:table-cell>
          <table:table-cell office:value-type="float" office:value="8024226" calcext:value-type="float">
            <text:p>8024226</text:p>
          </table:table-cell>
          <table:table-cell office:value-type="float" office:value="7244588" calcext:value-type="float">
            <text:p>7244588</text:p>
          </table:table-cell>
          <table:table-cell table:style-name="ce7" table:number-columns-repeated="2"/>
          <table:table-cell table:style-name="ce7" table:formula="of:=ROUND(([.H56]-[.D56])/100)" office:value-type="float" office:value="59702" calcext:value-type="float">
            <text:p>59,702</text:p>
          </table:table-cell>
          <table:table-cell table:style-name="ce7" table:formula="of:=ROUND(([.I56]-[.E56])/100)" office:value-type="float" office:value="79476" calcext:value-type="float">
            <text:p>79,476</text:p>
          </table:table-cell>
          <table:table-cell table:style-name="ce7" table:formula="of:=ROUND(([.J56]-[.F56])/100)" office:value-type="float" office:value="71765" calcext:value-type="float">
            <text:p>71,765</text:p>
          </table:table-cell>
          <table:table-cell table:style-name="ce7"/>
          <table:table-cell table:style-name="ce7" table:formula="of:=([.M56]+[.N56]+[.O56])/3" office:value-type="float" office:value="70314.3333333333" calcext:value-type="float">
            <text:p>70,314</text:p>
          </table:table-cell>
          <table:table-cell table:style-name="ce7" table:formula="of:=SQRT((1/3)*(([.M56]-[.Q56])*([.M56]-[.Q56]) + ([.N56]-[.Q56])*([.N56]-[.Q56]) + ([.O56]-[.Q56])*([.O56]-[.Q56])))" office:value-type="float" office:value="8137.61203029215" calcext:value-type="float">
            <text:p>8,138</text:p>
          </table:table-cell>
        </table:table-row>
        <table:table-row table:style-name="ro1">
          <table:table-cell table:style-name="ce2"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41180440" calcext:value-type="float">
            <text:p>41180440</text:p>
          </table:table-cell>
          <table:table-cell office:value-type="float" office:value="41602884" calcext:value-type="float">
            <text:p>41602884</text:p>
          </table:table-cell>
          <table:table-cell office:value-type="float" office:value="46026361" calcext:value-type="float">
            <text:p>46026361</text:p>
          </table:table-cell>
          <table:table-cell/>
          <table:table-cell office:value-type="float" office:value="4332599512" calcext:value-type="float">
            <text:p>4332599512</text:p>
          </table:table-cell>
          <table:table-cell office:value-type="float" office:value="4773196368" calcext:value-type="float">
            <text:p>4773196368</text:p>
          </table:table-cell>
          <table:table-cell office:value-type="float" office:value="5967158314" calcext:value-type="float">
            <text:p>5967158314</text:p>
          </table:table-cell>
          <table:table-cell table:style-name="ce7" table:number-columns-repeated="2"/>
          <table:table-cell table:style-name="ce7" table:formula="of:=ROUND(([.H57]-[.D57])/100)" office:value-type="float" office:value="42914191" calcext:value-type="float">
            <text:p>42,914,191</text:p>
          </table:table-cell>
          <table:table-cell table:style-name="ce7" table:formula="of:=ROUND(([.I57]-[.E57])/100)" office:value-type="float" office:value="47315935" calcext:value-type="float">
            <text:p>47,315,935</text:p>
          </table:table-cell>
          <table:table-cell table:style-name="ce7" table:formula="of:=ROUND(([.J57]-[.F57])/100)" office:value-type="float" office:value="59211320" calcext:value-type="float">
            <text:p>59,211,320</text:p>
          </table:table-cell>
          <table:table-cell table:style-name="ce7"/>
          <table:table-cell table:style-name="ce7" table:formula="of:=([.M57]+[.N57]+[.O57])/3" office:value-type="float" office:value="49813815.3333333" calcext:value-type="float">
            <text:p>49,813,815</text:p>
          </table:table-cell>
          <table:table-cell table:style-name="ce7" table:formula="of:=SQRT((1/3)*(([.M57]-[.Q57])*([.M57]-[.Q57]) + ([.N57]-[.Q57])*([.N57]-[.Q57]) + ([.O57]-[.Q57])*([.O57]-[.Q57])))" office:value-type="float" office:value="6883732.41928148" calcext:value-type="float">
            <text:p>6,883,732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725222" calcext:value-type="float">
            <text:p>12725222</text:p>
          </table:table-cell>
          <table:table-cell office:value-type="float" office:value="12717885" calcext:value-type="float">
            <text:p>12717885</text:p>
          </table:table-cell>
          <table:table-cell office:value-type="float" office:value="12674037" calcext:value-type="float">
            <text:p>12674037</text:p>
          </table:table-cell>
          <table:table-cell/>
          <table:table-cell office:value-type="float" office:value="1273183619" calcext:value-type="float">
            <text:p>1273183619</text:p>
          </table:table-cell>
          <table:table-cell office:value-type="float" office:value="1268134884" calcext:value-type="float">
            <text:p>1268134884</text:p>
          </table:table-cell>
          <table:table-cell office:value-type="float" office:value="1259391855" calcext:value-type="float">
            <text:p>1259391855</text:p>
          </table:table-cell>
          <table:table-cell table:style-name="ce7" table:number-columns-repeated="2"/>
          <table:table-cell table:style-name="ce7" table:formula="of:=ROUND(([.H58]-[.D58])/100)" office:value-type="float" office:value="12604584" calcext:value-type="float">
            <text:p>12,604,584</text:p>
          </table:table-cell>
          <table:table-cell table:style-name="ce7" table:formula="of:=ROUND(([.I58]-[.E58])/100)" office:value-type="float" office:value="12554170" calcext:value-type="float">
            <text:p>12,554,170</text:p>
          </table:table-cell>
          <table:table-cell table:style-name="ce7" table:formula="of:=ROUND(([.J58]-[.F58])/100)" office:value-type="float" office:value="12467178" calcext:value-type="float">
            <text:p>12,467,178</text:p>
          </table:table-cell>
          <table:table-cell table:style-name="ce7"/>
          <table:table-cell table:style-name="ce7" table:formula="of:=([.M58]+[.N58]+[.O58])/3" office:value-type="float" office:value="12541977.3333333" calcext:value-type="float">
            <text:p>12,541,977</text:p>
          </table:table-cell>
          <table:table-cell table:style-name="ce7" table:formula="of:=SQRT((1/3)*(([.M58]-[.Q58])*([.M58]-[.Q58]) + ([.N58]-[.Q58])*([.N58]-[.Q58]) + ([.O58]-[.Q58])*([.O58]-[.Q58])))" office:value-type="float" office:value="56754.4303664676" calcext:value-type="float">
            <text:p>56,754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845" calcext:value-type="float">
            <text:p>315845</text:p>
          </table:table-cell>
          <table:table-cell office:value-type="float" office:value="315838" calcext:value-type="float">
            <text:p>315838</text:p>
          </table:table-cell>
          <table:table-cell office:value-type="float" office:value="315910" calcext:value-type="float">
            <text:p>315910</text:p>
          </table:table-cell>
          <table:table-cell/>
          <table:table-cell office:value-type="float" office:value="317280" calcext:value-type="float">
            <text:p>317280</text:p>
          </table:table-cell>
          <table:table-cell office:value-type="float" office:value="317453" calcext:value-type="float">
            <text:p>317453</text:p>
          </table:table-cell>
          <table:table-cell office:value-type="float" office:value="317292" calcext:value-type="float">
            <text:p>317292</text:p>
          </table:table-cell>
          <table:table-cell table:style-name="ce7" table:number-columns-repeated="2"/>
          <table:table-cell table:style-name="ce7" table:formula="of:=ROUND(([.H59]-[.D59])/100)" office:value-type="float" office:value="14" calcext:value-type="float">
            <text:p>14</text:p>
          </table:table-cell>
          <table:table-cell table:style-name="ce7" table:formula="of:=ROUND(([.I59]-[.E59])/100)" office:value-type="float" office:value="16" calcext:value-type="float">
            <text:p>16</text:p>
          </table:table-cell>
          <table:table-cell table:style-name="ce7" table:formula="of:=ROUND(([.J59]-[.F59])/100)" office:value-type="float" office:value="14" calcext:value-type="float">
            <text:p>14</text:p>
          </table:table-cell>
          <table:table-cell table:style-name="ce7"/>
          <table:table-cell table:style-name="ce7" table:formula="of:=([.M59]+[.N59]+[.O59])/3" office:value-type="float" office:value="14.6666666666667" calcext:value-type="float">
            <text:p>15</text:p>
          </table:table-cell>
          <table:table-cell table:style-name="ce7" table:formula="of:=SQRT((1/3)*(([.M59]-[.Q59])*([.M59]-[.Q59]) + ([.N59]-[.Q59])*([.N59]-[.Q59]) + ([.O59]-[.Q59])*([.O59]-[.Q59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style-name="ce7" table:number-columns-repeated="2"/>
          <table:table-cell table:style-name="ce7" table:formula="of:=ROUND(([.H60]-[.D60])/100)" office:value-type="float" office:value="1" calcext:value-type="float">
            <text:p>1</text:p>
          </table:table-cell>
          <table:table-cell table:style-name="ce7" table:formula="of:=ROUND(([.I60]-[.E60])/100)" office:value-type="float" office:value="1" calcext:value-type="float">
            <text:p>1</text:p>
          </table:table-cell>
          <table:table-cell table:style-name="ce7" table:formula="of:=ROUND(([.J60]-[.F60])/100)" office:value-type="float" office:value="1" calcext:value-type="float">
            <text:p>1</text:p>
          </table:table-cell>
          <table:table-cell table:style-name="ce7"/>
          <table:table-cell table:style-name="ce7" table:formula="of:=([.M60]+[.N60]+[.O60])/3" office:value-type="float" office:value="1" calcext:value-type="float">
            <text:p>1</text:p>
          </table:table-cell>
          <table:table-cell table:style-name="ce7" table:formula="of:=SQRT((1/3)*(([.M60]-[.Q60])*([.M60]-[.Q60]) + ([.N60]-[.Q60])*([.N60]-[.Q60]) + ([.O60]-[.Q60])*([.O60]-[.Q6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70400" calcext:value-type="float">
            <text:p>2070400</text:p>
          </table:table-cell>
          <table:table-cell office:value-type="float" office:value="2068722" calcext:value-type="float">
            <text:p>2068722</text:p>
          </table:table-cell>
          <table:table-cell office:value-type="float" office:value="2070777" calcext:value-type="float">
            <text:p>2070777</text:p>
          </table:table-cell>
          <table:table-cell/>
          <table:table-cell office:value-type="float" office:value="2076995" calcext:value-type="float">
            <text:p>2076995</text:p>
          </table:table-cell>
          <table:table-cell office:value-type="float" office:value="2081806" calcext:value-type="float">
            <text:p>2081806</text:p>
          </table:table-cell>
          <table:table-cell office:value-type="float" office:value="2076486" calcext:value-type="float">
            <text:p>2076486</text:p>
          </table:table-cell>
          <table:table-cell table:style-name="ce7" table:number-columns-repeated="2"/>
          <table:table-cell table:style-name="ce7" table:formula="of:=ROUND(([.H61]-[.D61])/100)" office:value-type="float" office:value="66" calcext:value-type="float">
            <text:p>66</text:p>
          </table:table-cell>
          <table:table-cell table:style-name="ce7" table:formula="of:=ROUND(([.I61]-[.E61])/100)" office:value-type="float" office:value="131" calcext:value-type="float">
            <text:p>131</text:p>
          </table:table-cell>
          <table:table-cell table:style-name="ce7" table:formula="of:=ROUND(([.J61]-[.F61])/100)" office:value-type="float" office:value="57" calcext:value-type="float">
            <text:p>57</text:p>
          </table:table-cell>
          <table:table-cell table:style-name="ce7"/>
          <table:table-cell table:style-name="ce7" table:formula="of:=([.M61]+[.N61]+[.O61])/3" office:value-type="float" office:value="84.6666666666667" calcext:value-type="float">
            <text:p>85</text:p>
          </table:table-cell>
          <table:table-cell table:style-name="ce7" table:formula="of:=SQRT((1/3)*(([.M61]-[.Q61])*([.M61]-[.Q61]) + ([.N61]-[.Q61])*([.N61]-[.Q61]) + ([.O61]-[.Q61])*([.O61]-[.Q61])))" office:value-type="float" office:value="32.9679979508749" calcext:value-type="float">
            <text:p>33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2"/>
          <table:table-cell table:style-name="ce7" table:formula="of:=ROUND(([.H62]-[.D62])/100)" office:value-type="float" office:value="1" calcext:value-type="float">
            <text:p>1</text:p>
          </table:table-cell>
          <table:table-cell table:style-name="ce7" table:formula="of:=ROUND(([.I62]-[.E62])/100)" office:value-type="float" office:value="1" calcext:value-type="float">
            <text:p>1</text:p>
          </table:table-cell>
          <table:table-cell table:style-name="ce7" table:formula="of:=ROUND(([.J62]-[.F62])/100)" office:value-type="float" office:value="1" calcext:value-type="float">
            <text:p>1</text:p>
          </table:table-cell>
          <table:table-cell table:style-name="ce7"/>
          <table:table-cell table:style-name="ce7" table:formula="of:=([.M62]+[.N62]+[.O62])/3" office:value-type="float" office:value="1" calcext:value-type="float">
            <text:p>1</text:p>
          </table:table-cell>
          <table:table-cell table:style-name="ce7" table:formula="of:=SQRT((1/3)*(([.M62]-[.Q62])*([.M62]-[.Q62]) + ([.N62]-[.Q62])*([.N62]-[.Q62]) + ([.O62]-[.Q62])*([.O62]-[.Q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2052" calcext:value-type="float">
            <text:p>132052</text:p>
          </table:table-cell>
          <table:table-cell office:value-type="float" office:value="132090" calcext:value-type="float">
            <text:p>132090</text:p>
          </table:table-cell>
          <table:table-cell office:value-type="float" office:value="132015" calcext:value-type="float">
            <text:p>132015</text:p>
          </table:table-cell>
          <table:table-cell/>
          <table:table-cell office:value-type="float" office:value="134897" calcext:value-type="float">
            <text:p>134897</text:p>
          </table:table-cell>
          <table:table-cell office:value-type="float" office:value="133771" calcext:value-type="float">
            <text:p>133771</text:p>
          </table:table-cell>
          <table:table-cell office:value-type="float" office:value="132887" calcext:value-type="float">
            <text:p>132887</text:p>
          </table:table-cell>
          <table:table-cell table:style-name="ce7" table:number-columns-repeated="2"/>
          <table:table-cell table:style-name="ce7" table:formula="of:=ROUND(([.H63]-[.D63])/100)" office:value-type="float" office:value="28" calcext:value-type="float">
            <text:p>28</text:p>
          </table:table-cell>
          <table:table-cell table:style-name="ce7" table:formula="of:=ROUND(([.I63]-[.E63])/100)" office:value-type="float" office:value="17" calcext:value-type="float">
            <text:p>17</text:p>
          </table:table-cell>
          <table:table-cell table:style-name="ce7" table:formula="of:=ROUND(([.J63]-[.F63])/100)" office:value-type="float" office:value="9" calcext:value-type="float">
            <text:p>9</text:p>
          </table:table-cell>
          <table:table-cell table:style-name="ce7"/>
          <table:table-cell table:style-name="ce7" table:formula="of:=([.M63]+[.N63]+[.O63])/3" office:value-type="float" office:value="18" calcext:value-type="float">
            <text:p>18</text:p>
          </table:table-cell>
          <table:table-cell table:style-name="ce7" table:formula="of:=SQRT((1/3)*(([.M63]-[.Q63])*([.M63]-[.Q63]) + ([.N63]-[.Q63])*([.N63]-[.Q63]) + ([.O63]-[.Q63])*([.O63]-[.Q63])))" office:value-type="float" office:value="7.78888096369862" calcext:value-type="float">
            <text:p>8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063563224" calcext:value-type="float">
            <text:p>2063563224</text:p>
          </table:table-cell>
          <table:table-cell office:value-type="float" office:value="2065885103" calcext:value-type="float">
            <text:p>2065885103</text:p>
          </table:table-cell>
          <table:table-cell office:value-type="float" office:value="2061516784" calcext:value-type="float">
            <text:p>2061516784</text:p>
          </table:table-cell>
          <table:table-cell/>
          <table:table-cell office:value-type="float" office:value="18342694508" calcext:value-type="float">
            <text:p>18342694508</text:p>
          </table:table-cell>
          <table:table-cell office:value-type="float" office:value="17050274491" calcext:value-type="float">
            <text:p>17050274491</text:p>
          </table:table-cell>
          <table:table-cell office:value-type="float" office:value="16528967095" calcext:value-type="float">
            <text:p>16528967095</text:p>
          </table:table-cell>
          <table:table-cell table:style-name="ce7" table:number-columns-repeated="2"/>
          <table:table-cell table:style-name="ce7" table:formula="of:=ROUND(([.H64]-[.D64])/100)" office:value-type="float" office:value="162791313" calcext:value-type="float">
            <text:p>162,791,313</text:p>
          </table:table-cell>
          <table:table-cell table:style-name="ce7" table:formula="of:=ROUND(([.I64]-[.E64])/100)" office:value-type="float" office:value="149843894" calcext:value-type="float">
            <text:p>149,843,894</text:p>
          </table:table-cell>
          <table:table-cell table:style-name="ce7" table:formula="of:=ROUND(([.J64]-[.F64])/100)" office:value-type="float" office:value="144674503" calcext:value-type="float">
            <text:p>144,674,503</text:p>
          </table:table-cell>
          <table:table-cell table:style-name="ce7"/>
          <table:table-cell table:style-name="ce7" table:formula="of:=([.M64]+[.N64]+[.O64])/3" office:value-type="float" office:value="152436570" calcext:value-type="float">
            <text:p>152,436,570</text:p>
          </table:table-cell>
          <table:table-cell table:style-name="ce7" table:formula="of:=SQRT((1/3)*(([.M64]-[.Q64])*([.M64]-[.Q64]) + ([.N64]-[.Q64])*([.N64]-[.Q64]) + ([.O64]-[.Q64])*([.O64]-[.Q64])))" office:value-type="float" office:value="7619981.52993199" calcext:value-type="float">
            <text:p>7,619,982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72113874" calcext:value-type="float">
            <text:p>72113874</text:p>
          </table:table-cell>
          <table:table-cell office:value-type="float" office:value="73829022" calcext:value-type="float">
            <text:p>73829022</text:p>
          </table:table-cell>
          <table:table-cell office:value-type="float" office:value="73361087" calcext:value-type="float">
            <text:p>73361087</text:p>
          </table:table-cell>
          <table:table-cell/>
          <table:table-cell office:value-type="float" office:value="277998373" calcext:value-type="float">
            <text:p>277998373</text:p>
          </table:table-cell>
          <table:table-cell office:value-type="float" office:value="207544937" calcext:value-type="float">
            <text:p>207544937</text:p>
          </table:table-cell>
          <table:table-cell office:value-type="float" office:value="148639293" calcext:value-type="float">
            <text:p>148639293</text:p>
          </table:table-cell>
          <table:table-cell table:style-name="ce7" table:number-columns-repeated="2"/>
          <table:table-cell table:style-name="ce7" table:formula="of:=ROUND(([.H65]-[.D65])/100)" office:value-type="float" office:value="2058845" calcext:value-type="float">
            <text:p>2,058,845</text:p>
          </table:table-cell>
          <table:table-cell table:style-name="ce7" table:formula="of:=ROUND(([.I65]-[.E65])/100)" office:value-type="float" office:value="1337159" calcext:value-type="float">
            <text:p>1,337,159</text:p>
          </table:table-cell>
          <table:table-cell table:style-name="ce7" table:formula="of:=ROUND(([.J65]-[.F65])/100)" office:value-type="float" office:value="752782" calcext:value-type="float">
            <text:p>752,782</text:p>
          </table:table-cell>
          <table:table-cell table:style-name="ce7"/>
          <table:table-cell table:style-name="ce7" table:formula="of:=([.M65]+[.N65]+[.O65])/3" office:value-type="float" office:value="1382928.66666667" calcext:value-type="float">
            <text:p>1,382,929</text:p>
          </table:table-cell>
          <table:table-cell table:style-name="ce7" table:formula="of:=SQRT((1/3)*(([.M65]-[.Q65])*([.M65]-[.Q65]) + ([.N65]-[.Q65])*([.N65]-[.Q65]) + ([.O65]-[.Q65])*([.O65]-[.Q65])))" office:value-type="float" office:value="534179.299974789" calcext:value-type="float">
            <text:p>534,179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4857554420" calcext:value-type="float">
            <text:p>4857554420</text:p>
          </table:table-cell>
          <table:table-cell office:value-type="float" office:value="4659913301" calcext:value-type="float">
            <text:p>4659913301</text:p>
          </table:table-cell>
          <table:table-cell office:value-type="float" office:value="5085138428" calcext:value-type="float">
            <text:p>5085138428</text:p>
          </table:table-cell>
          <table:table-cell/>
          <table:table-cell office:value-type="float" office:value="136466835484" calcext:value-type="float">
            <text:p>136466835484</text:p>
          </table:table-cell>
          <table:table-cell office:value-type="float" office:value="126569940491" calcext:value-type="float">
            <text:p>126569940491</text:p>
          </table:table-cell>
          <table:table-cell office:value-type="float" office:value="127616218045" calcext:value-type="float">
            <text:p>127616218045</text:p>
          </table:table-cell>
          <table:table-cell table:style-name="ce7" table:number-columns-repeated="2"/>
          <table:table-cell table:style-name="ce7" table:formula="of:=ROUND(([.H66]-[.D66])/100)" office:value-type="float" office:value="1316092811" calcext:value-type="float">
            <text:p>1,316,092,811</text:p>
          </table:table-cell>
          <table:table-cell table:style-name="ce7" table:formula="of:=ROUND(([.I66]-[.E66])/100)" office:value-type="float" office:value="1219100272" calcext:value-type="float">
            <text:p>1,219,100,272</text:p>
          </table:table-cell>
          <table:table-cell table:style-name="ce7" table:formula="of:=ROUND(([.J66]-[.F66])/100)" office:value-type="float" office:value="1225310796" calcext:value-type="float">
            <text:p>1,225,310,796</text:p>
          </table:table-cell>
          <table:table-cell table:style-name="ce7"/>
          <table:table-cell table:style-name="ce7" table:formula="of:=([.M66]+[.N66]+[.O66])/3" office:value-type="float" office:value="1253501293" calcext:value-type="float">
            <text:p>1,253,501,293</text:p>
          </table:table-cell>
          <table:table-cell table:style-name="ce7" table:formula="of:=SQRT((1/3)*(([.M66]-[.Q66])*([.M66]-[.Q66]) + ([.N66]-[.Q66])*([.N66]-[.Q66]) + ([.O66]-[.Q66])*([.O66]-[.Q66])))" office:value-type="float" office:value="44331450.4330495" calcext:value-type="float">
            <text:p>44,331,450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3460059933" calcext:value-type="float">
            <text:p>3460059933</text:p>
          </table:table-cell>
          <table:table-cell office:value-type="float" office:value="4279366764" calcext:value-type="float">
            <text:p>4279366764</text:p>
          </table:table-cell>
          <table:table-cell office:value-type="float" office:value="2927456315" calcext:value-type="float">
            <text:p>2927456315</text:p>
          </table:table-cell>
          <table:table-cell/>
          <table:table-cell office:value-type="float" office:value="2736375341" calcext:value-type="float">
            <text:p>2736375341</text:p>
          </table:table-cell>
          <table:table-cell office:value-type="float" office:value="2937553322" calcext:value-type="float">
            <text:p>2937553322</text:p>
          </table:table-cell>
          <table:table-cell office:value-type="float" office:value="2914821930" calcext:value-type="float">
            <text:p>2914821930</text:p>
          </table:table-cell>
          <table:table-cell table:style-name="ce7" table:number-columns-repeated="2"/>
          <table:table-cell table:style-name="ce7" table:formula="of:=ROUND(([.H67]-[.D67])/100)" office:value-type="float" office:value="-7236846" calcext:value-type="float">
            <text:p>-7,236,846</text:p>
          </table:table-cell>
          <table:table-cell table:style-name="ce7" table:formula="of:=ROUND(([.I67]-[.E67])/100)" office:value-type="float" office:value="-13418134" calcext:value-type="float">
            <text:p>-13,418,134</text:p>
          </table:table-cell>
          <table:table-cell table:style-name="ce7" table:formula="of:=ROUND(([.J67]-[.F67])/100)" office:value-type="float" office:value="-126344" calcext:value-type="float">
            <text:p>-126,344</text:p>
          </table:table-cell>
          <table:table-cell table:style-name="ce7"/>
          <table:table-cell table:style-name="ce7" table:formula="of:=([.M67]+[.N67]+[.O67])/3" office:value-type="float" office:value="-6927108" calcext:value-type="float">
            <text:p>-6,927,108</text:p>
          </table:table-cell>
          <table:table-cell table:style-name="ce7" table:formula="of:=SQRT((1/3)*(([.M67]-[.Q67])*([.M67]-[.Q67]) + ([.N67]-[.Q67])*([.N67]-[.Q67]) + ([.O67]-[.Q67])*([.O67]-[.Q67])))" office:value-type="float" office:value="5430768.73456591" calcext:value-type="float">
            <text:p>5,430,769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223254166" calcext:value-type="float">
            <text:p>223254166</text:p>
          </table:table-cell>
          <table:table-cell office:value-type="float" office:value="158585805" calcext:value-type="float">
            <text:p>158585805</text:p>
          </table:table-cell>
          <table:table-cell office:value-type="float" office:value="136434116" calcext:value-type="float">
            <text:p>136434116</text:p>
          </table:table-cell>
          <table:table-cell/>
          <table:table-cell office:value-type="float" office:value="1909876036" calcext:value-type="float">
            <text:p>1909876036</text:p>
          </table:table-cell>
          <table:table-cell office:value-type="float" office:value="1224415709" calcext:value-type="float">
            <text:p>1224415709</text:p>
          </table:table-cell>
          <table:table-cell office:value-type="float" office:value="1167225340" calcext:value-type="float">
            <text:p>1167225340</text:p>
          </table:table-cell>
          <table:table-cell table:style-name="ce7" table:number-columns-repeated="2"/>
          <table:table-cell table:style-name="ce7" table:formula="of:=ROUND(([.H68]-[.D68])/100)" office:value-type="float" office:value="16866219" calcext:value-type="float">
            <text:p>16,866,219</text:p>
          </table:table-cell>
          <table:table-cell table:style-name="ce7" table:formula="of:=ROUND(([.I68]-[.E68])/100)" office:value-type="float" office:value="10658299" calcext:value-type="float">
            <text:p>10,658,299</text:p>
          </table:table-cell>
          <table:table-cell table:style-name="ce7" table:formula="of:=ROUND(([.J68]-[.F68])/100)" office:value-type="float" office:value="10307912" calcext:value-type="float">
            <text:p>10,307,912</text:p>
          </table:table-cell>
          <table:table-cell table:style-name="ce7"/>
          <table:table-cell table:style-name="ce7" table:formula="of:=([.M68]+[.N68]+[.O68])/3" office:value-type="float" office:value="12610810" calcext:value-type="float">
            <text:p>12,610,810</text:p>
          </table:table-cell>
          <table:table-cell table:style-name="ce7" table:formula="of:=SQRT((1/3)*(([.M68]-[.Q68])*([.M68]-[.Q68]) + ([.N68]-[.Q68])*([.N68]-[.Q68]) + ([.O68]-[.Q68])*([.O68]-[.Q68])))" office:value-type="float" office:value="3012426.71616567" calcext:value-type="float">
            <text:p>3,012,427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4650656026" calcext:value-type="float">
            <text:p>4650656026</text:p>
          </table:table-cell>
          <table:table-cell office:value-type="float" office:value="4424621857" calcext:value-type="float">
            <text:p>4424621857</text:p>
          </table:table-cell>
          <table:table-cell office:value-type="float" office:value="4669982442" calcext:value-type="float">
            <text:p>4669982442</text:p>
          </table:table-cell>
          <table:table-cell/>
          <table:table-cell office:value-type="float" office:value="152941725798" calcext:value-type="float">
            <text:p>152941725798</text:p>
          </table:table-cell>
          <table:table-cell office:value-type="float" office:value="153587167864" calcext:value-type="float">
            <text:p>153587167864</text:p>
          </table:table-cell>
          <table:table-cell office:value-type="float" office:value="155193666504" calcext:value-type="float">
            <text:p>155193666504</text:p>
          </table:table-cell>
          <table:table-cell table:style-name="ce7" table:number-columns-repeated="2"/>
          <table:table-cell table:style-name="ce7" table:formula="of:=ROUND(([.H69]-[.D69])/100)" office:value-type="float" office:value="1482910698" calcext:value-type="float">
            <text:p>1,482,910,698</text:p>
          </table:table-cell>
          <table:table-cell table:style-name="ce7" table:formula="of:=ROUND(([.I69]-[.E69])/100)" office:value-type="float" office:value="1491625460" calcext:value-type="float">
            <text:p>1,491,625,460</text:p>
          </table:table-cell>
          <table:table-cell table:style-name="ce7" table:formula="of:=ROUND(([.J69]-[.F69])/100)" office:value-type="float" office:value="1505236841" calcext:value-type="float">
            <text:p>1,505,236,841</text:p>
          </table:table-cell>
          <table:table-cell table:style-name="ce7"/>
          <table:table-cell table:style-name="ce7" table:formula="of:=([.M69]+[.N69]+[.O69])/3" office:value-type="float" office:value="1493257666.33333" calcext:value-type="float">
            <text:p>1,493,257,666</text:p>
          </table:table-cell>
          <table:table-cell table:style-name="ce7" table:formula="of:=SQRT((1/3)*(([.M69]-[.Q69])*([.M69]-[.Q69]) + ([.N69]-[.Q69])*([.N69]-[.Q69]) + ([.O69]-[.Q69])*([.O69]-[.Q69])))" office:value-type="float" office:value="9187391.30366694" calcext:value-type="float">
            <text:p>9,187,391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0]-[.D70])/100)" office:value-type="float" office:value="0" calcext:value-type="float">
            <text:p>0</text:p>
          </table:table-cell>
          <table:table-cell table:style-name="ce7" table:formula="of:=ROUND(([.I70]-[.E70])/100)" office:value-type="float" office:value="0" calcext:value-type="float">
            <text:p>0</text:p>
          </table:table-cell>
          <table:table-cell table:style-name="ce7" table:formula="of:=ROUND(([.J70]-[.F70])/100)" office:value-type="float" office:value="0" calcext:value-type="float">
            <text:p>0</text:p>
          </table:table-cell>
          <table:table-cell table:style-name="ce7"/>
          <table:table-cell table:style-name="ce7" table:formula="of:=([.M70]+[.N70]+[.O70])/3" office:value-type="float" office:value="0" calcext:value-type="float">
            <text:p>0</text:p>
          </table:table-cell>
          <table:table-cell table:style-name="ce7"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table:number-columns-repeated="3" office:value-type="float" office:value="212" calcext:value-type="float">
            <text:p>2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style-name="ce7" table:number-columns-repeated="2"/>
          <table:table-cell table:style-name="ce7" table:formula="of:=ROUND(([.H71]-[.D71])/100)" office:value-type="float" office:value="-0" calcext:value-type="float">
            <text:p>0</text:p>
          </table:table-cell>
          <table:table-cell table:style-name="ce7" table:formula="of:=ROUND(([.I71]-[.E71])/100)" office:value-type="float" office:value="-0" calcext:value-type="float">
            <text:p>0</text:p>
          </table:table-cell>
          <table:table-cell table:style-name="ce7" table:formula="of:=ROUND(([.J71]-[.F71])/100)" office:value-type="float" office:value="-0" calcext:value-type="float">
            <text:p>0</text:p>
          </table:table-cell>
          <table:table-cell table:style-name="ce7"/>
          <table:table-cell table:style-name="ce7" table:formula="of:=([.M71]+[.N71]+[.O71])/3" office:value-type="float" office:value="-0" calcext:value-type="float">
            <text:p>0</text:p>
          </table:table-cell>
          <table:table-cell table:style-name="ce7"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30462802" calcext:value-type="float">
            <text:p>230462802</text:p>
          </table:table-cell>
          <table:table-cell office:value-type="float" office:value="231486620" calcext:value-type="float">
            <text:p>231486620</text:p>
          </table:table-cell>
          <table:table-cell office:value-type="float" office:value="231915255" calcext:value-type="float">
            <text:p>231915255</text:p>
          </table:table-cell>
          <table:table-cell/>
          <table:table-cell office:value-type="float" office:value="394416568" calcext:value-type="float">
            <text:p>394416568</text:p>
          </table:table-cell>
          <table:table-cell office:value-type="float" office:value="326121969" calcext:value-type="float">
            <text:p>326121969</text:p>
          </table:table-cell>
          <table:table-cell office:value-type="float" office:value="300191114" calcext:value-type="float">
            <text:p>300191114</text:p>
          </table:table-cell>
          <table:table-cell table:style-name="ce7" table:number-columns-repeated="2"/>
          <table:table-cell table:style-name="ce7" table:formula="of:=ROUND(([.H72]-[.D72])/100)" office:value-type="float" office:value="1639538" calcext:value-type="float">
            <text:p>1,639,538</text:p>
          </table:table-cell>
          <table:table-cell table:style-name="ce7" table:formula="of:=ROUND(([.I72]-[.E72])/100)" office:value-type="float" office:value="946353" calcext:value-type="float">
            <text:p>946,353</text:p>
          </table:table-cell>
          <table:table-cell table:style-name="ce7" table:formula="of:=ROUND(([.J72]-[.F72])/100)" office:value-type="float" office:value="682759" calcext:value-type="float">
            <text:p>682,759</text:p>
          </table:table-cell>
          <table:table-cell table:style-name="ce7"/>
          <table:table-cell table:style-name="ce7" table:formula="of:=([.M72]+[.N72]+[.O72])/3" office:value-type="float" office:value="1089550" calcext:value-type="float">
            <text:p>1,089,550</text:p>
          </table:table-cell>
          <table:table-cell table:style-name="ce7" table:formula="of:=SQRT((1/3)*(([.M72]-[.Q72])*([.M72]-[.Q72]) + ([.N72]-[.Q72])*([.N72]-[.Q72]) + ([.O72]-[.Q72])*([.O72]-[.Q72])))" office:value-type="float" office:value="403514.187538266" calcext:value-type="float">
            <text:p>403,514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5395183" calcext:value-type="float">
            <text:p>5395183</text:p>
          </table:table-cell>
          <table:table-cell office:value-type="float" office:value="5603774" calcext:value-type="float">
            <text:p>5603774</text:p>
          </table:table-cell>
          <table:table-cell office:value-type="float" office:value="5625052" calcext:value-type="float">
            <text:p>5625052</text:p>
          </table:table-cell>
          <table:table-cell/>
          <table:table-cell office:value-type="float" office:value="37903748" calcext:value-type="float">
            <text:p>37903748</text:p>
          </table:table-cell>
          <table:table-cell office:value-type="float" office:value="25444448" calcext:value-type="float">
            <text:p>25444448</text:p>
          </table:table-cell>
          <table:table-cell office:value-type="float" office:value="20447877" calcext:value-type="float">
            <text:p>20447877</text:p>
          </table:table-cell>
          <table:table-cell table:style-name="ce7" table:number-columns-repeated="2"/>
          <table:table-cell table:style-name="ce7" table:formula="of:=ROUND(([.H73]-[.D73])/100)" office:value-type="float" office:value="325086" calcext:value-type="float">
            <text:p>325,086</text:p>
          </table:table-cell>
          <table:table-cell table:style-name="ce7" table:formula="of:=ROUND(([.I73]-[.E73])/100)" office:value-type="float" office:value="198407" calcext:value-type="float">
            <text:p>198,407</text:p>
          </table:table-cell>
          <table:table-cell table:style-name="ce7" table:formula="of:=ROUND(([.J73]-[.F73])/100)" office:value-type="float" office:value="148228" calcext:value-type="float">
            <text:p>148,228</text:p>
          </table:table-cell>
          <table:table-cell table:style-name="ce7"/>
          <table:table-cell table:style-name="ce7" table:formula="of:=([.M73]+[.N73]+[.O73])/3" office:value-type="float" office:value="223907" calcext:value-type="float">
            <text:p>223,907</text:p>
          </table:table-cell>
          <table:table-cell table:style-name="ce7" table:formula="of:=SQRT((1/3)*(([.M73]-[.Q73])*([.M73]-[.Q73]) + ([.N73]-[.Q73])*([.N73]-[.Q73]) + ([.O73]-[.Q73])*([.O73]-[.Q73])))" office:value-type="float" office:value="74419.4219318228" calcext:value-type="float">
            <text:p>74,419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901886329" calcext:value-type="float">
            <text:p>4901886329</text:p>
          </table:table-cell>
          <table:table-cell office:value-type="float" office:value="4906622497" calcext:value-type="float">
            <text:p>4906622497</text:p>
          </table:table-cell>
          <table:table-cell office:value-type="float" office:value="4909365895" calcext:value-type="float">
            <text:p>4909365895</text:p>
          </table:table-cell>
          <table:table-cell/>
          <table:table-cell office:value-type="float" office:value="5886324904" calcext:value-type="float">
            <text:p>5886324904</text:p>
          </table:table-cell>
          <table:table-cell office:value-type="float" office:value="5310434164" calcext:value-type="float">
            <text:p>5310434164</text:p>
          </table:table-cell>
          <table:table-cell office:value-type="float" office:value="5238218590" calcext:value-type="float">
            <text:p>5238218590</text:p>
          </table:table-cell>
          <table:table-cell table:style-name="ce7" table:number-columns-repeated="2"/>
          <table:table-cell table:style-name="ce7" table:formula="of:=ROUND(([.H74]-[.D74])/100)" office:value-type="float" office:value="9844386" calcext:value-type="float">
            <text:p>9,844,386</text:p>
          </table:table-cell>
          <table:table-cell table:style-name="ce7" table:formula="of:=ROUND(([.I74]-[.E74])/100)" office:value-type="float" office:value="4038117" calcext:value-type="float">
            <text:p>4,038,117</text:p>
          </table:table-cell>
          <table:table-cell table:style-name="ce7" table:formula="of:=ROUND(([.J74]-[.F74])/100)" office:value-type="float" office:value="3288527" calcext:value-type="float">
            <text:p>3,288,527</text:p>
          </table:table-cell>
          <table:table-cell table:style-name="ce7"/>
          <table:table-cell table:style-name="ce7" table:formula="of:=([.M74]+[.N74]+[.O74])/3" office:value-type="float" office:value="5723676.66666667" calcext:value-type="float">
            <text:p>5,723,677</text:p>
          </table:table-cell>
          <table:table-cell table:style-name="ce7" table:formula="of:=SQRT((1/3)*(([.M74]-[.Q74])*([.M74]-[.Q74]) + ([.N74]-[.Q74])*([.N74]-[.Q74]) + ([.O74]-[.Q74])*([.O74]-[.Q74])))" office:value-type="float" office:value="2929807.20064084" calcext:value-type="float">
            <text:p>2,929,807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756488" calcext:value-type="float">
            <text:p>73756488</text:p>
          </table:table-cell>
          <table:table-cell office:value-type="float" office:value="73751805" calcext:value-type="float">
            <text:p>73751805</text:p>
          </table:table-cell>
          <table:table-cell office:value-type="float" office:value="73785273" calcext:value-type="float">
            <text:p>73785273</text:p>
          </table:table-cell>
          <table:table-cell/>
          <table:table-cell office:value-type="float" office:value="73780525" calcext:value-type="float">
            <text:p>73780525</text:p>
          </table:table-cell>
          <table:table-cell office:value-type="float" office:value="73771048" calcext:value-type="float">
            <text:p>73771048</text:p>
          </table:table-cell>
          <table:table-cell office:value-type="float" office:value="73800864" calcext:value-type="float">
            <text:p>73800864</text:p>
          </table:table-cell>
          <table:table-cell table:style-name="ce7" table:number-columns-repeated="2"/>
          <table:table-cell table:style-name="ce7" table:formula="of:=ROUND(([.H75]-[.D75])/100)" office:value-type="float" office:value="240" calcext:value-type="float">
            <text:p>240</text:p>
          </table:table-cell>
          <table:table-cell table:style-name="ce7" table:formula="of:=ROUND(([.I75]-[.E75])/100)" office:value-type="float" office:value="192" calcext:value-type="float">
            <text:p>192</text:p>
          </table:table-cell>
          <table:table-cell table:style-name="ce7" table:formula="of:=ROUND(([.J75]-[.F75])/100)" office:value-type="float" office:value="156" calcext:value-type="float">
            <text:p>156</text:p>
          </table:table-cell>
          <table:table-cell table:style-name="ce7"/>
          <table:table-cell table:style-name="ce7" table:formula="of:=([.M75]+[.N75]+[.O75])/3" office:value-type="float" office:value="196" calcext:value-type="float">
            <text:p>196</text:p>
          </table:table-cell>
          <table:table-cell table:style-name="ce7" table:formula="of:=SQRT((1/3)*(([.M75]-[.Q75])*([.M75]-[.Q75]) + ([.N75]-[.Q75])*([.N75]-[.Q75]) + ([.O75]-[.Q75])*([.O75]-[.Q75])))" office:value-type="float" office:value="34.4093010681705" calcext:value-type="float">
            <text:p>34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2016652" calcext:value-type="float">
            <text:p>62016652</text:p>
          </table:table-cell>
          <table:table-cell office:value-type="float" office:value="61870722" calcext:value-type="float">
            <text:p>61870722</text:p>
          </table:table-cell>
          <table:table-cell office:value-type="float" office:value="62101091" calcext:value-type="float">
            <text:p>62101091</text:p>
          </table:table-cell>
          <table:table-cell/>
          <table:table-cell office:value-type="float" office:value="91396307" calcext:value-type="float">
            <text:p>91396307</text:p>
          </table:table-cell>
          <table:table-cell office:value-type="float" office:value="89433723" calcext:value-type="float">
            <text:p>89433723</text:p>
          </table:table-cell>
          <table:table-cell office:value-type="float" office:value="87205705" calcext:value-type="float">
            <text:p>87205705</text:p>
          </table:table-cell>
          <table:table-cell table:style-name="ce7" table:number-columns-repeated="2"/>
          <table:table-cell table:style-name="ce7" table:formula="of:=ROUND(([.H76]-[.D76])/100)" office:value-type="float" office:value="293797" calcext:value-type="float">
            <text:p>293,797</text:p>
          </table:table-cell>
          <table:table-cell table:style-name="ce7" table:formula="of:=ROUND(([.I76]-[.E76])/100)" office:value-type="float" office:value="275630" calcext:value-type="float">
            <text:p>275,630</text:p>
          </table:table-cell>
          <table:table-cell table:style-name="ce7" table:formula="of:=ROUND(([.J76]-[.F76])/100)" office:value-type="float" office:value="251046" calcext:value-type="float">
            <text:p>251,046</text:p>
          </table:table-cell>
          <table:table-cell table:style-name="ce7"/>
          <table:table-cell table:style-name="ce7" table:formula="of:=([.M76]+[.N76]+[.O76])/3" office:value-type="float" office:value="273491" calcext:value-type="float">
            <text:p>273,491</text:p>
          </table:table-cell>
          <table:table-cell table:style-name="ce7" table:formula="of:=SQRT((1/3)*(([.M76]-[.Q76])*([.M76]-[.Q76]) + ([.N76]-[.Q76])*([.N76]-[.Q76]) + ([.O76]-[.Q76])*([.O76]-[.Q76])))" office:value-type="float" office:value="17518.4377347601" calcext:value-type="float">
            <text:p>17,518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5773140" calcext:value-type="float">
            <text:p>135773140</text:p>
          </table:table-cell>
          <table:table-cell office:value-type="float" office:value="135622527" calcext:value-type="float">
            <text:p>135622527</text:p>
          </table:table-cell>
          <table:table-cell office:value-type="float" office:value="135886364" calcext:value-type="float">
            <text:p>135886364</text:p>
          </table:table-cell>
          <table:table-cell/>
          <table:table-cell office:value-type="float" office:value="165176832" calcext:value-type="float">
            <text:p>165176832</text:p>
          </table:table-cell>
          <table:table-cell office:value-type="float" office:value="163204771" calcext:value-type="float">
            <text:p>163204771</text:p>
          </table:table-cell>
          <table:table-cell office:value-type="float" office:value="161006569" calcext:value-type="float">
            <text:p>161006569</text:p>
          </table:table-cell>
          <table:table-cell table:style-name="ce7" table:number-columns-repeated="2"/>
          <table:table-cell table:style-name="ce7" table:formula="of:=ROUND(([.H77]-[.D77])/100)" office:value-type="float" office:value="294037" calcext:value-type="float">
            <text:p>294,037</text:p>
          </table:table-cell>
          <table:table-cell table:style-name="ce7" table:formula="of:=ROUND(([.I77]-[.E77])/100)" office:value-type="float" office:value="275822" calcext:value-type="float">
            <text:p>275,822</text:p>
          </table:table-cell>
          <table:table-cell table:style-name="ce7" table:formula="of:=ROUND(([.J77]-[.F77])/100)" office:value-type="float" office:value="251202" calcext:value-type="float">
            <text:p>251,202</text:p>
          </table:table-cell>
          <table:table-cell table:style-name="ce7"/>
          <table:table-cell table:style-name="ce7" table:formula="of:=([.M77]+[.N77]+[.O77])/3" office:value-type="float" office:value="273687" calcext:value-type="float">
            <text:p>273,687</text:p>
          </table:table-cell>
          <table:table-cell table:style-name="ce7" table:formula="of:=SQRT((1/3)*(([.M77]-[.Q77])*([.M77]-[.Q77]) + ([.N77]-[.Q77])*([.N77]-[.Q77]) + ([.O77]-[.Q77])*([.O77]-[.Q77])))" office:value-type="float" office:value="17552.3592906101" calcext:value-type="float">
            <text:p>17,552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22076575" calcext:value-type="float">
            <text:p>1522076575</text:p>
          </table:table-cell>
          <table:table-cell office:value-type="float" office:value="1524543408" calcext:value-type="float">
            <text:p>1524543408</text:p>
          </table:table-cell>
          <table:table-cell office:value-type="float" office:value="1524559349" calcext:value-type="float">
            <text:p>1524559349</text:p>
          </table:table-cell>
          <table:table-cell/>
          <table:table-cell office:value-type="float" office:value="1841421535" calcext:value-type="float">
            <text:p>1841421535</text:p>
          </table:table-cell>
          <table:table-cell office:value-type="float" office:value="1654696468" calcext:value-type="float">
            <text:p>1654696468</text:p>
          </table:table-cell>
          <table:table-cell office:value-type="float" office:value="1635053579" calcext:value-type="float">
            <text:p>1635053579</text:p>
          </table:table-cell>
          <table:table-cell table:style-name="ce7" table:number-columns-repeated="2"/>
          <table:table-cell table:style-name="ce7" table:formula="of:=ROUND(([.H78]-[.D78])/100)" office:value-type="float" office:value="3193450" calcext:value-type="float">
            <text:p>3,193,450</text:p>
          </table:table-cell>
          <table:table-cell table:style-name="ce7" table:formula="of:=ROUND(([.I78]-[.E78])/100)" office:value-type="float" office:value="1301531" calcext:value-type="float">
            <text:p>1,301,531</text:p>
          </table:table-cell>
          <table:table-cell table:style-name="ce7" table:formula="of:=ROUND(([.J78]-[.F78])/100)" office:value-type="float" office:value="1104942" calcext:value-type="float">
            <text:p>1,104,942</text:p>
          </table:table-cell>
          <table:table-cell table:style-name="ce7"/>
          <table:table-cell table:style-name="ce7" table:formula="of:=([.M78]+[.N78]+[.O78])/3" office:value-type="float" office:value="1866641" calcext:value-type="float">
            <text:p>1,866,641</text:p>
          </table:table-cell>
          <table:table-cell table:style-name="ce7" table:formula="of:=SQRT((1/3)*(([.M78]-[.Q78])*([.M78]-[.Q78]) + ([.N78]-[.Q78])*([.N78]-[.Q78]) + ([.O78]-[.Q78])*([.O78]-[.Q78])))" office:value-type="float" office:value="941622.146649423" calcext:value-type="float">
            <text:p>941,622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4376305" calcext:value-type="float">
            <text:p>824376305</text:p>
          </table:table-cell>
          <table:table-cell office:value-type="float" office:value="824673685" calcext:value-type="float">
            <text:p>824673685</text:p>
          </table:table-cell>
          <table:table-cell office:value-type="float" office:value="824715079" calcext:value-type="float">
            <text:p>824715079</text:p>
          </table:table-cell>
          <table:table-cell/>
          <table:table-cell office:value-type="float" office:value="889117745" calcext:value-type="float">
            <text:p>889117745</text:p>
          </table:table-cell>
          <table:table-cell office:value-type="float" office:value="858815597" calcext:value-type="float">
            <text:p>858815597</text:p>
          </table:table-cell>
          <table:table-cell office:value-type="float" office:value="855553215" calcext:value-type="float">
            <text:p>855553215</text:p>
          </table:table-cell>
          <table:table-cell table:style-name="ce7" table:number-columns-repeated="2"/>
          <table:table-cell table:style-name="ce7" table:formula="of:=ROUND(([.H79]-[.D79])/100)" office:value-type="float" office:value="647414" calcext:value-type="float">
            <text:p>647,414</text:p>
          </table:table-cell>
          <table:table-cell table:style-name="ce7" table:formula="of:=ROUND(([.I79]-[.E79])/100)" office:value-type="float" office:value="341419" calcext:value-type="float">
            <text:p>341,419</text:p>
          </table:table-cell>
          <table:table-cell table:style-name="ce7" table:formula="of:=ROUND(([.J79]-[.F79])/100)" office:value-type="float" office:value="308381" calcext:value-type="float">
            <text:p>308,381</text:p>
          </table:table-cell>
          <table:table-cell table:style-name="ce7"/>
          <table:table-cell table:style-name="ce7" table:formula="of:=([.M79]+[.N79]+[.O79])/3" office:value-type="float" office:value="432404.666666667" calcext:value-type="float">
            <text:p>432,405</text:p>
          </table:table-cell>
          <table:table-cell table:style-name="ce7" table:formula="of:=SQRT((1/3)*(([.M79]-[.Q79])*([.M79]-[.Q79]) + ([.N79]-[.Q79])*([.N79]-[.Q79]) + ([.O79]-[.Q79])*([.O79]-[.Q79])))" office:value-type="float" office:value="152631.664312779" calcext:value-type="float">
            <text:p>152,632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37406181" calcext:value-type="float">
            <text:p>37406181</text:p>
          </table:table-cell>
          <table:table-cell office:value-type="float" office:value="37563966" calcext:value-type="float">
            <text:p>37563966</text:p>
          </table:table-cell>
          <table:table-cell office:value-type="float" office:value="37649248" calcext:value-type="float">
            <text:p>37649248</text:p>
          </table:table-cell>
          <table:table-cell/>
          <table:table-cell office:value-type="float" office:value="66874163" calcext:value-type="float">
            <text:p>66874163</text:p>
          </table:table-cell>
          <table:table-cell office:value-type="float" office:value="55040331" calcext:value-type="float">
            <text:p>55040331</text:p>
          </table:table-cell>
          <table:table-cell office:value-type="float" office:value="53471537" calcext:value-type="float">
            <text:p>53471537</text:p>
          </table:table-cell>
          <table:table-cell table:style-name="ce7" table:number-columns-repeated="2"/>
          <table:table-cell table:style-name="ce7" table:formula="of:=ROUND(([.H80]-[.D80])/100)" office:value-type="float" office:value="294680" calcext:value-type="float">
            <text:p>294,680</text:p>
          </table:table-cell>
          <table:table-cell table:style-name="ce7" table:formula="of:=ROUND(([.I80]-[.E80])/100)" office:value-type="float" office:value="174764" calcext:value-type="float">
            <text:p>174,764</text:p>
          </table:table-cell>
          <table:table-cell table:style-name="ce7" table:formula="of:=ROUND(([.J80]-[.F80])/100)" office:value-type="float" office:value="158223" calcext:value-type="float">
            <text:p>158,223</text:p>
          </table:table-cell>
          <table:table-cell table:style-name="ce7"/>
          <table:table-cell table:style-name="ce7" table:formula="of:=([.M80]+[.N80]+[.O80])/3" office:value-type="float" office:value="209222.333333333" calcext:value-type="float">
            <text:p>209,222</text:p>
          </table:table-cell>
          <table:table-cell table:style-name="ce7" table:formula="of:=SQRT((1/3)*(([.M80]-[.Q80])*([.M80]-[.Q80]) + ([.N80]-[.Q80])*([.N80]-[.Q80]) + ([.O80]-[.Q80])*([.O80]-[.Q80])))" office:value-type="float" office:value="60803.8417883461" calcext:value-type="float">
            <text:p>60,804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126055" calcext:value-type="float">
            <text:p>7126055</text:p>
          </table:table-cell>
          <table:table-cell office:value-type="float" office:value="7151925" calcext:value-type="float">
            <text:p>7151925</text:p>
          </table:table-cell>
          <table:table-cell office:value-type="float" office:value="7129381" calcext:value-type="float">
            <text:p>7129381</text:p>
          </table:table-cell>
          <table:table-cell/>
          <table:table-cell office:value-type="float" office:value="10782085" calcext:value-type="float">
            <text:p>10782085</text:p>
          </table:table-cell>
          <table:table-cell office:value-type="float" office:value="10987606" calcext:value-type="float">
            <text:p>10987606</text:p>
          </table:table-cell>
          <table:table-cell office:value-type="float" office:value="10793517" calcext:value-type="float">
            <text:p>10793517</text:p>
          </table:table-cell>
          <table:table-cell table:style-name="ce7" table:number-columns-repeated="2"/>
          <table:table-cell table:style-name="ce7" table:formula="of:=ROUND(([.H81]-[.D81])/100)" office:value-type="float" office:value="36560" calcext:value-type="float">
            <text:p>36,560</text:p>
          </table:table-cell>
          <table:table-cell table:style-name="ce7" table:formula="of:=ROUND(([.I81]-[.E81])/100)" office:value-type="float" office:value="38357" calcext:value-type="float">
            <text:p>38,357</text:p>
          </table:table-cell>
          <table:table-cell table:style-name="ce7" table:formula="of:=ROUND(([.J81]-[.F81])/100)" office:value-type="float" office:value="36641" calcext:value-type="float">
            <text:p>36,641</text:p>
          </table:table-cell>
          <table:table-cell table:style-name="ce7"/>
          <table:table-cell table:style-name="ce7" table:formula="of:=([.M81]+[.N81]+[.O81])/3" office:value-type="float" office:value="37186" calcext:value-type="float">
            <text:p>37,186</text:p>
          </table:table-cell>
          <table:table-cell table:style-name="ce7" table:formula="of:=SQRT((1/3)*(([.M81]-[.Q81])*([.M81]-[.Q81]) + ([.N81]-[.Q81])*([.N81]-[.Q81]) + ([.O81]-[.Q81])*([.O81]-[.Q81])))" office:value-type="float" office:value="828.682086206767" calcext:value-type="float">
            <text:p>829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42575500" calcext:value-type="float">
            <text:p>5042575500</text:p>
          </table:table-cell>
          <table:table-cell office:value-type="float" office:value="5049694382" calcext:value-type="float">
            <text:p>5049694382</text:p>
          </table:table-cell>
          <table:table-cell office:value-type="float" office:value="5047149533" calcext:value-type="float">
            <text:p>5047149533</text:p>
          </table:table-cell>
          <table:table-cell/>
          <table:table-cell office:value-type="float" office:value="6029866615" calcext:value-type="float">
            <text:p>6029866615</text:p>
          </table:table-cell>
          <table:table-cell office:value-type="float" office:value="5489978604" calcext:value-type="float">
            <text:p>5489978604</text:p>
          </table:table-cell>
          <table:table-cell office:value-type="float" office:value="5417207887" calcext:value-type="float">
            <text:p>5417207887</text:p>
          </table:table-cell>
          <table:table-cell table:style-name="ce7" table:number-columns-repeated="2"/>
          <table:table-cell table:style-name="ce7" table:formula="of:=ROUND(([.H82]-[.D82])/100)" office:value-type="float" office:value="9872911" calcext:value-type="float">
            <text:p>9,872,911</text:p>
          </table:table-cell>
          <table:table-cell table:style-name="ce7" table:formula="of:=ROUND(([.I82]-[.E82])/100)" office:value-type="float" office:value="4402842" calcext:value-type="float">
            <text:p>4,402,842</text:p>
          </table:table-cell>
          <table:table-cell table:style-name="ce7" table:formula="of:=ROUND(([.J82]-[.F82])/100)" office:value-type="float" office:value="3700584" calcext:value-type="float">
            <text:p>3,700,584</text:p>
          </table:table-cell>
          <table:table-cell table:style-name="ce7"/>
          <table:table-cell table:style-name="ce7" table:formula="of:=([.M82]+[.N82]+[.O82])/3" office:value-type="float" office:value="5992112.33333333" calcext:value-type="float">
            <text:p>5,992,112</text:p>
          </table:table-cell>
          <table:table-cell table:style-name="ce7" table:formula="of:=SQRT((1/3)*(([.M82]-[.Q82])*([.M82]-[.Q82]) + ([.N82]-[.Q82])*([.N82]-[.Q82]) + ([.O82]-[.Q82])*([.O82]-[.Q82])))" office:value-type="float" office:value="2759074.75953351" calcext:value-type="float">
            <text:p>2,759,075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5640" calcext:value-type="float">
            <text:p>5640</text:p>
          </table:table-cell>
          <table:table-cell office:value-type="float" office:value="4787" calcext:value-type="float">
            <text:p>4787</text:p>
          </table:table-cell>
          <table:table-cell/>
          <table:table-cell office:value-type="float" office:value="23709" calcext:value-type="float">
            <text:p>23709</text:p>
          </table:table-cell>
          <table:table-cell office:value-type="float" office:value="26071" calcext:value-type="float">
            <text:p>26071</text:p>
          </table:table-cell>
          <table:table-cell office:value-type="float" office:value="26159" calcext:value-type="float">
            <text:p>26159</text:p>
          </table:table-cell>
          <table:table-cell table:style-name="ce7" table:number-columns-repeated="2"/>
          <table:table-cell table:style-name="ce7" table:formula="of:=ROUND(([.H83]-[.D83])/100)" office:value-type="float" office:value="182" calcext:value-type="float">
            <text:p>182</text:p>
          </table:table-cell>
          <table:table-cell table:style-name="ce7" table:formula="of:=ROUND(([.I83]-[.E83])/100)" office:value-type="float" office:value="204" calcext:value-type="float">
            <text:p>204</text:p>
          </table:table-cell>
          <table:table-cell table:style-name="ce7" table:formula="of:=ROUND(([.J83]-[.F83])/100)" office:value-type="float" office:value="214" calcext:value-type="float">
            <text:p>214</text:p>
          </table:table-cell>
          <table:table-cell table:style-name="ce7"/>
          <table:table-cell table:style-name="ce7" table:formula="of:=([.M83]+[.N83]+[.O83])/3" office:value-type="float" office:value="200" calcext:value-type="float">
            <text:p>200</text:p>
          </table:table-cell>
          <table:table-cell table:style-name="ce7" table:formula="of:=SQRT((1/3)*(([.M83]-[.Q83])*([.M83]-[.Q83]) + ([.N83]-[.Q83])*([.N83]-[.Q83]) + ([.O83]-[.Q83])*([.O83]-[.Q83])))" office:value-type="float" office:value="13.3666251038423" calcext:value-type="float">
            <text:p>13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8110" calcext:value-type="float">
            <text:p>8110</text:p>
          </table:table-cell>
          <table:table-cell office:value-type="float" office:value="886" calcext:value-type="float">
            <text:p>886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5732" calcext:value-type="float">
            <text:p>5732</text:p>
          </table:table-cell>
          <table:table-cell office:value-type="float" office:value="3984" calcext:value-type="float">
            <text:p>3984</text:p>
          </table:table-cell>
          <table:table-cell office:value-type="float" office:value="999" calcext:value-type="float">
            <text:p>999</text:p>
          </table:table-cell>
          <table:table-cell table:style-name="ce7" table:number-columns-repeated="2"/>
          <table:table-cell table:style-name="ce7" table:formula="of:=ROUND(([.H84]-[.D84])/100)" office:value-type="float" office:value="-24" calcext:value-type="float">
            <text:p>-24</text:p>
          </table:table-cell>
          <table:table-cell table:style-name="ce7" table:formula="of:=ROUND(([.I84]-[.E84])/100)" office:value-type="float" office:value="31" calcext:value-type="float">
            <text:p>31</text:p>
          </table:table-cell>
          <table:table-cell table:style-name="ce7" table:formula="of:=ROUND(([.J84]-[.F84])/100)" office:value-type="float" office:value="-26" calcext:value-type="float">
            <text:p>-26</text:p>
          </table:table-cell>
          <table:table-cell table:style-name="ce7"/>
          <table:table-cell table:style-name="ce7" table:formula="of:=([.M84]+[.N84]+[.O84])/3" office:value-type="float" office:value="-6.33333333333333" calcext:value-type="float">
            <text:p>-6</text:p>
          </table:table-cell>
          <table:table-cell table:style-name="ce7" table:formula="of:=SQRT((1/3)*(([.M84]-[.Q84])*([.M84]-[.Q84]) + ([.N84]-[.Q84])*([.N84]-[.Q84]) + ([.O84]-[.Q84])*([.O84]-[.Q84])))" office:value-type="float" office:value="26.4112770527204" calcext:value-type="float">
            <text:p>26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463" calcext:value-type="float">
            <text:p>463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1033" calcext:value-type="float">
            <text:p>1033</text:p>
          </table:table-cell>
          <table:table-cell office:value-type="float" office:value="490" calcext:value-type="float">
            <text:p>490</text:p>
          </table:table-cell>
          <table:table-cell table:style-name="ce7" table:number-columns-repeated="2"/>
          <table:table-cell table:style-name="ce7" table:formula="of:=ROUND(([.H85]-[.D85])/100)" office:value-type="float" office:value="9" calcext:value-type="float">
            <text:p>9</text:p>
          </table:table-cell>
          <table:table-cell table:style-name="ce7" table:formula="of:=ROUND(([.I85]-[.E85])/100)" office:value-type="float" office:value="6" calcext:value-type="float">
            <text:p>6</text:p>
          </table:table-cell>
          <table:table-cell table:style-name="ce7" table:formula="of:=ROUND(([.J85]-[.F85])/100)" office:value-type="float" office:value="-0" calcext:value-type="float">
            <text:p>0</text:p>
          </table:table-cell>
          <table:table-cell table:style-name="ce7"/>
          <table:table-cell table:style-name="ce7" table:formula="of:=([.M85]+[.N85]+[.O85])/3" office:value-type="float" office:value="5" calcext:value-type="float">
            <text:p>5</text:p>
          </table:table-cell>
          <table:table-cell table:style-name="ce7" table:formula="of:=SQRT((1/3)*(([.M85]-[.Q85])*([.M85]-[.Q85]) + ([.N85]-[.Q85])*([.N85]-[.Q85]) + ([.O85]-[.Q85])*([.O85]-[.Q85])))" office:value-type="float" office:value="3.74165738677394" calcext:value-type="float">
            <text:p>4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86]-[.D86])/100)" office:value-type="float" office:value="0" calcext:value-type="float">
            <text:p>0</text:p>
          </table:table-cell>
          <table:table-cell table:style-name="ce7" table:formula="of:=ROUND(([.I86]-[.E86])/100)" office:value-type="float" office:value="0" calcext:value-type="float">
            <text:p>0</text:p>
          </table:table-cell>
          <table:table-cell table:style-name="ce7" table:formula="of:=ROUND(([.J86]-[.F86])/100)" office:value-type="float" office:value="0" calcext:value-type="float">
            <text:p>0</text:p>
          </table:table-cell>
          <table:table-cell table:style-name="ce7"/>
          <table:table-cell table:style-name="ce7" table:formula="of:=([.M86]+[.N86]+[.O86])/3" office:value-type="float" office:value="0" calcext:value-type="float">
            <text:p>0</text:p>
          </table:table-cell>
          <table:table-cell table:style-name="ce7"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240" calcext:value-type="float">
            <text:p>1240</text:p>
          </table:table-cell>
          <table:table-cell office:value-type="float" office:value="1791" calcext:value-type="float">
            <text:p>1791</text:p>
          </table:table-cell>
          <table:table-cell table:style-name="ce7" table:number-columns-repeated="2"/>
          <table:table-cell table:style-name="ce7" table:formula="of:=ROUND(([.H87]-[.D87])/100)" office:value-type="float" office:value="10" calcext:value-type="float">
            <text:p>10</text:p>
          </table:table-cell>
          <table:table-cell table:style-name="ce7" table:formula="of:=ROUND(([.I87]-[.E87])/100)" office:value-type="float" office:value="7" calcext:value-type="float">
            <text:p>7</text:p>
          </table:table-cell>
          <table:table-cell table:style-name="ce7" table:formula="of:=ROUND(([.J87]-[.F87])/100)" office:value-type="float" office:value="13" calcext:value-type="float">
            <text:p>13</text:p>
          </table:table-cell>
          <table:table-cell table:style-name="ce7"/>
          <table:table-cell table:style-name="ce7" table:formula="of:=([.M87]+[.N87]+[.O87])/3" office:value-type="float" office:value="10" calcext:value-type="float">
            <text:p>10</text:p>
          </table:table-cell>
          <table:table-cell table:style-name="ce7" table:formula="of:=SQRT((1/3)*(([.M87]-[.Q87])*([.M87]-[.Q87]) + ([.N87]-[.Q87])*([.N87]-[.Q87]) + ([.O87]-[.Q87])*([.O87]-[.Q87])))" office:value-type="float" office:value="2.44948974278318" calcext:value-type="float">
            <text:p>2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36164" calcext:value-type="float">
            <text:p>36164</text:p>
          </table:table-cell>
          <table:table-cell office:value-type="float" office:value="49901" calcext:value-type="float">
            <text:p>49901</text:p>
          </table:table-cell>
          <table:table-cell office:value-type="float" office:value="37036" calcext:value-type="float">
            <text:p>37036</text:p>
          </table:table-cell>
          <table:table-cell/>
          <table:table-cell office:value-type="float" office:value="504500" calcext:value-type="float">
            <text:p>504500</text:p>
          </table:table-cell>
          <table:table-cell office:value-type="float" office:value="360450" calcext:value-type="float">
            <text:p>360450</text:p>
          </table:table-cell>
          <table:table-cell office:value-type="float" office:value="582745" calcext:value-type="float">
            <text:p>582745</text:p>
          </table:table-cell>
          <table:table-cell table:style-name="ce7" table:number-columns-repeated="2"/>
          <table:table-cell table:style-name="ce7" table:formula="of:=ROUND(([.H88]-[.D88])/100)" office:value-type="float" office:value="4683" calcext:value-type="float">
            <text:p>4,683</text:p>
          </table:table-cell>
          <table:table-cell table:style-name="ce7" table:formula="of:=ROUND(([.I88]-[.E88])/100)" office:value-type="float" office:value="3105" calcext:value-type="float">
            <text:p>3,105</text:p>
          </table:table-cell>
          <table:table-cell table:style-name="ce7" table:formula="of:=ROUND(([.J88]-[.F88])/100)" office:value-type="float" office:value="5457" calcext:value-type="float">
            <text:p>5,457</text:p>
          </table:table-cell>
          <table:table-cell table:style-name="ce7"/>
          <table:table-cell table:style-name="ce7" table:formula="of:=([.M88]+[.N88]+[.O88])/3" office:value-type="float" office:value="4415" calcext:value-type="float">
            <text:p>4,415</text:p>
          </table:table-cell>
          <table:table-cell table:style-name="ce7" table:formula="of:=SQRT((1/3)*(([.M88]-[.Q88])*([.M88]-[.Q88]) + ([.N88]-[.Q88])*([.N88]-[.Q88]) + ([.O88]-[.Q88])*([.O88]-[.Q88])))" office:value-type="float" office:value="978.721615169503" calcext:value-type="float">
            <text:p>979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style-name="ce7" table:number-columns-repeated="2"/>
          <table:table-cell table:style-name="ce7" table:formula="of:=ROUND(([.H89]-[.D89])/100)" office:value-type="float" office:value="0" calcext:value-type="float">
            <text:p>0</text:p>
          </table:table-cell>
          <table:table-cell table:style-name="ce7" table:formula="of:=ROUND(([.I89]-[.E89])/100)" office:value-type="float" office:value="0" calcext:value-type="float">
            <text:p>0</text:p>
          </table:table-cell>
          <table:table-cell table:style-name="ce7" table:formula="of:=ROUND(([.J89]-[.F89])/100)" office:value-type="float" office:value="0" calcext:value-type="float">
            <text:p>0</text:p>
          </table:table-cell>
          <table:table-cell table:style-name="ce7"/>
          <table:table-cell table:style-name="ce7" table:formula="of:=([.M89]+[.N89]+[.O89])/3" office:value-type="float" office:value="0" calcext:value-type="float">
            <text:p>0</text:p>
          </table:table-cell>
          <table:table-cell table:style-name="ce7" table:formula="of:=SQRT((1/3)*(([.M89]-[.Q89])*([.M89]-[.Q89]) + ([.N89]-[.Q89])*([.N89]-[.Q89]) + ([.O89]-[.Q89])*([.O89]-[.Q8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90]-[.D90])/100)" office:value-type="float" office:value="0" calcext:value-type="float">
            <text:p>0</text:p>
          </table:table-cell>
          <table:table-cell table:style-name="ce7" table:formula="of:=ROUND(([.I90]-[.E90])/100)" office:value-type="float" office:value="0" calcext:value-type="float">
            <text:p>0</text:p>
          </table:table-cell>
          <table:table-cell table:style-name="ce7" table:formula="of:=ROUND(([.J90]-[.F90])/100)" office:value-type="float" office:value="0" calcext:value-type="float">
            <text:p>0</text:p>
          </table:table-cell>
          <table:table-cell table:style-name="ce7"/>
          <table:table-cell table:style-name="ce7" table:formula="of:=([.M90]+[.N90]+[.O90])/3" office:value-type="float" office:value="0" calcext:value-type="float">
            <text:p>0</text:p>
          </table:table-cell>
          <table:table-cell table:style-name="ce7"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21" calcext:value-type="float">
            <text:p>12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style-name="ce7" table:number-columns-repeated="2"/>
          <table:table-cell table:style-name="ce7" table:formula="of:=ROUND(([.H91]-[.D91])/100)" office:value-type="float" office:value="0" calcext:value-type="float">
            <text:p>0</text:p>
          </table:table-cell>
          <table:table-cell table:style-name="ce7" table:formula="of:=ROUND(([.I91]-[.E91])/100)" office:value-type="float" office:value="0" calcext:value-type="float">
            <text:p>0</text:p>
          </table:table-cell>
          <table:table-cell table:style-name="ce7" table:formula="of:=ROUND(([.J91]-[.F91])/100)" office:value-type="float" office:value="0" calcext:value-type="float">
            <text:p>0</text:p>
          </table:table-cell>
          <table:table-cell table:style-name="ce7"/>
          <table:table-cell table:style-name="ce7" table:formula="of:=([.M91]+[.N91]+[.O91])/3" office:value-type="float" office:value="0" calcext:value-type="float">
            <text:p>0</text:p>
          </table:table-cell>
          <table:table-cell table:style-name="ce7" table:formula="of:=SQRT((1/3)*(([.M91]-[.Q91])*([.M91]-[.Q91]) + ([.N91]-[.Q91])*([.N91]-[.Q91]) + ([.O91]-[.Q91])*([.O91]-[.Q9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7" table:number-columns-repeated="2"/>
          <table:table-cell table:style-name="ce7" table:formula="of:=ROUND(([.H92]-[.D92])/100)" office:value-type="float" office:value="0" calcext:value-type="float">
            <text:p>0</text:p>
          </table:table-cell>
          <table:table-cell table:style-name="ce7" table:formula="of:=ROUND(([.I92]-[.E92])/100)" office:value-type="float" office:value="0" calcext:value-type="float">
            <text:p>0</text:p>
          </table:table-cell>
          <table:table-cell table:style-name="ce7" table:formula="of:=ROUND(([.J92]-[.F92])/100)" office:value-type="float" office:value="0" calcext:value-type="float">
            <text:p>0</text:p>
          </table:table-cell>
          <table:table-cell table:style-name="ce7"/>
          <table:table-cell table:style-name="ce7" table:formula="of:=([.M92]+[.N92]+[.O92])/3" office:value-type="float" office:value="0" calcext:value-type="float">
            <text:p>0</text:p>
          </table:table-cell>
          <table:table-cell table:style-name="ce7"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1050951" calcext:value-type="float">
            <text:p>1050951</text:p>
          </table:table-cell>
          <table:table-cell office:value-type="float" office:value="1074419" calcext:value-type="float">
            <text:p>1074419</text:p>
          </table:table-cell>
          <table:table-cell office:value-type="float" office:value="1079065" calcext:value-type="float">
            <text:p>1079065</text:p>
          </table:table-cell>
          <table:table-cell/>
          <table:table-cell office:value-type="float" office:value="1446097" calcext:value-type="float">
            <text:p>1446097</text:p>
          </table:table-cell>
          <table:table-cell office:value-type="float" office:value="1347285" calcext:value-type="float">
            <text:p>1347285</text:p>
          </table:table-cell>
          <table:table-cell office:value-type="float" office:value="1331265" calcext:value-type="float">
            <text:p>1331265</text:p>
          </table:table-cell>
          <table:table-cell table:style-name="ce7" table:number-columns-repeated="2"/>
          <table:table-cell table:style-name="ce7" table:formula="of:=ROUND(([.H93]-[.D93])/100)" office:value-type="float" office:value="3951" calcext:value-type="float">
            <text:p>3,951</text:p>
          </table:table-cell>
          <table:table-cell table:style-name="ce7" table:formula="of:=ROUND(([.I93]-[.E93])/100)" office:value-type="float" office:value="2729" calcext:value-type="float">
            <text:p>2,729</text:p>
          </table:table-cell>
          <table:table-cell table:style-name="ce7" table:formula="of:=ROUND(([.J93]-[.F93])/100)" office:value-type="float" office:value="2522" calcext:value-type="float">
            <text:p>2,522</text:p>
          </table:table-cell>
          <table:table-cell table:style-name="ce7"/>
          <table:table-cell table:style-name="ce7" table:formula="of:=([.M93]+[.N93]+[.O93])/3" office:value-type="float" office:value="3067.33333333333" calcext:value-type="float">
            <text:p>3,067</text:p>
          </table:table-cell>
          <table:table-cell table:style-name="ce7" table:formula="of:=SQRT((1/3)*(([.M93]-[.Q93])*([.M93]-[.Q93]) + ([.N93]-[.Q93])*([.N93]-[.Q93]) + ([.O93]-[.Q93])*([.O93]-[.Q93])))" office:value-type="float" office:value="630.535398600974" calcext:value-type="float">
            <text:p>631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09838790" calcext:value-type="float">
            <text:p>309838790</text:p>
          </table:table-cell>
          <table:table-cell office:value-type="float" office:value="309852939" calcext:value-type="float">
            <text:p>309852939</text:p>
          </table:table-cell>
          <table:table-cell office:value-type="float" office:value="309822789" calcext:value-type="float">
            <text:p>309822789</text:p>
          </table:table-cell>
          <table:table-cell/>
          <table:table-cell office:value-type="float" office:value="312378938" calcext:value-type="float">
            <text:p>312378938</text:p>
          </table:table-cell>
          <table:table-cell office:value-type="float" office:value="312361971" calcext:value-type="float">
            <text:p>312361971</text:p>
          </table:table-cell>
          <table:table-cell office:value-type="float" office:value="312263490" calcext:value-type="float">
            <text:p>312263490</text:p>
          </table:table-cell>
          <table:table-cell table:style-name="ce7" table:number-columns-repeated="2"/>
          <table:table-cell table:style-name="ce7" table:formula="of:=ROUND(([.H94]-[.D94])/100)" office:value-type="float" office:value="25401" calcext:value-type="float">
            <text:p>25,401</text:p>
          </table:table-cell>
          <table:table-cell table:style-name="ce7" table:formula="of:=ROUND(([.I94]-[.E94])/100)" office:value-type="float" office:value="25090" calcext:value-type="float">
            <text:p>25,090</text:p>
          </table:table-cell>
          <table:table-cell table:style-name="ce7" table:formula="of:=ROUND(([.J94]-[.F94])/100)" office:value-type="float" office:value="24407" calcext:value-type="float">
            <text:p>24,407</text:p>
          </table:table-cell>
          <table:table-cell table:style-name="ce7"/>
          <table:table-cell table:style-name="ce7" table:formula="of:=([.M94]+[.N94]+[.O94])/3" office:value-type="float" office:value="24966" calcext:value-type="float">
            <text:p>24,966</text:p>
          </table:table-cell>
          <table:table-cell table:style-name="ce7" table:formula="of:=SQRT((1/3)*(([.M94]-[.Q94])*([.M94]-[.Q94]) + ([.N94]-[.Q94])*([.N94]-[.Q94]) + ([.O94]-[.Q94])*([.O94]-[.Q94])))" office:value-type="float" office:value="415.163421638596" calcext:value-type="float">
            <text:p>415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9063192" calcext:value-type="float">
            <text:p>239063192</text:p>
          </table:table-cell>
          <table:table-cell office:value-type="float" office:value="240030237" calcext:value-type="float">
            <text:p>240030237</text:p>
          </table:table-cell>
          <table:table-cell office:value-type="float" office:value="240221612" calcext:value-type="float">
            <text:p>240221612</text:p>
          </table:table-cell>
          <table:table-cell/>
          <table:table-cell office:value-type="float" office:value="3678592333" calcext:value-type="float">
            <text:p>3678592333</text:p>
          </table:table-cell>
          <table:table-cell office:value-type="float" office:value="3619118978" calcext:value-type="float">
            <text:p>3619118978</text:p>
          </table:table-cell>
          <table:table-cell office:value-type="float" office:value="3612410784" calcext:value-type="float">
            <text:p>3612410784</text:p>
          </table:table-cell>
          <table:table-cell table:style-name="ce7" table:number-columns-repeated="2"/>
          <table:table-cell table:style-name="ce7" table:formula="of:=ROUND(([.H95]-[.D95])/100)" office:value-type="float" office:value="34395291" calcext:value-type="float">
            <text:p>34,395,291</text:p>
          </table:table-cell>
          <table:table-cell table:style-name="ce7" table:formula="of:=ROUND(([.I95]-[.E95])/100)" office:value-type="float" office:value="33790887" calcext:value-type="float">
            <text:p>33,790,887</text:p>
          </table:table-cell>
          <table:table-cell table:style-name="ce7" table:formula="of:=ROUND(([.J95]-[.F95])/100)" office:value-type="float" office:value="33721892" calcext:value-type="float">
            <text:p>33,721,892</text:p>
          </table:table-cell>
          <table:table-cell table:style-name="ce7"/>
          <table:table-cell table:style-name="ce7" table:formula="of:=([.M95]+[.N95]+[.O95])/3" office:value-type="float" office:value="33969356.6666667" calcext:value-type="float">
            <text:p>33,969,357</text:p>
          </table:table-cell>
          <table:table-cell table:style-name="ce7" table:formula="of:=SQRT((1/3)*(([.M95]-[.Q95])*([.M95]-[.Q95]) + ([.N95]-[.Q95])*([.N95]-[.Q95]) + ([.O95]-[.Q95])*([.O95]-[.Q95])))" office:value-type="float" office:value="302495.31097229" calcext:value-type="float">
            <text:p>302,495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8132" calcext:value-type="float">
            <text:p>78132</text:p>
          </table:table-cell>
          <table:table-cell office:value-type="float" office:value="78177" calcext:value-type="float">
            <text:p>78177</text:p>
          </table:table-cell>
          <table:table-cell office:value-type="float" office:value="78178" calcext:value-type="float">
            <text:p>78178</text:p>
          </table:table-cell>
          <table:table-cell/>
          <table:table-cell office:value-type="float" office:value="79951" calcext:value-type="float">
            <text:p>79951</text:p>
          </table:table-cell>
          <table:table-cell office:value-type="float" office:value="80184" calcext:value-type="float">
            <text:p>80184</text:p>
          </table:table-cell>
          <table:table-cell office:value-type="float" office:value="80086" calcext:value-type="float">
            <text:p>80086</text:p>
          </table:table-cell>
          <table:table-cell table:style-name="ce7" table:number-columns-repeated="2"/>
          <table:table-cell table:style-name="ce7" table:formula="of:=ROUND(([.H96]-[.D96])/100)" office:value-type="float" office:value="18" calcext:value-type="float">
            <text:p>18</text:p>
          </table:table-cell>
          <table:table-cell table:style-name="ce7" table:formula="of:=ROUND(([.I96]-[.E96])/100)" office:value-type="float" office:value="20" calcext:value-type="float">
            <text:p>20</text:p>
          </table:table-cell>
          <table:table-cell table:style-name="ce7" table:formula="of:=ROUND(([.J96]-[.F96])/100)" office:value-type="float" office:value="19" calcext:value-type="float">
            <text:p>19</text:p>
          </table:table-cell>
          <table:table-cell table:style-name="ce7"/>
          <table:table-cell table:style-name="ce7" table:formula="of:=([.M96]+[.N96]+[.O96])/3" office:value-type="float" office:value="19" calcext:value-type="float">
            <text:p>19</text:p>
          </table:table-cell>
          <table:table-cell table:style-name="ce7" table:formula="of:=SQRT((1/3)*(([.M96]-[.Q96])*([.M96]-[.Q96]) + ([.N96]-[.Q96])*([.N96]-[.Q96]) + ([.O96]-[.Q96])*([.O96]-[.Q96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3769" calcext:value-type="float">
            <text:p>67413769</text:p>
          </table:table-cell>
          <table:table-cell office:value-type="float" office:value="67413567" calcext:value-type="float">
            <text:p>67413567</text:p>
          </table:table-cell>
          <table:table-cell office:value-type="float" office:value="67413822" calcext:value-type="float">
            <text:p>67413822</text:p>
          </table:table-cell>
          <table:table-cell/>
          <table:table-cell office:value-type="float" office:value="67413611" calcext:value-type="float">
            <text:p>67413611</text:p>
          </table:table-cell>
          <table:table-cell office:value-type="float" office:value="67415476" calcext:value-type="float">
            <text:p>67415476</text:p>
          </table:table-cell>
          <table:table-cell office:value-type="float" office:value="67416342" calcext:value-type="float">
            <text:p>67416342</text:p>
          </table:table-cell>
          <table:table-cell table:style-name="ce7" table:number-columns-repeated="2"/>
          <table:table-cell table:style-name="ce7" table:formula="of:=ROUND(([.H97]-[.D97])/100)" office:value-type="float" office:value="-2" calcext:value-type="float">
            <text:p>-2</text:p>
          </table:table-cell>
          <table:table-cell table:style-name="ce7" table:formula="of:=ROUND(([.I97]-[.E97])/100)" office:value-type="float" office:value="19" calcext:value-type="float">
            <text:p>19</text:p>
          </table:table-cell>
          <table:table-cell table:style-name="ce7" table:formula="of:=ROUND(([.J97]-[.F97])/100)" office:value-type="float" office:value="25" calcext:value-type="float">
            <text:p>25</text:p>
          </table:table-cell>
          <table:table-cell table:style-name="ce7"/>
          <table:table-cell table:style-name="ce7" table:formula="of:=([.M97]+[.N97]+[.O97])/3" office:value-type="float" office:value="14" calcext:value-type="float">
            <text:p>14</text:p>
          </table:table-cell>
          <table:table-cell table:style-name="ce7" table:formula="of:=SQRT((1/3)*(([.M97]-[.Q97])*([.M97]-[.Q97]) + ([.N97]-[.Q97])*([.N97]-[.Q97]) + ([.O97]-[.Q97])*([.O97]-[.Q97])))" office:value-type="float" office:value="11.5758369027902" calcext:value-type="float">
            <text:p>12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55862" calcext:value-type="float">
            <text:p>201855862</text:p>
          </table:table-cell>
          <table:table-cell office:value-type="float" office:value="201851645" calcext:value-type="float">
            <text:p>201851645</text:p>
          </table:table-cell>
          <table:table-cell office:value-type="float" office:value="201851924" calcext:value-type="float">
            <text:p>201851924</text:p>
          </table:table-cell>
          <table:table-cell/>
          <table:table-cell office:value-type="float" office:value="201850541" calcext:value-type="float">
            <text:p>201850541</text:p>
          </table:table-cell>
          <table:table-cell office:value-type="float" office:value="201861540" calcext:value-type="float">
            <text:p>201861540</text:p>
          </table:table-cell>
          <table:table-cell office:value-type="float" office:value="201856789" calcext:value-type="float">
            <text:p>201856789</text:p>
          </table:table-cell>
          <table:table-cell table:style-name="ce7" table:number-columns-repeated="2"/>
          <table:table-cell table:style-name="ce7" table:formula="of:=ROUND(([.H98]-[.D98])/100)" office:value-type="float" office:value="-53" calcext:value-type="float">
            <text:p>-53</text:p>
          </table:table-cell>
          <table:table-cell table:style-name="ce7" table:formula="of:=ROUND(([.I98]-[.E98])/100)" office:value-type="float" office:value="99" calcext:value-type="float">
            <text:p>99</text:p>
          </table:table-cell>
          <table:table-cell table:style-name="ce7" table:formula="of:=ROUND(([.J98]-[.F98])/100)" office:value-type="float" office:value="49" calcext:value-type="float">
            <text:p>49</text:p>
          </table:table-cell>
          <table:table-cell table:style-name="ce7"/>
          <table:table-cell table:style-name="ce7" table:formula="of:=([.M98]+[.N98]+[.O98])/3" office:value-type="float" office:value="31.6666666666667" calcext:value-type="float">
            <text:p>32</text:p>
          </table:table-cell>
          <table:table-cell table:style-name="ce7" table:formula="of:=SQRT((1/3)*(([.M98]-[.Q98])*([.M98]-[.Q98]) + ([.N98]-[.Q98])*([.N98]-[.Q98]) + ([.O98]-[.Q98])*([.O98]-[.Q98])))" office:value-type="float" office:value="63.2525800966956" calcext:value-type="float">
            <text:p>63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194665" calcext:value-type="float">
            <text:p>202194665</text:p>
          </table:table-cell>
          <table:table-cell office:value-type="float" office:value="202191846" calcext:value-type="float">
            <text:p>202191846</text:p>
          </table:table-cell>
          <table:table-cell office:value-type="float" office:value="202190625" calcext:value-type="float">
            <text:p>202190625</text:p>
          </table:table-cell>
          <table:table-cell/>
          <table:table-cell office:value-type="float" office:value="202190627" calcext:value-type="float">
            <text:p>202190627</text:p>
          </table:table-cell>
          <table:table-cell office:value-type="float" office:value="202199891" calcext:value-type="float">
            <text:p>202199891</text:p>
          </table:table-cell>
          <table:table-cell office:value-type="float" office:value="202200094" calcext:value-type="float">
            <text:p>202200094</text:p>
          </table:table-cell>
          <table:table-cell table:style-name="ce7" table:number-columns-repeated="2"/>
          <table:table-cell table:style-name="ce7" table:formula="of:=ROUND(([.H99]-[.D99])/100)" office:value-type="float" office:value="-40" calcext:value-type="float">
            <text:p>-40</text:p>
          </table:table-cell>
          <table:table-cell table:style-name="ce7" table:formula="of:=ROUND(([.I99]-[.E99])/100)" office:value-type="float" office:value="80" calcext:value-type="float">
            <text:p>80</text:p>
          </table:table-cell>
          <table:table-cell table:style-name="ce7" table:formula="of:=ROUND(([.J99]-[.F99])/100)" office:value-type="float" office:value="95" calcext:value-type="float">
            <text:p>95</text:p>
          </table:table-cell>
          <table:table-cell table:style-name="ce7"/>
          <table:table-cell table:style-name="ce7" table:formula="of:=([.M99]+[.N99]+[.O99])/3" office:value-type="float" office:value="45" calcext:value-type="float">
            <text:p>45</text:p>
          </table:table-cell>
          <table:table-cell table:style-name="ce7" table:formula="of:=SQRT((1/3)*(([.M99]-[.Q99])*([.M99]-[.Q99]) + ([.N99]-[.Q99])*([.N99]-[.Q99]) + ([.O99]-[.Q99])*([.O99]-[.Q99])))" office:value-type="float" office:value="60.4152298679729" calcext:value-type="float">
            <text:p>60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 table:style-name="ce7" table:number-columns-repeated="2"/>
          <table:table-cell table:style-name="ce7" table:formula="of:=ROUND(([.H100]-[.D100])/100)" office:value-type="float" office:value="3" calcext:value-type="float">
            <text:p>3</text:p>
          </table:table-cell>
          <table:table-cell table:style-name="ce7" table:formula="of:=ROUND(([.I100]-[.E100])/100)" office:value-type="float" office:value="3" calcext:value-type="float">
            <text:p>3</text:p>
          </table:table-cell>
          <table:table-cell table:style-name="ce7" table:formula="of:=ROUND(([.J100]-[.F100])/100)" office:value-type="float" office:value="3" calcext:value-type="float">
            <text:p>3</text:p>
          </table:table-cell>
          <table:table-cell table:style-name="ce7"/>
          <table:table-cell table:style-name="ce7" table:formula="of:=([.M100]+[.N100]+[.O100])/3" office:value-type="float" office:value="3" calcext:value-type="float">
            <text:p>3</text:p>
          </table:table-cell>
          <table:table-cell table:style-name="ce7"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20510838" calcext:value-type="float">
            <text:p>1020510838</text:p>
          </table:table-cell>
          <table:table-cell office:value-type="float" office:value="1021538274" calcext:value-type="float">
            <text:p>1021538274</text:p>
          </table:table-cell>
          <table:table-cell office:value-type="float" office:value="1020970956" calcext:value-type="float">
            <text:p>1020970956</text:p>
          </table:table-cell>
          <table:table-cell/>
          <table:table-cell office:value-type="float" office:value="4487445818" calcext:value-type="float">
            <text:p>4487445818</text:p>
          </table:table-cell>
          <table:table-cell office:value-type="float" office:value="4403083959" calcext:value-type="float">
            <text:p>4403083959</text:p>
          </table:table-cell>
          <table:table-cell office:value-type="float" office:value="4390734318" calcext:value-type="float">
            <text:p>4390734318</text:p>
          </table:table-cell>
          <table:table-cell table:style-name="ce7" table:number-columns-repeated="2"/>
          <table:table-cell table:style-name="ce7" table:formula="of:=ROUND(([.H101]-[.D101])/100)" office:value-type="float" office:value="34669350" calcext:value-type="float">
            <text:p>34,669,350</text:p>
          </table:table-cell>
          <table:table-cell table:style-name="ce7" table:formula="of:=ROUND(([.I101]-[.E101])/100)" office:value-type="float" office:value="33815457" calcext:value-type="float">
            <text:p>33,815,457</text:p>
          </table:table-cell>
          <table:table-cell table:style-name="ce7" table:formula="of:=ROUND(([.J101]-[.F101])/100)" office:value-type="float" office:value="33697634" calcext:value-type="float">
            <text:p>33,697,634</text:p>
          </table:table-cell>
          <table:table-cell table:style-name="ce7"/>
          <table:table-cell table:style-name="ce7" table:formula="of:=([.M101]+[.N101]+[.O101])/3" office:value-type="float" office:value="34060813.6666667" calcext:value-type="float">
            <text:p>34,060,814</text:p>
          </table:table-cell>
          <table:table-cell table:style-name="ce7" table:formula="of:=SQRT((1/3)*(([.M101]-[.Q101])*([.M101]-[.Q101]) + ([.N101]-[.Q101])*([.N101]-[.Q101]) + ([.O101]-[.Q101])*([.O101]-[.Q101])))" office:value-type="float" office:value="432980.304842559" calcext:value-type="float">
            <text:p>432,980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9065" calcext:value-type="float">
            <text:p>19065</text:p>
          </table:table-cell>
          <table:table-cell office:value-type="float" office:value="19376" calcext:value-type="float">
            <text:p>19376</text:p>
          </table:table-cell>
          <table:table-cell office:value-type="float" office:value="19574" calcext:value-type="float">
            <text:p>19574</text:p>
          </table:table-cell>
          <table:table-cell/>
          <table:table-cell office:value-type="float" office:value="1292541" calcext:value-type="float">
            <text:p>1292541</text:p>
          </table:table-cell>
          <table:table-cell office:value-type="float" office:value="1264584" calcext:value-type="float">
            <text:p>1264584</text:p>
          </table:table-cell>
          <table:table-cell office:value-type="float" office:value="1256459" calcext:value-type="float">
            <text:p>1256459</text:p>
          </table:table-cell>
          <table:table-cell table:style-name="ce7" table:number-columns-repeated="2"/>
          <table:table-cell table:style-name="ce7" table:formula="of:=ROUND(([.H102]-[.D102])/100)" office:value-type="float" office:value="12735" calcext:value-type="float">
            <text:p>12,735</text:p>
          </table:table-cell>
          <table:table-cell table:style-name="ce7" table:formula="of:=ROUND(([.I102]-[.E102])/100)" office:value-type="float" office:value="12452" calcext:value-type="float">
            <text:p>12,452</text:p>
          </table:table-cell>
          <table:table-cell table:style-name="ce7" table:formula="of:=ROUND(([.J102]-[.F102])/100)" office:value-type="float" office:value="12369" calcext:value-type="float">
            <text:p>12,369</text:p>
          </table:table-cell>
          <table:table-cell table:style-name="ce7"/>
          <table:table-cell table:style-name="ce7" table:formula="of:=([.M102]+[.N102]+[.O102])/3" office:value-type="float" office:value="12518.6666666667" calcext:value-type="float">
            <text:p>12,519</text:p>
          </table:table-cell>
          <table:table-cell table:style-name="ce7" table:formula="of:=SQRT((1/3)*(([.M102]-[.Q102])*([.M102]-[.Q102]) + ([.N102]-[.Q102])*([.N102]-[.Q102]) + ([.O102]-[.Q102])*([.O102]-[.Q102])))" office:value-type="float" office:value="156.67872294036" calcext:value-type="float">
            <text:p>157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659" calcext:value-type="float">
            <text:p>2175659</text:p>
          </table:table-cell>
          <table:table-cell office:value-type="float" office:value="2175750" calcext:value-type="float">
            <text:p>2175750</text:p>
          </table:table-cell>
          <table:table-cell office:value-type="float" office:value="2175646" calcext:value-type="float">
            <text:p>2175646</text:p>
          </table:table-cell>
          <table:table-cell/>
          <table:table-cell office:value-type="float" office:value="2181774" calcext:value-type="float">
            <text:p>2181774</text:p>
          </table:table-cell>
          <table:table-cell office:value-type="float" office:value="2178715" calcext:value-type="float">
            <text:p>2178715</text:p>
          </table:table-cell>
          <table:table-cell office:value-type="float" office:value="2177553" calcext:value-type="float">
            <text:p>2177553</text:p>
          </table:table-cell>
          <table:table-cell table:style-name="ce7" table:number-columns-repeated="2"/>
          <table:table-cell table:style-name="ce7" table:formula="of:=ROUND(([.H103]-[.D103])/100)" office:value-type="float" office:value="61" calcext:value-type="float">
            <text:p>61</text:p>
          </table:table-cell>
          <table:table-cell table:style-name="ce7" table:formula="of:=ROUND(([.I103]-[.E103])/100)" office:value-type="float" office:value="30" calcext:value-type="float">
            <text:p>30</text:p>
          </table:table-cell>
          <table:table-cell table:style-name="ce7" table:formula="of:=ROUND(([.J103]-[.F103])/100)" office:value-type="float" office:value="19" calcext:value-type="float">
            <text:p>19</text:p>
          </table:table-cell>
          <table:table-cell table:style-name="ce7"/>
          <table:table-cell table:style-name="ce7" table:formula="of:=([.M103]+[.N103]+[.O103])/3" office:value-type="float" office:value="36.6666666666667" calcext:value-type="float">
            <text:p>37</text:p>
          </table:table-cell>
          <table:table-cell table:style-name="ce7" table:formula="of:=SQRT((1/3)*(([.M103]-[.Q103])*([.M103]-[.Q103]) + ([.N103]-[.Q103])*([.N103]-[.Q103]) + ([.O103]-[.Q103])*([.O103]-[.Q103])))" office:value-type="float" office:value="17.7826382244655" calcext:value-type="float">
            <text:p>18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153" calcext:value-type="float">
            <text:p>21153</text:p>
          </table:table-cell>
          <table:table-cell office:value-type="float" office:value="21214" calcext:value-type="float">
            <text:p>21214</text:p>
          </table:table-cell>
          <table:table-cell office:value-type="float" office:value="21208" calcext:value-type="float">
            <text:p>21208</text:p>
          </table:table-cell>
          <table:table-cell/>
          <table:table-cell office:value-type="float" office:value="21315" calcext:value-type="float">
            <text:p>21315</text:p>
          </table:table-cell>
          <table:table-cell office:value-type="float" office:value="21391" calcext:value-type="float">
            <text:p>21391</text:p>
          </table:table-cell>
          <table:table-cell office:value-type="float" office:value="21366" calcext:value-type="float">
            <text:p>21366</text:p>
          </table:table-cell>
          <table:table-cell table:style-name="ce7" table:number-columns-repeated="2"/>
          <table:table-cell table:style-name="ce7" table:formula="of:=ROUND(([.H104]-[.D104])/100)" office:value-type="float" office:value="2" calcext:value-type="float">
            <text:p>2</text:p>
          </table:table-cell>
          <table:table-cell table:style-name="ce7" table:formula="of:=ROUND(([.I104]-[.E104])/100)" office:value-type="float" office:value="2" calcext:value-type="float">
            <text:p>2</text:p>
          </table:table-cell>
          <table:table-cell table:style-name="ce7" table:formula="of:=ROUND(([.J104]-[.F104])/100)" office:value-type="float" office:value="2" calcext:value-type="float">
            <text:p>2</text:p>
          </table:table-cell>
          <table:table-cell table:style-name="ce7"/>
          <table:table-cell table:style-name="ce7" table:formula="of:=([.M104]+[.N104]+[.O104])/3" office:value-type="float" office:value="2" calcext:value-type="float">
            <text:p>2</text:p>
          </table:table-cell>
          <table:table-cell table:style-name="ce7" table:formula="of:=SQRT((1/3)*(([.M104]-[.Q104])*([.M104]-[.Q104]) + ([.N104]-[.Q104])*([.N104]-[.Q104]) + ([.O104]-[.Q104])*([.O104]-[.Q10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570" calcext:value-type="float">
            <text:p>570</text:p>
          </table:table-cell>
          <table:table-cell office:value-type="float" office:value="475" calcext:value-type="float">
            <text:p>475</text:p>
          </table:table-cell>
          <table:table-cell table:style-name="ce7" table:number-columns-repeated="2"/>
          <table:table-cell table:style-name="ce7" table:formula="of:=ROUND(([.H105]-[.D105])/100)" office:value-type="float" office:value="1" calcext:value-type="float">
            <text:p>1</text:p>
          </table:table-cell>
          <table:table-cell table:style-name="ce7" table:formula="of:=ROUND(([.I105]-[.E105])/100)" office:value-type="float" office:value="3" calcext:value-type="float">
            <text:p>3</text:p>
          </table:table-cell>
          <table:table-cell table:style-name="ce7" table:formula="of:=ROUND(([.J105]-[.F105])/100)" office:value-type="float" office:value="1" calcext:value-type="float">
            <text:p>1</text:p>
          </table:table-cell>
          <table:table-cell table:style-name="ce7"/>
          <table:table-cell table:style-name="ce7" table:formula="of:=([.M105]+[.N105]+[.O105])/3" office:value-type="float" office:value="1.66666666666667" calcext:value-type="float">
            <text:p>2</text:p>
          </table:table-cell>
          <table:table-cell table:style-name="ce7" table:formula="of:=SQRT((1/3)*(([.M105]-[.Q105])*([.M105]-[.Q105]) + ([.N105]-[.Q105])*([.N105]-[.Q105]) + ([.O105]-[.Q105])*([.O105]-[.Q105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06]-[.D106])/100)" office:value-type="float" office:value="0" calcext:value-type="float">
            <text:p>0</text:p>
          </table:table-cell>
          <table:table-cell table:style-name="ce7" table:formula="of:=ROUND(([.I106]-[.E106])/100)" office:value-type="float" office:value="0" calcext:value-type="float">
            <text:p>0</text:p>
          </table:table-cell>
          <table:table-cell table:style-name="ce7" table:formula="of:=ROUND(([.J106]-[.F106])/100)" office:value-type="float" office:value="0" calcext:value-type="float">
            <text:p>0</text:p>
          </table:table-cell>
          <table:table-cell table:style-name="ce7"/>
          <table:table-cell table:style-name="ce7" table:formula="of:=([.M106]+[.N106]+[.O106])/3" office:value-type="float" office:value="0" calcext:value-type="float">
            <text:p>0</text:p>
          </table:table-cell>
          <table:table-cell table:style-name="ce7"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table:style-name="ce7" table:number-columns-repeated="2"/>
          <table:table-cell table:style-name="ce7" table:formula="of:=ROUND(([.H107]-[.D107])/100)" office:value-type="float" office:value="1" calcext:value-type="float">
            <text:p>1</text:p>
          </table:table-cell>
          <table:table-cell table:style-name="ce7" table:formula="of:=ROUND(([.I107]-[.E107])/100)" office:value-type="float" office:value="1" calcext:value-type="float">
            <text:p>1</text:p>
          </table:table-cell>
          <table:table-cell table:style-name="ce7" table:formula="of:=ROUND(([.J107]-[.F107])/100)" office:value-type="float" office:value="1" calcext:value-type="float">
            <text:p>1</text:p>
          </table:table-cell>
          <table:table-cell table:style-name="ce7"/>
          <table:table-cell table:style-name="ce7" table:formula="of:=([.M107]+[.N107]+[.O107])/3" office:value-type="float" office:value="1" calcext:value-type="float">
            <text:p>1</text:p>
          </table:table-cell>
          <table:table-cell table:style-name="ce7" table:formula="of:=SQRT((1/3)*(([.M107]-[.Q107])*([.M107]-[.Q107]) + ([.N107]-[.Q107])*([.N107]-[.Q107]) + ([.O107]-[.Q107])*([.O107]-[.Q10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6196" calcext:value-type="float">
            <text:p>2216196</text:p>
          </table:table-cell>
          <table:table-cell office:value-type="float" office:value="2216420" calcext:value-type="float">
            <text:p>2216420</text:p>
          </table:table-cell>
          <table:table-cell office:value-type="float" office:value="2216380" calcext:value-type="float">
            <text:p>2216380</text:p>
          </table:table-cell>
          <table:table-cell/>
          <table:table-cell office:value-type="float" office:value="3493094" calcext:value-type="float">
            <text:p>3493094</text:p>
          </table:table-cell>
          <table:table-cell office:value-type="float" office:value="3460500" calcext:value-type="float">
            <text:p>3460500</text:p>
          </table:table-cell>
          <table:table-cell office:value-type="float" office:value="3457782" calcext:value-type="float">
            <text:p>3457782</text:p>
          </table:table-cell>
          <table:table-cell table:style-name="ce7" table:number-columns-repeated="2"/>
          <table:table-cell table:style-name="ce7" table:formula="of:=ROUND(([.H108]-[.D108])/100)" office:value-type="float" office:value="12769" calcext:value-type="float">
            <text:p>12,769</text:p>
          </table:table-cell>
          <table:table-cell table:style-name="ce7" table:formula="of:=ROUND(([.I108]-[.E108])/100)" office:value-type="float" office:value="12441" calcext:value-type="float">
            <text:p>12,441</text:p>
          </table:table-cell>
          <table:table-cell table:style-name="ce7" table:formula="of:=ROUND(([.J108]-[.F108])/100)" office:value-type="float" office:value="12414" calcext:value-type="float">
            <text:p>12,414</text:p>
          </table:table-cell>
          <table:table-cell table:style-name="ce7"/>
          <table:table-cell table:style-name="ce7" table:formula="of:=([.M108]+[.N108]+[.O108])/3" office:value-type="float" office:value="12541.3333333333" calcext:value-type="float">
            <text:p>12,541</text:p>
          </table:table-cell>
          <table:table-cell table:style-name="ce7" table:formula="of:=SQRT((1/3)*(([.M108]-[.Q108])*([.M108]-[.Q108]) + ([.N108]-[.Q108])*([.N108]-[.Q108]) + ([.O108]-[.Q108])*([.O108]-[.Q108])))" office:value-type="float" office:value="161.361567777323" calcext:value-type="float">
            <text:p>161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81513840" calcext:value-type="float">
            <text:p>2081513840</text:p>
          </table:table-cell>
          <table:table-cell office:value-type="float" office:value="2087627826" calcext:value-type="float">
            <text:p>2087627826</text:p>
          </table:table-cell>
          <table:table-cell office:value-type="float" office:value="2085318640" calcext:value-type="float">
            <text:p>2085318640</text:p>
          </table:table-cell>
          <table:table-cell/>
          <table:table-cell office:value-type="float" office:value="5883341775" calcext:value-type="float">
            <text:p>5883341775</text:p>
          </table:table-cell>
          <table:table-cell office:value-type="float" office:value="5605242315" calcext:value-type="float">
            <text:p>5605242315</text:p>
          </table:table-cell>
          <table:table-cell office:value-type="float" office:value="5585948953" calcext:value-type="float">
            <text:p>5585948953</text:p>
          </table:table-cell>
          <table:table-cell table:style-name="ce7" table:number-columns-repeated="2"/>
          <table:table-cell table:style-name="ce7" table:formula="of:=ROUND(([.H109]-[.D109])/100)" office:value-type="float" office:value="38018279" calcext:value-type="float">
            <text:p>38,018,279</text:p>
          </table:table-cell>
          <table:table-cell table:style-name="ce7" table:formula="of:=ROUND(([.I109]-[.E109])/100)" office:value-type="float" office:value="35176145" calcext:value-type="float">
            <text:p>35,176,145</text:p>
          </table:table-cell>
          <table:table-cell table:style-name="ce7" table:formula="of:=ROUND(([.J109]-[.F109])/100)" office:value-type="float" office:value="35006303" calcext:value-type="float">
            <text:p>35,006,303</text:p>
          </table:table-cell>
          <table:table-cell table:style-name="ce7"/>
          <table:table-cell table:style-name="ce7" table:formula="of:=([.M109]+[.N109]+[.O109])/3" office:value-type="float" office:value="36066909" calcext:value-type="float">
            <text:p>36,066,909</text:p>
          </table:table-cell>
          <table:table-cell table:style-name="ce7" table:formula="of:=SQRT((1/3)*(([.M109]-[.Q109])*([.M109]-[.Q109]) + ([.N109]-[.Q109])*([.N109]-[.Q109]) + ([.O109]-[.Q109])*([.O109]-[.Q109])))" office:value-type="float" office:value="1381568.00626824" calcext:value-type="float">
            <text:p>1,381,568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71937266" calcext:value-type="float">
            <text:p>871937266</text:p>
          </table:table-cell>
          <table:table-cell office:value-type="float" office:value="868036587" calcext:value-type="float">
            <text:p>868036587</text:p>
          </table:table-cell>
          <table:table-cell office:value-type="float" office:value="865489472" calcext:value-type="float">
            <text:p>865489472</text:p>
          </table:table-cell>
          <table:table-cell/>
          <table:table-cell office:value-type="float" office:value="5879016914" calcext:value-type="float">
            <text:p>5879016914</text:p>
          </table:table-cell>
          <table:table-cell office:value-type="float" office:value="5251160708" calcext:value-type="float">
            <text:p>5251160708</text:p>
          </table:table-cell>
          <table:table-cell office:value-type="float" office:value="5009897019" calcext:value-type="float">
            <text:p>5009897019</text:p>
          </table:table-cell>
          <table:table-cell table:style-name="ce7" table:number-columns-repeated="2"/>
          <table:table-cell table:style-name="ce7" table:formula="of:=ROUND(([.H110]-[.D110])/100)" office:value-type="float" office:value="50070796" calcext:value-type="float">
            <text:p>50,070,796</text:p>
          </table:table-cell>
          <table:table-cell table:style-name="ce7" table:formula="of:=ROUND(([.I110]-[.E110])/100)" office:value-type="float" office:value="43831241" calcext:value-type="float">
            <text:p>43,831,241</text:p>
          </table:table-cell>
          <table:table-cell table:style-name="ce7" table:formula="of:=ROUND(([.J110]-[.F110])/100)" office:value-type="float" office:value="41444075" calcext:value-type="float">
            <text:p>41,444,075</text:p>
          </table:table-cell>
          <table:table-cell table:style-name="ce7"/>
          <table:table-cell table:style-name="ce7" table:formula="of:=([.M110]+[.N110]+[.O110])/3" office:value-type="float" office:value="45115370.6666667" calcext:value-type="float">
            <text:p>45,115,371</text:p>
          </table:table-cell>
          <table:table-cell table:style-name="ce7" table:formula="of:=SQRT((1/3)*(([.M110]-[.Q110])*([.M110]-[.Q110]) + ([.N110]-[.Q110])*([.N110]-[.Q110]) + ([.O110]-[.Q110])*([.O110]-[.Q110])))" office:value-type="float" office:value="3637015.31053237" calcext:value-type="float">
            <text:p>3,637,015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793907022" calcext:value-type="float">
            <text:p>793907022</text:p>
          </table:table-cell>
          <table:table-cell office:value-type="float" office:value="789779191" calcext:value-type="float">
            <text:p>789779191</text:p>
          </table:table-cell>
          <table:table-cell office:value-type="float" office:value="787346194" calcext:value-type="float">
            <text:p>787346194</text:p>
          </table:table-cell>
          <table:table-cell/>
          <table:table-cell office:value-type="float" office:value="5531606836" calcext:value-type="float">
            <text:p>5531606836</text:p>
          </table:table-cell>
          <table:table-cell office:value-type="float" office:value="4887458484" calcext:value-type="float">
            <text:p>4887458484</text:p>
          </table:table-cell>
          <table:table-cell office:value-type="float" office:value="4646514823" calcext:value-type="float">
            <text:p>4646514823</text:p>
          </table:table-cell>
          <table:table-cell table:style-name="ce7" table:number-columns-repeated="2"/>
          <table:table-cell table:style-name="ce7" table:formula="of:=ROUND(([.H111]-[.D111])/100)" office:value-type="float" office:value="47376998" calcext:value-type="float">
            <text:p>47,376,998</text:p>
          </table:table-cell>
          <table:table-cell table:style-name="ce7" table:formula="of:=ROUND(([.I111]-[.E111])/100)" office:value-type="float" office:value="40976793" calcext:value-type="float">
            <text:p>40,976,793</text:p>
          </table:table-cell>
          <table:table-cell table:style-name="ce7" table:formula="of:=ROUND(([.J111]-[.F111])/100)" office:value-type="float" office:value="38591686" calcext:value-type="float">
            <text:p>38,591,686</text:p>
          </table:table-cell>
          <table:table-cell table:style-name="ce7"/>
          <table:table-cell table:style-name="ce7" table:formula="of:=([.M111]+[.N111]+[.O111])/3" office:value-type="float" office:value="42315159" calcext:value-type="float">
            <text:p>42,315,159</text:p>
          </table:table-cell>
          <table:table-cell table:style-name="ce7" table:formula="of:=SQRT((1/3)*(([.M111]-[.Q111])*([.M111]-[.Q111]) + ([.N111]-[.Q111])*([.N111]-[.Q111]) + ([.O111]-[.Q111])*([.O111]-[.Q111])))" office:value-type="float" office:value="3709343.55349685" calcext:value-type="float">
            <text:p>3,709,344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5611512" calcext:value-type="float">
            <text:p>855611512</text:p>
          </table:table-cell>
          <table:table-cell office:value-type="float" office:value="858626658" calcext:value-type="float">
            <text:p>858626658</text:p>
          </table:table-cell>
          <table:table-cell office:value-type="float" office:value="858458883" calcext:value-type="float">
            <text:p>858458883</text:p>
          </table:table-cell>
          <table:table-cell/>
          <table:table-cell office:value-type="float" office:value="7487506315" calcext:value-type="float">
            <text:p>7487506315</text:p>
          </table:table-cell>
          <table:table-cell office:value-type="float" office:value="7408600750" calcext:value-type="float">
            <text:p>7408600750</text:p>
          </table:table-cell>
          <table:table-cell office:value-type="float" office:value="7437686123" calcext:value-type="float">
            <text:p>7437686123</text:p>
          </table:table-cell>
          <table:table-cell table:style-name="ce7" table:number-columns-repeated="2"/>
          <table:table-cell table:style-name="ce7" table:formula="of:=ROUND(([.H112]-[.D112])/100)" office:value-type="float" office:value="66318948" calcext:value-type="float">
            <text:p>66,318,948</text:p>
          </table:table-cell>
          <table:table-cell table:style-name="ce7" table:formula="of:=ROUND(([.I112]-[.E112])/100)" office:value-type="float" office:value="65499741" calcext:value-type="float">
            <text:p>65,499,741</text:p>
          </table:table-cell>
          <table:table-cell table:style-name="ce7" table:formula="of:=ROUND(([.J112]-[.F112])/100)" office:value-type="float" office:value="65792272" calcext:value-type="float">
            <text:p>65,792,272</text:p>
          </table:table-cell>
          <table:table-cell table:style-name="ce7"/>
          <table:table-cell table:style-name="ce7" table:formula="of:=([.M112]+[.N112]+[.O112])/3" office:value-type="float" office:value="65870320.3333333" calcext:value-type="float">
            <text:p>65,870,320</text:p>
          </table:table-cell>
          <table:table-cell table:style-name="ce7" table:formula="of:=SQRT((1/3)*(([.M112]-[.Q112])*([.M112]-[.Q112]) + ([.N112]-[.Q112])*([.N112]-[.Q112]) + ([.O112]-[.Q112])*([.O112]-[.Q112])))" office:value-type="float" office:value="338962.81405127" calcext:value-type="float">
            <text:p>338,963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30944935" calcext:value-type="float">
            <text:p>930944935</text:p>
          </table:table-cell>
          <table:table-cell office:value-type="float" office:value="932583390" calcext:value-type="float">
            <text:p>932583390</text:p>
          </table:table-cell>
          <table:table-cell office:value-type="float" office:value="931913803" calcext:value-type="float">
            <text:p>931913803</text:p>
          </table:table-cell>
          <table:table-cell/>
          <table:table-cell office:value-type="float" office:value="8110328657" calcext:value-type="float">
            <text:p>8110328657</text:p>
          </table:table-cell>
          <table:table-cell office:value-type="float" office:value="7861934281" calcext:value-type="float">
            <text:p>7861934281</text:p>
          </table:table-cell>
          <table:table-cell office:value-type="float" office:value="7837074470" calcext:value-type="float">
            <text:p>7837074470</text:p>
          </table:table-cell>
          <table:table-cell table:style-name="ce7" table:number-columns-repeated="2"/>
          <table:table-cell table:style-name="ce7" table:formula="of:=ROUND(([.H113]-[.D113])/100)" office:value-type="float" office:value="71793837" calcext:value-type="float">
            <text:p>71,793,837</text:p>
          </table:table-cell>
          <table:table-cell table:style-name="ce7" table:formula="of:=ROUND(([.I113]-[.E113])/100)" office:value-type="float" office:value="69293509" calcext:value-type="float">
            <text:p>69,293,509</text:p>
          </table:table-cell>
          <table:table-cell table:style-name="ce7" table:formula="of:=ROUND(([.J113]-[.F113])/100)" office:value-type="float" office:value="69051607" calcext:value-type="float">
            <text:p>69,051,607</text:p>
          </table:table-cell>
          <table:table-cell table:style-name="ce7"/>
          <table:table-cell table:style-name="ce7" table:formula="of:=([.M113]+[.N113]+[.O113])/3" office:value-type="float" office:value="70046317.6666667" calcext:value-type="float">
            <text:p>70,046,318</text:p>
          </table:table-cell>
          <table:table-cell table:style-name="ce7" table:formula="of:=SQRT((1/3)*(([.M113]-[.Q113])*([.M113]-[.Q113]) + ([.N113]-[.Q113])*([.N113]-[.Q113]) + ([.O113]-[.Q113])*([.O113]-[.Q113])))" office:value-type="float" office:value="1239622.79469236" calcext:value-type="float">
            <text:p>1,239,623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3168472" calcext:value-type="float">
            <text:p>783168472</text:p>
          </table:table-cell>
          <table:table-cell office:value-type="float" office:value="784031932" calcext:value-type="float">
            <text:p>784031932</text:p>
          </table:table-cell>
          <table:table-cell office:value-type="float" office:value="783879660" calcext:value-type="float">
            <text:p>783879660</text:p>
          </table:table-cell>
          <table:table-cell/>
          <table:table-cell office:value-type="float" office:value="4193976799" calcext:value-type="float">
            <text:p>4193976799</text:p>
          </table:table-cell>
          <table:table-cell office:value-type="float" office:value="4144717959" calcext:value-type="float">
            <text:p>4144717959</text:p>
          </table:table-cell>
          <table:table-cell office:value-type="float" office:value="4154191027" calcext:value-type="float">
            <text:p>4154191027</text:p>
          </table:table-cell>
          <table:table-cell table:style-name="ce7" table:number-columns-repeated="2"/>
          <table:table-cell table:style-name="ce7" table:formula="of:=ROUND(([.H114]-[.D114])/100)" office:value-type="float" office:value="34108083" calcext:value-type="float">
            <text:p>34,108,083</text:p>
          </table:table-cell>
          <table:table-cell table:style-name="ce7" table:formula="of:=ROUND(([.I114]-[.E114])/100)" office:value-type="float" office:value="33606860" calcext:value-type="float">
            <text:p>33,606,860</text:p>
          </table:table-cell>
          <table:table-cell table:style-name="ce7" table:formula="of:=ROUND(([.J114]-[.F114])/100)" office:value-type="float" office:value="33703114" calcext:value-type="float">
            <text:p>33,703,114</text:p>
          </table:table-cell>
          <table:table-cell table:style-name="ce7"/>
          <table:table-cell table:style-name="ce7" table:formula="of:=([.M114]+[.N114]+[.O114])/3" office:value-type="float" office:value="33806019" calcext:value-type="float">
            <text:p>33,806,019</text:p>
          </table:table-cell>
          <table:table-cell table:style-name="ce7" table:formula="of:=SQRT((1/3)*(([.M114]-[.Q114])*([.M114]-[.Q114]) + ([.N114]-[.Q114])*([.N114]-[.Q114]) + ([.O114]-[.Q114])*([.O114]-[.Q114])))" office:value-type="float" office:value="217176.123919428" calcext:value-type="float">
            <text:p>217,176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9579221" calcext:value-type="float">
            <text:p>819579221</text:p>
          </table:table-cell>
          <table:table-cell office:value-type="float" office:value="820456010" calcext:value-type="float">
            <text:p>820456010</text:p>
          </table:table-cell>
          <table:table-cell office:value-type="float" office:value="820089472" calcext:value-type="float">
            <text:p>820089472</text:p>
          </table:table-cell>
          <table:table-cell/>
          <table:table-cell office:value-type="float" office:value="2679992608" calcext:value-type="float">
            <text:p>2679992608</text:p>
          </table:table-cell>
          <table:table-cell office:value-type="float" office:value="2656151600" calcext:value-type="float">
            <text:p>2656151600</text:p>
          </table:table-cell>
          <table:table-cell office:value-type="float" office:value="2635612397" calcext:value-type="float">
            <text:p>2635612397</text:p>
          </table:table-cell>
          <table:table-cell table:style-name="ce7" table:number-columns-repeated="2"/>
          <table:table-cell table:style-name="ce7" table:formula="of:=ROUND(([.H115]-[.D115])/100)" office:value-type="float" office:value="18604134" calcext:value-type="float">
            <text:p>18,604,134</text:p>
          </table:table-cell>
          <table:table-cell table:style-name="ce7" table:formula="of:=ROUND(([.I115]-[.E115])/100)" office:value-type="float" office:value="18356956" calcext:value-type="float">
            <text:p>18,356,956</text:p>
          </table:table-cell>
          <table:table-cell table:style-name="ce7" table:formula="of:=ROUND(([.J115]-[.F115])/100)" office:value-type="float" office:value="18155229" calcext:value-type="float">
            <text:p>18,155,229</text:p>
          </table:table-cell>
          <table:table-cell table:style-name="ce7"/>
          <table:table-cell table:style-name="ce7" table:formula="of:=([.M115]+[.N115]+[.O115])/3" office:value-type="float" office:value="18372106.3333333" calcext:value-type="float">
            <text:p>18,372,106</text:p>
          </table:table-cell>
          <table:table-cell table:style-name="ce7" table:formula="of:=SQRT((1/3)*(([.M115]-[.Q115])*([.M115]-[.Q115]) + ([.N115]-[.Q115])*([.N115]-[.Q115]) + ([.O115]-[.Q115])*([.O115]-[.Q115])))" office:value-type="float" office:value="183577.548021417" calcext:value-type="float">
            <text:p>183,578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5844653" calcext:value-type="float">
            <text:p>1085844653</text:p>
          </table:table-cell>
          <table:table-cell office:value-type="float" office:value="1087270796" calcext:value-type="float">
            <text:p>1087270796</text:p>
          </table:table-cell>
          <table:table-cell office:value-type="float" office:value="1086967585" calcext:value-type="float">
            <text:p>1086967585</text:p>
          </table:table-cell>
          <table:table-cell/>
          <table:table-cell office:value-type="float" office:value="6086654274" calcext:value-type="float">
            <text:p>6086654274</text:p>
          </table:table-cell>
          <table:table-cell office:value-type="float" office:value="5995620270" calcext:value-type="float">
            <text:p>5995620270</text:p>
          </table:table-cell>
          <table:table-cell office:value-type="float" office:value="6023034442" calcext:value-type="float">
            <text:p>6023034442</text:p>
          </table:table-cell>
          <table:table-cell table:style-name="ce7" table:number-columns-repeated="2"/>
          <table:table-cell table:style-name="ce7" table:formula="of:=ROUND(([.H116]-[.D116])/100)" office:value-type="float" office:value="50008096" calcext:value-type="float">
            <text:p>50,008,096</text:p>
          </table:table-cell>
          <table:table-cell table:style-name="ce7" table:formula="of:=ROUND(([.I116]-[.E116])/100)" office:value-type="float" office:value="49083495" calcext:value-type="float">
            <text:p>49,083,495</text:p>
          </table:table-cell>
          <table:table-cell table:style-name="ce7" table:formula="of:=ROUND(([.J116]-[.F116])/100)" office:value-type="float" office:value="49360669" calcext:value-type="float">
            <text:p>49,360,669</text:p>
          </table:table-cell>
          <table:table-cell table:style-name="ce7"/>
          <table:table-cell table:style-name="ce7" table:formula="of:=([.M116]+[.N116]+[.O116])/3" office:value-type="float" office:value="49484086.6666667" calcext:value-type="float">
            <text:p>49,484,087</text:p>
          </table:table-cell>
          <table:table-cell table:style-name="ce7" table:formula="of:=SQRT((1/3)*(([.M116]-[.Q116])*([.M116]-[.Q116]) + ([.N116]-[.Q116])*([.N116]-[.Q116]) + ([.O116]-[.Q116])*([.O116]-[.Q116])))" office:value-type="float" office:value="387423.706583488" calcext:value-type="float">
            <text:p>387,424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177267" calcext:value-type="float">
            <text:p>412177267</text:p>
          </table:table-cell>
          <table:table-cell office:value-type="float" office:value="412214353" calcext:value-type="float">
            <text:p>412214353</text:p>
          </table:table-cell>
          <table:table-cell office:value-type="float" office:value="412219822" calcext:value-type="float">
            <text:p>412219822</text:p>
          </table:table-cell>
          <table:table-cell/>
          <table:table-cell office:value-type="float" office:value="412260872" calcext:value-type="float">
            <text:p>412260872</text:p>
          </table:table-cell>
          <table:table-cell office:value-type="float" office:value="412252619" calcext:value-type="float">
            <text:p>412252619</text:p>
          </table:table-cell>
          <table:table-cell office:value-type="float" office:value="412257653" calcext:value-type="float">
            <text:p>412257653</text:p>
          </table:table-cell>
          <table:table-cell table:style-name="ce7" table:number-columns-repeated="2"/>
          <table:table-cell table:style-name="ce7" table:formula="of:=ROUND(([.H117]-[.D117])/100)" office:value-type="float" office:value="836" calcext:value-type="float">
            <text:p>836</text:p>
          </table:table-cell>
          <table:table-cell table:style-name="ce7" table:formula="of:=ROUND(([.I117]-[.E117])/100)" office:value-type="float" office:value="383" calcext:value-type="float">
            <text:p>383</text:p>
          </table:table-cell>
          <table:table-cell table:style-name="ce7" table:formula="of:=ROUND(([.J117]-[.F117])/100)" office:value-type="float" office:value="378" calcext:value-type="float">
            <text:p>378</text:p>
          </table:table-cell>
          <table:table-cell table:style-name="ce7"/>
          <table:table-cell table:style-name="ce7" table:formula="of:=([.M117]+[.N117]+[.O117])/3" office:value-type="float" office:value="532.333333333333" calcext:value-type="float">
            <text:p>532</text:p>
          </table:table-cell>
          <table:table-cell table:style-name="ce7" table:formula="of:=SQRT((1/3)*(([.M117]-[.Q117])*([.M117]-[.Q117]) + ([.N117]-[.Q117])*([.N117]-[.Q117]) + ([.O117]-[.Q117])*([.O117]-[.Q117])))" office:value-type="float" office:value="214.73446134444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95920065" calcext:value-type="float">
            <text:p>95920065</text:p>
          </table:table-cell>
          <table:table-cell office:value-type="float" office:value="98259338" calcext:value-type="float">
            <text:p>98259338</text:p>
          </table:table-cell>
          <table:table-cell office:value-type="float" office:value="95195159" calcext:value-type="float">
            <text:p>95195159</text:p>
          </table:table-cell>
          <table:table-cell/>
          <table:table-cell office:value-type="float" office:value="8126283126" calcext:value-type="float">
            <text:p>8126283126</text:p>
          </table:table-cell>
          <table:table-cell office:value-type="float" office:value="7004272184" calcext:value-type="float">
            <text:p>7004272184</text:p>
          </table:table-cell>
          <table:table-cell office:value-type="float" office:value="6854884342" calcext:value-type="float">
            <text:p>6854884342</text:p>
          </table:table-cell>
          <table:table-cell table:style-name="ce7" table:number-columns-repeated="2"/>
          <table:table-cell table:style-name="ce7" table:formula="of:=ROUND(([.H118]-[.D118])/100)" office:value-type="float" office:value="80303631" calcext:value-type="float">
            <text:p>80,303,631</text:p>
          </table:table-cell>
          <table:table-cell table:style-name="ce7" table:formula="of:=ROUND(([.I118]-[.E118])/100)" office:value-type="float" office:value="69060128" calcext:value-type="float">
            <text:p>69,060,128</text:p>
          </table:table-cell>
          <table:table-cell table:style-name="ce7" table:formula="of:=ROUND(([.J118]-[.F118])/100)" office:value-type="float" office:value="67596892" calcext:value-type="float">
            <text:p>67,596,892</text:p>
          </table:table-cell>
          <table:table-cell table:style-name="ce7"/>
          <table:table-cell table:style-name="ce7" table:formula="of:=([.M118]+[.N118]+[.O118])/3" office:value-type="float" office:value="72320217" calcext:value-type="float">
            <text:p>72,320,217</text:p>
          </table:table-cell>
          <table:table-cell table:style-name="ce7" table:formula="of:=SQRT((1/3)*(([.M118]-[.Q118])*([.M118]-[.Q118]) + ([.N118]-[.Q118])*([.N118]-[.Q118]) + ([.O118]-[.Q118])*([.O118]-[.Q118])))" office:value-type="float" office:value="5676644.50295953" calcext:value-type="float">
            <text:p>5,676,645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52391258" calcext:value-type="float">
            <text:p>52391258</text:p>
          </table:table-cell>
          <table:table-cell office:value-type="float" office:value="50622131" calcext:value-type="float">
            <text:p>50622131</text:p>
          </table:table-cell>
          <table:table-cell office:value-type="float" office:value="49242690" calcext:value-type="float">
            <text:p>49242690</text:p>
          </table:table-cell>
          <table:table-cell/>
          <table:table-cell office:value-type="float" office:value="4963220010" calcext:value-type="float">
            <text:p>4963220010</text:p>
          </table:table-cell>
          <table:table-cell office:value-type="float" office:value="4755146849" calcext:value-type="float">
            <text:p>4755146849</text:p>
          </table:table-cell>
          <table:table-cell office:value-type="float" office:value="4578208826" calcext:value-type="float">
            <text:p>4578208826</text:p>
          </table:table-cell>
          <table:table-cell table:style-name="ce7" table:number-columns-repeated="2"/>
          <table:table-cell table:style-name="ce7" table:formula="of:=ROUND(([.H119]-[.D119])/100)" office:value-type="float" office:value="49108288" calcext:value-type="float">
            <text:p>49,108,288</text:p>
          </table:table-cell>
          <table:table-cell table:style-name="ce7" table:formula="of:=ROUND(([.I119]-[.E119])/100)" office:value-type="float" office:value="47045247" calcext:value-type="float">
            <text:p>47,045,247</text:p>
          </table:table-cell>
          <table:table-cell table:style-name="ce7" table:formula="of:=ROUND(([.J119]-[.F119])/100)" office:value-type="float" office:value="45289661" calcext:value-type="float">
            <text:p>45,289,661</text:p>
          </table:table-cell>
          <table:table-cell table:style-name="ce7"/>
          <table:table-cell table:style-name="ce7" table:formula="of:=([.M119]+[.N119]+[.O119])/3" office:value-type="float" office:value="47147732" calcext:value-type="float">
            <text:p>47,147,732</text:p>
          </table:table-cell>
          <table:table-cell table:style-name="ce7" table:formula="of:=SQRT((1/3)*(([.M119]-[.Q119])*([.M119]-[.Q119]) + ([.N119]-[.Q119])*([.N119]-[.Q119]) + ([.O119]-[.Q119])*([.O119]-[.Q119])))" office:value-type="float" office:value="1560631.37281059" calcext:value-type="float">
            <text:p>1,560,631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6897234" calcext:value-type="float">
            <text:p>6897234</text:p>
          </table:table-cell>
          <table:table-cell office:value-type="float" office:value="6324662" calcext:value-type="float">
            <text:p>6324662</text:p>
          </table:table-cell>
          <table:table-cell office:value-type="float" office:value="6017178" calcext:value-type="float">
            <text:p>6017178</text:p>
          </table:table-cell>
          <table:table-cell/>
          <table:table-cell office:value-type="float" office:value="7489449" calcext:value-type="float">
            <text:p>7489449</text:p>
          </table:table-cell>
          <table:table-cell office:value-type="float" office:value="3987572" calcext:value-type="float">
            <text:p>3987572</text:p>
          </table:table-cell>
          <table:table-cell office:value-type="float" office:value="4470632" calcext:value-type="float">
            <text:p>4470632</text:p>
          </table:table-cell>
          <table:table-cell table:style-name="ce7" table:number-columns-repeated="2"/>
          <table:table-cell table:style-name="ce7" table:formula="of:=ROUND(([.H120]-[.D120])/100)" office:value-type="float" office:value="5922" calcext:value-type="float">
            <text:p>5,922</text:p>
          </table:table-cell>
          <table:table-cell table:style-name="ce7" table:formula="of:=ROUND(([.I120]-[.E120])/100)" office:value-type="float" office:value="-23371" calcext:value-type="float">
            <text:p>-23,371</text:p>
          </table:table-cell>
          <table:table-cell table:style-name="ce7" table:formula="of:=ROUND(([.J120]-[.F120])/100)" office:value-type="float" office:value="-15465" calcext:value-type="float">
            <text:p>-15,465</text:p>
          </table:table-cell>
          <table:table-cell table:style-name="ce7"/>
          <table:table-cell table:style-name="ce7" table:formula="of:=([.M120]+[.N120]+[.O120])/3" office:value-type="float" office:value="-10971.3333333333" calcext:value-type="float">
            <text:p>-10,971</text:p>
          </table:table-cell>
          <table:table-cell table:style-name="ce7" table:formula="of:=SQRT((1/3)*(([.M120]-[.Q120])*([.M120]-[.Q120]) + ([.N120]-[.Q120])*([.N120]-[.Q120]) + ([.O120]-[.Q120])*([.O120]-[.Q120])))" office:value-type="float" office:value="12373.7556231818" calcext:value-type="float">
            <text:p>12,374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14174913" calcext:value-type="float">
            <text:p>14174913</text:p>
          </table:table-cell>
          <table:table-cell office:value-type="float" office:value="23789303" calcext:value-type="float">
            <text:p>23789303</text:p>
          </table:table-cell>
          <table:table-cell office:value-type="float" office:value="23349976" calcext:value-type="float">
            <text:p>23349976</text:p>
          </table:table-cell>
          <table:table-cell/>
          <table:table-cell office:value-type="float" office:value="1051497562" calcext:value-type="float">
            <text:p>1051497562</text:p>
          </table:table-cell>
          <table:table-cell office:value-type="float" office:value="753184274" calcext:value-type="float">
            <text:p>753184274</text:p>
          </table:table-cell>
          <table:table-cell office:value-type="float" office:value="823466036" calcext:value-type="float">
            <text:p>823466036</text:p>
          </table:table-cell>
          <table:table-cell table:style-name="ce7" table:number-columns-repeated="2"/>
          <table:table-cell table:style-name="ce7" table:formula="of:=ROUND(([.H121]-[.D121])/100)" office:value-type="float" office:value="10373226" calcext:value-type="float">
            <text:p>10,373,226</text:p>
          </table:table-cell>
          <table:table-cell table:style-name="ce7" table:formula="of:=ROUND(([.I121]-[.E121])/100)" office:value-type="float" office:value="7293950" calcext:value-type="float">
            <text:p>7,293,950</text:p>
          </table:table-cell>
          <table:table-cell table:style-name="ce7" table:formula="of:=ROUND(([.J121]-[.F121])/100)" office:value-type="float" office:value="8001161" calcext:value-type="float">
            <text:p>8,001,161</text:p>
          </table:table-cell>
          <table:table-cell table:style-name="ce7"/>
          <table:table-cell table:style-name="ce7" table:formula="of:=([.M121]+[.N121]+[.O121])/3" office:value-type="float" office:value="8556112.33333333" calcext:value-type="float">
            <text:p>8,556,112</text:p>
          </table:table-cell>
          <table:table-cell table:style-name="ce7" table:formula="of:=SQRT((1/3)*(([.M121]-[.Q121])*([.M121]-[.Q121]) + ([.N121]-[.Q121])*([.N121]-[.Q121]) + ([.O121]-[.Q121])*([.O121]-[.Q121])))" office:value-type="float" office:value="1316931.63776518" calcext:value-type="float">
            <text:p>1,316,932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123299533" calcext:value-type="float">
            <text:p>123299533</text:p>
          </table:table-cell>
          <table:table-cell office:value-type="float" office:value="134064808" calcext:value-type="float">
            <text:p>134064808</text:p>
          </table:table-cell>
          <table:table-cell office:value-type="float" office:value="137089801" calcext:value-type="float">
            <text:p>137089801</text:p>
          </table:table-cell>
          <table:table-cell/>
          <table:table-cell office:value-type="float" office:value="11469687722" calcext:value-type="float">
            <text:p>11469687722</text:p>
          </table:table-cell>
          <table:table-cell office:value-type="float" office:value="11115489781" calcext:value-type="float">
            <text:p>11115489781</text:p>
          </table:table-cell>
          <table:table-cell office:value-type="float" office:value="11884776775" calcext:value-type="float">
            <text:p>11884776775</text:p>
          </table:table-cell>
          <table:table-cell table:style-name="ce7" table:number-columns-repeated="2"/>
          <table:table-cell table:style-name="ce7" table:formula="of:=ROUND(([.H122]-[.D122])/100)" office:value-type="float" office:value="113463882" calcext:value-type="float">
            <text:p>113,463,882</text:p>
          </table:table-cell>
          <table:table-cell table:style-name="ce7" table:formula="of:=ROUND(([.I122]-[.E122])/100)" office:value-type="float" office:value="109814250" calcext:value-type="float">
            <text:p>109,814,250</text:p>
          </table:table-cell>
          <table:table-cell table:style-name="ce7" table:formula="of:=ROUND(([.J122]-[.F122])/100)" office:value-type="float" office:value="117476870" calcext:value-type="float">
            <text:p>117,476,870</text:p>
          </table:table-cell>
          <table:table-cell table:style-name="ce7"/>
          <table:table-cell table:style-name="ce7" table:formula="of:=([.M122]+[.N122]+[.O122])/3" office:value-type="float" office:value="113585000.666667" calcext:value-type="float">
            <text:p>113,585,001</text:p>
          </table:table-cell>
          <table:table-cell table:style-name="ce7" table:formula="of:=SQRT((1/3)*(([.M122]-[.Q122])*([.M122]-[.Q122]) + ([.N122]-[.Q122])*([.N122]-[.Q122]) + ([.O122]-[.Q122])*([.O122]-[.Q122])))" office:value-type="float" office:value="3129423.65456872" calcext:value-type="float">
            <text:p>3,129,424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3910858634" calcext:value-type="float">
            <text:p>3910858634</text:p>
          </table:table-cell>
          <table:table-cell office:value-type="float" office:value="3912303068" calcext:value-type="float">
            <text:p>3912303068</text:p>
          </table:table-cell>
          <table:table-cell office:value-type="float" office:value="3907802759" calcext:value-type="float">
            <text:p>3907802759</text:p>
          </table:table-cell>
          <table:table-cell/>
          <table:table-cell office:value-type="float" office:value="35173748020" calcext:value-type="float">
            <text:p>35173748020</text:p>
          </table:table-cell>
          <table:table-cell office:value-type="float" office:value="32175605846" calcext:value-type="float">
            <text:p>32175605846</text:p>
          </table:table-cell>
          <table:table-cell office:value-type="float" office:value="32565340646" calcext:value-type="float">
            <text:p>32565340646</text:p>
          </table:table-cell>
          <table:table-cell table:style-name="ce7" table:number-columns-repeated="2"/>
          <table:table-cell table:style-name="ce7" table:formula="of:=ROUND(([.H123]-[.D123])/100)" office:value-type="float" office:value="312628894" calcext:value-type="float">
            <text:p>312,628,894</text:p>
          </table:table-cell>
          <table:table-cell table:style-name="ce7" table:formula="of:=ROUND(([.I123]-[.E123])/100)" office:value-type="float" office:value="282633028" calcext:value-type="float">
            <text:p>282,633,028</text:p>
          </table:table-cell>
          <table:table-cell table:style-name="ce7" table:formula="of:=ROUND(([.J123]-[.F123])/100)" office:value-type="float" office:value="286575379" calcext:value-type="float">
            <text:p>286,575,379</text:p>
          </table:table-cell>
          <table:table-cell table:style-name="ce7"/>
          <table:table-cell table:style-name="ce7" table:formula="of:=([.M123]+[.N123]+[.O123])/3" office:value-type="float" office:value="293945767" calcext:value-type="float">
            <text:p>293,945,767</text:p>
          </table:table-cell>
          <table:table-cell table:style-name="ce7" table:formula="of:=SQRT((1/3)*(([.M123]-[.Q123])*([.M123]-[.Q123]) + ([.N123]-[.Q123])*([.N123]-[.Q123]) + ([.O123]-[.Q123])*([.O123]-[.Q123])))" office:value-type="float" office:value="13308642.7739119" calcext:value-type="float">
            <text:p>13,308,643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735230154" calcext:value-type="float">
            <text:p>735230154</text:p>
          </table:table-cell>
          <table:table-cell office:value-type="float" office:value="768992869" calcext:value-type="float">
            <text:p>768992869</text:p>
          </table:table-cell>
          <table:table-cell office:value-type="float" office:value="776995069" calcext:value-type="float">
            <text:p>776995069</text:p>
          </table:table-cell>
          <table:table-cell/>
          <table:table-cell office:value-type="float" office:value="32361879766" calcext:value-type="float">
            <text:p>32361879766</text:p>
          </table:table-cell>
          <table:table-cell office:value-type="float" office:value="29351907454" calcext:value-type="float">
            <text:p>29351907454</text:p>
          </table:table-cell>
          <table:table-cell office:value-type="float" office:value="31868523034" calcext:value-type="float">
            <text:p>31868523034</text:p>
          </table:table-cell>
          <table:table-cell table:style-name="ce7" table:number-columns-repeated="2"/>
          <table:table-cell table:style-name="ce7" table:formula="of:=ROUND(([.H124]-[.D124])/100)" office:value-type="float" office:value="316266496" calcext:value-type="float">
            <text:p>316,266,496</text:p>
          </table:table-cell>
          <table:table-cell table:style-name="ce7" table:formula="of:=ROUND(([.I124]-[.E124])/100)" office:value-type="float" office:value="285829146" calcext:value-type="float">
            <text:p>285,829,146</text:p>
          </table:table-cell>
          <table:table-cell table:style-name="ce7" table:formula="of:=ROUND(([.J124]-[.F124])/100)" office:value-type="float" office:value="310915280" calcext:value-type="float">
            <text:p>310,915,280</text:p>
          </table:table-cell>
          <table:table-cell table:style-name="ce7"/>
          <table:table-cell table:style-name="ce7" table:formula="of:=([.M124]+[.N124]+[.O124])/3" office:value-type="float" office:value="304336974" calcext:value-type="float">
            <text:p>304,336,974</text:p>
          </table:table-cell>
          <table:table-cell table:style-name="ce7" table:formula="of:=SQRT((1/3)*(([.M124]-[.Q124])*([.M124]-[.Q124]) + ([.N124]-[.Q124])*([.N124]-[.Q124]) + ([.O124]-[.Q124])*([.O124]-[.Q124])))" office:value-type="float" office:value="13268098.3597965" calcext:value-type="float">
            <text:p>13,268,098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25]-[.D125])/100)" office:value-type="float" office:value="0" calcext:value-type="float">
            <text:p>0</text:p>
          </table:table-cell>
          <table:table-cell table:style-name="ce7" table:formula="of:=ROUND(([.I125]-[.E125])/100)" office:value-type="float" office:value="0" calcext:value-type="float">
            <text:p>0</text:p>
          </table:table-cell>
          <table:table-cell table:style-name="ce7" table:formula="of:=ROUND(([.J125]-[.F125])/100)" office:value-type="float" office:value="0" calcext:value-type="float">
            <text:p>0</text:p>
          </table:table-cell>
          <table:table-cell table:style-name="ce7"/>
          <table:table-cell table:style-name="ce7" table:formula="of:=([.M125]+[.N125]+[.O125])/3" office:value-type="float" office:value="0" calcext:value-type="float">
            <text:p>0</text:p>
          </table:table-cell>
          <table:table-cell table:style-name="ce7"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6549349" calcext:value-type="float">
            <text:p>266549349</text:p>
          </table:table-cell>
          <table:table-cell office:value-type="float" office:value="266937340" calcext:value-type="float">
            <text:p>266937340</text:p>
          </table:table-cell>
          <table:table-cell office:value-type="float" office:value="266974403" calcext:value-type="float">
            <text:p>266974403</text:p>
          </table:table-cell>
          <table:table-cell/>
          <table:table-cell office:value-type="float" office:value="26903042236" calcext:value-type="float">
            <text:p>26903042236</text:p>
          </table:table-cell>
          <table:table-cell office:value-type="float" office:value="26868812225" calcext:value-type="float">
            <text:p>26868812225</text:p>
          </table:table-cell>
          <table:table-cell office:value-type="float" office:value="26873179161" calcext:value-type="float">
            <text:p>26873179161</text:p>
          </table:table-cell>
          <table:table-cell table:style-name="ce7" table:number-columns-repeated="2"/>
          <table:table-cell table:style-name="ce7" table:formula="of:=ROUND(([.H126]-[.D126])/100)" office:value-type="float" office:value="266364929" calcext:value-type="float">
            <text:p>266,364,929</text:p>
          </table:table-cell>
          <table:table-cell table:style-name="ce7" table:formula="of:=ROUND(([.I126]-[.E126])/100)" office:value-type="float" office:value="266018749" calcext:value-type="float">
            <text:p>266,018,749</text:p>
          </table:table-cell>
          <table:table-cell table:style-name="ce7" table:formula="of:=ROUND(([.J126]-[.F126])/100)" office:value-type="float" office:value="266062048" calcext:value-type="float">
            <text:p>266,062,048</text:p>
          </table:table-cell>
          <table:table-cell table:style-name="ce7"/>
          <table:table-cell table:style-name="ce7" table:formula="of:=([.M126]+[.N126]+[.O126])/3" office:value-type="float" office:value="266148575.333333" calcext:value-type="float">
            <text:p>266,148,575</text:p>
          </table:table-cell>
          <table:table-cell table:style-name="ce7" table:formula="of:=SQRT((1/3)*(([.M126]-[.Q126])*([.M126]-[.Q126]) + ([.N126]-[.Q126])*([.N126]-[.Q126]) + ([.O126]-[.Q126])*([.O126]-[.Q126])))" office:value-type="float" office:value="154002.992742205" calcext:value-type="float">
            <text:p>154,003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style-name="ce7" table:number-columns-repeated="2"/>
          <table:table-cell table:style-name="ce7" table:formula="of:=ROUND(([.H127]-[.D127])/100)" office:value-type="float" office:value="0" calcext:value-type="float">
            <text:p>0</text:p>
          </table:table-cell>
          <table:table-cell table:style-name="ce7" table:formula="of:=ROUND(([.I127]-[.E127])/100)" office:value-type="float" office:value="0" calcext:value-type="float">
            <text:p>0</text:p>
          </table:table-cell>
          <table:table-cell table:style-name="ce7" table:formula="of:=ROUND(([.J127]-[.F127])/100)" office:value-type="float" office:value="0" calcext:value-type="float">
            <text:p>0</text:p>
          </table:table-cell>
          <table:table-cell table:style-name="ce7"/>
          <table:table-cell table:style-name="ce7" table:formula="of:=([.M127]+[.N127]+[.O127])/3" office:value-type="float" office:value="0" calcext:value-type="float">
            <text:p>0</text:p>
          </table:table-cell>
          <table:table-cell table:style-name="ce7"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4315398" calcext:value-type="float">
            <text:p>4315398</text:p>
          </table:table-cell>
          <table:table-cell office:value-type="float" office:value="4502178" calcext:value-type="float">
            <text:p>4502178</text:p>
          </table:table-cell>
          <table:table-cell office:value-type="float" office:value="4633802" calcext:value-type="float">
            <text:p>4633802</text:p>
          </table:table-cell>
          <table:table-cell/>
          <table:table-cell office:value-type="float" office:value="433866796" calcext:value-type="float">
            <text:p>433866796</text:p>
          </table:table-cell>
          <table:table-cell office:value-type="float" office:value="450700561" calcext:value-type="float">
            <text:p>450700561</text:p>
          </table:table-cell>
          <table:table-cell office:value-type="float" office:value="471034656" calcext:value-type="float">
            <text:p>471034656</text:p>
          </table:table-cell>
          <table:table-cell table:style-name="ce7" table:number-columns-repeated="2"/>
          <table:table-cell table:style-name="ce7" table:formula="of:=ROUND(([.H128]-[.D128])/100)" office:value-type="float" office:value="4295514" calcext:value-type="float">
            <text:p>4,295,514</text:p>
          </table:table-cell>
          <table:table-cell table:style-name="ce7" table:formula="of:=ROUND(([.I128]-[.E128])/100)" office:value-type="float" office:value="4461984" calcext:value-type="float">
            <text:p>4,461,984</text:p>
          </table:table-cell>
          <table:table-cell table:style-name="ce7" table:formula="of:=ROUND(([.J128]-[.F128])/100)" office:value-type="float" office:value="4664009" calcext:value-type="float">
            <text:p>4,664,009</text:p>
          </table:table-cell>
          <table:table-cell table:style-name="ce7"/>
          <table:table-cell table:style-name="ce7" table:formula="of:=([.M128]+[.N128]+[.O128])/3" office:value-type="float" office:value="4473835.66666667" calcext:value-type="float">
            <text:p>4,473,836</text:p>
          </table:table-cell>
          <table:table-cell table:style-name="ce7" table:formula="of:=SQRT((1/3)*(([.M128]-[.Q128])*([.M128]-[.Q128]) + ([.N128]-[.Q128])*([.N128]-[.Q128]) + ([.O128]-[.Q128])*([.O128]-[.Q128])))" office:value-type="float" office:value="150670.695576663" calcext:value-type="float">
            <text:p>150,671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810" calcext:value-type="float">
            <text:p>4810</text:p>
          </table:table-cell>
          <table:table-cell office:value-type="float" office:value="4951" calcext:value-type="float">
            <text:p>4951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23764" calcext:value-type="float">
            <text:p>23764</text:p>
          </table:table-cell>
          <table:table-cell office:value-type="float" office:value="27100" calcext:value-type="float">
            <text:p>27100</text:p>
          </table:table-cell>
          <table:table-cell office:value-type="float" office:value="28295" calcext:value-type="float">
            <text:p>28295</text:p>
          </table:table-cell>
          <table:table-cell table:style-name="ce7" table:number-columns-repeated="2"/>
          <table:table-cell table:style-name="ce7" table:formula="of:=ROUND(([.H129]-[.D129])/100)" office:value-type="float" office:value="190" calcext:value-type="float">
            <text:p>190</text:p>
          </table:table-cell>
          <table:table-cell table:style-name="ce7" table:formula="of:=ROUND(([.I129]-[.E129])/100)" office:value-type="float" office:value="221" calcext:value-type="float">
            <text:p>221</text:p>
          </table:table-cell>
          <table:table-cell table:style-name="ce7" table:formula="of:=ROUND(([.J129]-[.F129])/100)" office:value-type="float" office:value="234" calcext:value-type="float">
            <text:p>234</text:p>
          </table:table-cell>
          <table:table-cell table:style-name="ce7"/>
          <table:table-cell table:style-name="ce7" table:formula="of:=([.M129]+[.N129]+[.O129])/3" office:value-type="float" office:value="215" calcext:value-type="float">
            <text:p>215</text:p>
          </table:table-cell>
          <table:table-cell table:style-name="ce7" table:formula="of:=SQRT((1/3)*(([.M129]-[.Q129])*([.M129]-[.Q129]) + ([.N129]-[.Q129])*([.N129]-[.Q129]) + ([.O129]-[.Q129])*([.O129]-[.Q129])))" office:value-type="float" office:value="18.4571575998762" calcext:value-type="float">
            <text:p>18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43882" calcext:value-type="float">
            <text:p>43882</text:p>
          </table:table-cell>
          <table:table-cell office:value-type="float" office:value="40656" calcext:value-type="float">
            <text:p>40656</text:p>
          </table:table-cell>
          <table:table-cell office:value-type="float" office:value="38835" calcext:value-type="float">
            <text:p>38835</text:p>
          </table:table-cell>
          <table:table-cell/>
          <table:table-cell office:value-type="float" office:value="140896" calcext:value-type="float">
            <text:p>140896</text:p>
          </table:table-cell>
          <table:table-cell office:value-type="float" office:value="131090" calcext:value-type="float">
            <text:p>131090</text:p>
          </table:table-cell>
          <table:table-cell office:value-type="float" office:value="121945" calcext:value-type="float">
            <text:p>121945</text:p>
          </table:table-cell>
          <table:table-cell table:style-name="ce7" table:number-columns-repeated="2"/>
          <table:table-cell table:style-name="ce7" table:formula="of:=ROUND(([.H130]-[.D130])/100)" office:value-type="float" office:value="970" calcext:value-type="float">
            <text:p>970</text:p>
          </table:table-cell>
          <table:table-cell table:style-name="ce7" table:formula="of:=ROUND(([.I130]-[.E130])/100)" office:value-type="float" office:value="904" calcext:value-type="float">
            <text:p>904</text:p>
          </table:table-cell>
          <table:table-cell table:style-name="ce7" table:formula="of:=ROUND(([.J130]-[.F130])/100)" office:value-type="float" office:value="831" calcext:value-type="float">
            <text:p>831</text:p>
          </table:table-cell>
          <table:table-cell table:style-name="ce7"/>
          <table:table-cell table:style-name="ce7" table:formula="of:=([.M130]+[.N130]+[.O130])/3" office:value-type="float" office:value="901.666666666667" calcext:value-type="float">
            <text:p>902</text:p>
          </table:table-cell>
          <table:table-cell table:style-name="ce7" table:formula="of:=SQRT((1/3)*(([.M130]-[.Q130])*([.M130]-[.Q130]) + ([.N130]-[.Q130])*([.N130]-[.Q130]) + ([.O130]-[.Q130])*([.O130]-[.Q130])))" office:value-type="float" office:value="56.7704931182466" calcext:value-type="float">
            <text:p>57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888887" calcext:value-type="float">
            <text:p>8888887</text:p>
          </table:table-cell>
          <table:table-cell office:value-type="float" office:value="8987051" calcext:value-type="float">
            <text:p>8987051</text:p>
          </table:table-cell>
          <table:table-cell office:value-type="float" office:value="8973978" calcext:value-type="float">
            <text:p>8973978</text:p>
          </table:table-cell>
          <table:table-cell/>
          <table:table-cell office:value-type="float" office:value="891569092" calcext:value-type="float">
            <text:p>891569092</text:p>
          </table:table-cell>
          <table:table-cell office:value-type="float" office:value="884093865" calcext:value-type="float">
            <text:p>884093865</text:p>
          </table:table-cell>
          <table:table-cell office:value-type="float" office:value="885141270" calcext:value-type="float">
            <text:p>885141270</text:p>
          </table:table-cell>
          <table:table-cell table:style-name="ce7" table:number-columns-repeated="2"/>
          <table:table-cell table:style-name="ce7" table:formula="of:=ROUND(([.H131]-[.D131])/100)" office:value-type="float" office:value="8826802" calcext:value-type="float">
            <text:p>8,826,802</text:p>
          </table:table-cell>
          <table:table-cell table:style-name="ce7" table:formula="of:=ROUND(([.I131]-[.E131])/100)" office:value-type="float" office:value="8751068" calcext:value-type="float">
            <text:p>8,751,068</text:p>
          </table:table-cell>
          <table:table-cell table:style-name="ce7" table:formula="of:=ROUND(([.J131]-[.F131])/100)" office:value-type="float" office:value="8761673" calcext:value-type="float">
            <text:p>8,761,673</text:p>
          </table:table-cell>
          <table:table-cell table:style-name="ce7"/>
          <table:table-cell table:style-name="ce7" table:formula="of:=([.M131]+[.N131]+[.O131])/3" office:value-type="float" office:value="8779847.66666667" calcext:value-type="float">
            <text:p>8,779,848</text:p>
          </table:table-cell>
          <table:table-cell table:style-name="ce7" table:formula="of:=SQRT((1/3)*(([.M131]-[.Q131])*([.M131]-[.Q131]) + ([.N131]-[.Q131])*([.N131]-[.Q131]) + ([.O131]-[.Q131])*([.O131]-[.Q131])))" office:value-type="float" office:value="33482.817188655" calcext:value-type="float">
            <text:p>33,483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66677300" calcext:value-type="float">
            <text:p>6366677300</text:p>
          </table:table-cell>
          <table:table-cell office:value-type="float" office:value="6377118877" calcext:value-type="float">
            <text:p>6377118877</text:p>
          </table:table-cell>
          <table:table-cell office:value-type="float" office:value="6374124557" calcext:value-type="float">
            <text:p>6374124557</text:p>
          </table:table-cell>
          <table:table-cell/>
          <table:table-cell office:value-type="float" office:value="37407185203" calcext:value-type="float">
            <text:p>37407185203</text:p>
          </table:table-cell>
          <table:table-cell office:value-type="float" office:value="36705264016" calcext:value-type="float">
            <text:p>36705264016</text:p>
          </table:table-cell>
          <table:table-cell office:value-type="float" office:value="36713401385" calcext:value-type="float">
            <text:p>36713401385</text:p>
          </table:table-cell>
          <table:table-cell table:style-name="ce7" table:number-columns-repeated="2"/>
          <table:table-cell table:style-name="ce7" table:formula="of:=ROUND(([.H132]-[.D132])/100)" office:value-type="float" office:value="310405079" calcext:value-type="float">
            <text:p>310,405,079</text:p>
          </table:table-cell>
          <table:table-cell table:style-name="ce7" table:formula="of:=ROUND(([.I132]-[.E132])/100)" office:value-type="float" office:value="303281451" calcext:value-type="float">
            <text:p>303,281,451</text:p>
          </table:table-cell>
          <table:table-cell table:style-name="ce7" table:formula="of:=ROUND(([.J132]-[.F132])/100)" office:value-type="float" office:value="303392768" calcext:value-type="float">
            <text:p>303,392,768</text:p>
          </table:table-cell>
          <table:table-cell table:style-name="ce7"/>
          <table:table-cell table:style-name="ce7" table:formula="of:=([.M132]+[.N132]+[.O132])/3" office:value-type="float" office:value="305693099.333333" calcext:value-type="float">
            <text:p>305,693,099</text:p>
          </table:table-cell>
          <table:table-cell table:style-name="ce7" table:formula="of:=SQRT((1/3)*(([.M132]-[.Q132])*([.M132]-[.Q132]) + ([.N132]-[.Q132])*([.N132]-[.Q132]) + ([.O132]-[.Q132])*([.O132]-[.Q132])))" office:value-type="float" office:value="3332182.6833606" calcext:value-type="float">
            <text:p>3,332,183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01182" calcext:value-type="float">
            <text:p>901182</text:p>
          </table:table-cell>
          <table:table-cell office:value-type="float" office:value="899810" calcext:value-type="float">
            <text:p>899810</text:p>
          </table:table-cell>
          <table:table-cell office:value-type="float" office:value="901918" calcext:value-type="float">
            <text:p>901918</text:p>
          </table:table-cell>
          <table:table-cell/>
          <table:table-cell office:value-type="float" office:value="12454840" calcext:value-type="float">
            <text:p>12454840</text:p>
          </table:table-cell>
          <table:table-cell office:value-type="float" office:value="12365818" calcext:value-type="float">
            <text:p>12365818</text:p>
          </table:table-cell>
          <table:table-cell office:value-type="float" office:value="12528408" calcext:value-type="float">
            <text:p>12528408</text:p>
          </table:table-cell>
          <table:table-cell table:style-name="ce7" table:number-columns-repeated="2"/>
          <table:table-cell table:style-name="ce7" table:formula="of:=ROUND(([.H133]-[.D133])/100)" office:value-type="float" office:value="115537" calcext:value-type="float">
            <text:p>115,537</text:p>
          </table:table-cell>
          <table:table-cell table:style-name="ce7" table:formula="of:=ROUND(([.I133]-[.E133])/100)" office:value-type="float" office:value="114660" calcext:value-type="float">
            <text:p>114,660</text:p>
          </table:table-cell>
          <table:table-cell table:style-name="ce7" table:formula="of:=ROUND(([.J133]-[.F133])/100)" office:value-type="float" office:value="116265" calcext:value-type="float">
            <text:p>116,265</text:p>
          </table:table-cell>
          <table:table-cell table:style-name="ce7"/>
          <table:table-cell table:style-name="ce7" table:formula="of:=([.M133]+[.N133]+[.O133])/3" office:value-type="float" office:value="115487.333333333" calcext:value-type="float">
            <text:p>115,487</text:p>
          </table:table-cell>
          <table:table-cell table:style-name="ce7" table:formula="of:=SQRT((1/3)*(([.M133]-[.Q133])*([.M133]-[.Q133]) + ([.N133]-[.Q133])*([.N133]-[.Q133]) + ([.O133]-[.Q133])*([.O133]-[.Q133])))" office:value-type="float" office:value="656.179006741978" calcext:value-type="float">
            <text:p>656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894" calcext:value-type="float">
            <text:p>894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3437" calcext:value-type="float">
            <text:p>3437</text:p>
          </table:table-cell>
          <table:table-cell office:value-type="float" office:value="2960" calcext:value-type="float">
            <text:p>2960</text:p>
          </table:table-cell>
          <table:table-cell office:value-type="float" office:value="3478" calcext:value-type="float">
            <text:p>3478</text:p>
          </table:table-cell>
          <table:table-cell table:style-name="ce7" table:number-columns-repeated="2"/>
          <table:table-cell table:style-name="ce7" table:formula="of:=ROUND(([.H134]-[.D134])/100)" office:value-type="float" office:value="17" calcext:value-type="float">
            <text:p>17</text:p>
          </table:table-cell>
          <table:table-cell table:style-name="ce7" table:formula="of:=ROUND(([.I134]-[.E134])/100)" office:value-type="float" office:value="21" calcext:value-type="float">
            <text:p>21</text:p>
          </table:table-cell>
          <table:table-cell table:style-name="ce7" table:formula="of:=ROUND(([.J134]-[.F134])/100)" office:value-type="float" office:value="20" calcext:value-type="float">
            <text:p>20</text:p>
          </table:table-cell>
          <table:table-cell table:style-name="ce7"/>
          <table:table-cell table:style-name="ce7" table:formula="of:=([.M134]+[.N134]+[.O134])/3" office:value-type="float" office:value="19.3333333333333" calcext:value-type="float">
            <text:p>19</text:p>
          </table:table-cell>
          <table:table-cell table:style-name="ce7" table:formula="of:=SQRT((1/3)*(([.M134]-[.Q134])*([.M134]-[.Q134]) + ([.N134]-[.Q134])*([.N134]-[.Q134]) + ([.O134]-[.Q134])*([.O134]-[.Q134])))" office:value-type="float" office:value="1.6996731711976" calcext:value-type="float">
            <text:p>2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34538" calcext:value-type="float">
            <text:p>34538</text:p>
          </table:table-cell>
          <table:table-cell office:value-type="float" office:value="33174" calcext:value-type="float">
            <text:p>33174</text:p>
          </table:table-cell>
          <table:table-cell office:value-type="float" office:value="30388" calcext:value-type="float">
            <text:p>30388</text:p>
          </table:table-cell>
          <table:table-cell/>
          <table:table-cell office:value-type="float" office:value="2845990" calcext:value-type="float">
            <text:p>2845990</text:p>
          </table:table-cell>
          <table:table-cell office:value-type="float" office:value="2655131" calcext:value-type="float">
            <text:p>2655131</text:p>
          </table:table-cell>
          <table:table-cell office:value-type="float" office:value="2372958" calcext:value-type="float">
            <text:p>2372958</text:p>
          </table:table-cell>
          <table:table-cell table:style-name="ce7" table:number-columns-repeated="2"/>
          <table:table-cell table:style-name="ce7" table:formula="of:=ROUND(([.H135]-[.D135])/100)" office:value-type="float" office:value="28115" calcext:value-type="float">
            <text:p>28,115</text:p>
          </table:table-cell>
          <table:table-cell table:style-name="ce7" table:formula="of:=ROUND(([.I135]-[.E135])/100)" office:value-type="float" office:value="26220" calcext:value-type="float">
            <text:p>26,220</text:p>
          </table:table-cell>
          <table:table-cell table:style-name="ce7" table:formula="of:=ROUND(([.J135]-[.F135])/100)" office:value-type="float" office:value="23426" calcext:value-type="float">
            <text:p>23,426</text:p>
          </table:table-cell>
          <table:table-cell table:style-name="ce7"/>
          <table:table-cell table:style-name="ce7" table:formula="of:=([.M135]+[.N135]+[.O135])/3" office:value-type="float" office:value="25920.3333333333" calcext:value-type="float">
            <text:p>25,920</text:p>
          </table:table-cell>
          <table:table-cell table:style-name="ce7" table:formula="of:=SQRT((1/3)*(([.M135]-[.Q135])*([.M135]-[.Q135]) + ([.N135]-[.Q135])*([.N135]-[.Q135]) + ([.O135]-[.Q135])*([.O135]-[.Q135])))" office:value-type="float" office:value="1925.96821249873" calcext:value-type="float">
            <text:p>1,92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table:style-name="ce7" table:number-columns-repeated="2"/>
          <table:table-cell table:style-name="ce7" table:formula="of:=ROUND(([.H136]-[.D136])/100)" office:value-type="float" office:value="-0" calcext:value-type="float">
            <text:p>0</text:p>
          </table:table-cell>
          <table:table-cell table:style-name="ce7" table:formula="of:=ROUND(([.I136]-[.E136])/100)" office:value-type="float" office:value="1" calcext:value-type="float">
            <text:p>1</text:p>
          </table:table-cell>
          <table:table-cell table:style-name="ce7" table:formula="of:=ROUND(([.J136]-[.F136])/100)" office:value-type="float" office:value="1" calcext:value-type="float">
            <text:p>1</text:p>
          </table:table-cell>
          <table:table-cell table:style-name="ce7"/>
          <table:table-cell table:style-name="ce7" table:formula="of:=([.M136]+[.N136]+[.O136])/3" office:value-type="float" office:value="0.666666666666667" calcext:value-type="float">
            <text:p>1</text:p>
          </table:table-cell>
          <table:table-cell table:style-name="ce7" table:formula="of:=SQRT((1/3)*(([.M136]-[.Q136])*([.M136]-[.Q136]) + ([.N136]-[.Q136])*([.N136]-[.Q136]) + ([.O136]-[.Q136])*([.O136]-[.Q13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8912" calcext:value-type="float">
            <text:p>8912</text:p>
          </table:table-cell>
          <table:table-cell office:value-type="float" office:value="9660" calcext:value-type="float">
            <text:p>9660</text:p>
          </table:table-cell>
          <table:table-cell office:value-type="float" office:value="10766" calcext:value-type="float">
            <text:p>10766</text:p>
          </table:table-cell>
          <table:table-cell/>
          <table:table-cell office:value-type="float" office:value="877080" calcext:value-type="float">
            <text:p>877080</text:p>
          </table:table-cell>
          <table:table-cell office:value-type="float" office:value="1123386" calcext:value-type="float">
            <text:p>1123386</text:p>
          </table:table-cell>
          <table:table-cell office:value-type="float" office:value="1191445" calcext:value-type="float">
            <text:p>1191445</text:p>
          </table:table-cell>
          <table:table-cell table:style-name="ce7" table:number-columns-repeated="2"/>
          <table:table-cell table:style-name="ce7" table:formula="of:=ROUND(([.H137]-[.D137])/100)" office:value-type="float" office:value="8682" calcext:value-type="float">
            <text:p>8,682</text:p>
          </table:table-cell>
          <table:table-cell table:style-name="ce7" table:formula="of:=ROUND(([.I137]-[.E137])/100)" office:value-type="float" office:value="11137" calcext:value-type="float">
            <text:p>11,137</text:p>
          </table:table-cell>
          <table:table-cell table:style-name="ce7" table:formula="of:=ROUND(([.J137]-[.F137])/100)" office:value-type="float" office:value="11807" calcext:value-type="float">
            <text:p>11,807</text:p>
          </table:table-cell>
          <table:table-cell table:style-name="ce7"/>
          <table:table-cell table:style-name="ce7" table:formula="of:=([.M137]+[.N137]+[.O137])/3" office:value-type="float" office:value="10542" calcext:value-type="float">
            <text:p>10,542</text:p>
          </table:table-cell>
          <table:table-cell table:style-name="ce7" table:formula="of:=SQRT((1/3)*(([.M137]-[.Q137])*([.M137]-[.Q137]) + ([.N137]-[.Q137])*([.N137]-[.Q137]) + ([.O137]-[.Q137])*([.O137]-[.Q137])))" office:value-type="float" office:value="1343.3602147848" calcext:value-type="float">
            <text:p>1,343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35" calcext:value-type="float">
            <text:p>335</text:p>
          </table:table-cell>
          <table:table-cell office:value-type="float" office:value="936" calcext:value-type="float">
            <text:p>936</text:p>
          </table:table-cell>
          <table:table-cell table:style-name="ce7" table:number-columns-repeated="2"/>
          <table:table-cell table:style-name="ce7" table:formula="of:=ROUND(([.H138]-[.D138])/100)" office:value-type="float" office:value="0" calcext:value-type="float">
            <text:p>0</text:p>
          </table:table-cell>
          <table:table-cell table:style-name="ce7" table:formula="of:=ROUND(([.I138]-[.E138])/100)" office:value-type="float" office:value="3" calcext:value-type="float">
            <text:p>3</text:p>
          </table:table-cell>
          <table:table-cell table:style-name="ce7" table:formula="of:=ROUND(([.J138]-[.F138])/100)" office:value-type="float" office:value="7" calcext:value-type="float">
            <text:p>7</text:p>
          </table:table-cell>
          <table:table-cell table:style-name="ce7"/>
          <table:table-cell table:style-name="ce7" table:formula="of:=([.M138]+[.N138]+[.O138])/3" office:value-type="float" office:value="3.33333333333333" calcext:value-type="float">
            <text:p>3</text:p>
          </table:table-cell>
          <table:table-cell table:style-name="ce7" table:formula="of:=SQRT((1/3)*(([.M138]-[.Q138])*([.M138]-[.Q138]) + ([.N138]-[.Q138])*([.N138]-[.Q138]) + ([.O138]-[.Q138])*([.O138]-[.Q138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8104" calcext:value-type="float">
            <text:p>8104</text:p>
          </table:table-cell>
          <table:table-cell office:value-type="float" office:value="8018" calcext:value-type="float">
            <text:p>8018</text:p>
          </table:table-cell>
          <table:table-cell/>
          <table:table-cell office:value-type="float" office:value="492215" calcext:value-type="float">
            <text:p>492215</text:p>
          </table:table-cell>
          <table:table-cell office:value-type="float" office:value="476652" calcext:value-type="float">
            <text:p>476652</text:p>
          </table:table-cell>
          <table:table-cell office:value-type="float" office:value="511886" calcext:value-type="float">
            <text:p>511886</text:p>
          </table:table-cell>
          <table:table-cell table:style-name="ce7" table:number-columns-repeated="2"/>
          <table:table-cell table:style-name="ce7" table:formula="of:=ROUND(([.H139]-[.D139])/100)" office:value-type="float" office:value="4850" calcext:value-type="float">
            <text:p>4,850</text:p>
          </table:table-cell>
          <table:table-cell table:style-name="ce7" table:formula="of:=ROUND(([.I139]-[.E139])/100)" office:value-type="float" office:value="4685" calcext:value-type="float">
            <text:p>4,685</text:p>
          </table:table-cell>
          <table:table-cell table:style-name="ce7" table:formula="of:=ROUND(([.J139]-[.F139])/100)" office:value-type="float" office:value="5039" calcext:value-type="float">
            <text:p>5,039</text:p>
          </table:table-cell>
          <table:table-cell table:style-name="ce7"/>
          <table:table-cell table:style-name="ce7" table:formula="of:=([.M139]+[.N139]+[.O139])/3" office:value-type="float" office:value="4858" calcext:value-type="float">
            <text:p>4,858</text:p>
          </table:table-cell>
          <table:table-cell table:style-name="ce7" table:formula="of:=SQRT((1/3)*(([.M139]-[.Q139])*([.M139]-[.Q139]) + ([.N139]-[.Q139])*([.N139]-[.Q139]) + ([.O139]-[.Q139])*([.O139]-[.Q139])))" office:value-type="float" office:value="144.63056385149" calcext:value-type="float">
            <text:p>145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655" calcext:value-type="float">
            <text:p>655</text:p>
          </table:table-cell>
          <table:table-cell office:value-type="float" office:value="1883" calcext:value-type="float">
            <text:p>1883</text:p>
          </table:table-cell>
          <table:table-cell table:style-name="ce7" table:number-columns-repeated="2"/>
          <table:table-cell table:style-name="ce7" table:formula="of:=ROUND(([.H140]-[.D140])/100)" office:value-type="float" office:value="3" calcext:value-type="float">
            <text:p>3</text:p>
          </table:table-cell>
          <table:table-cell table:style-name="ce7" table:formula="of:=ROUND(([.I140]-[.E140])/100)" office:value-type="float" office:value="6" calcext:value-type="float">
            <text:p>6</text:p>
          </table:table-cell>
          <table:table-cell table:style-name="ce7" table:formula="of:=ROUND(([.J140]-[.F140])/100)" office:value-type="float" office:value="17" calcext:value-type="float">
            <text:p>17</text:p>
          </table:table-cell>
          <table:table-cell table:style-name="ce7"/>
          <table:table-cell table:style-name="ce7" table:formula="of:=([.M140]+[.N140]+[.O140])/3" office:value-type="float" office:value="8.66666666666667" calcext:value-type="float">
            <text:p>9</text:p>
          </table:table-cell>
          <table:table-cell table:style-name="ce7" table:formula="of:=SQRT((1/3)*(([.M140]-[.Q140])*([.M140]-[.Q140]) + ([.N140]-[.Q140])*([.N140]-[.Q140]) + ([.O140]-[.Q140])*([.O140]-[.Q140])))" office:value-type="float" office:value="6.0184900284226" calcext:value-type="float">
            <text:p>6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1]-[.D141])/100)" office:value-type="float" office:value="0" calcext:value-type="float">
            <text:p>0</text:p>
          </table:table-cell>
          <table:table-cell table:style-name="ce7" table:formula="of:=ROUND(([.I141]-[.E141])/100)" office:value-type="float" office:value="0" calcext:value-type="float">
            <text:p>0</text:p>
          </table:table-cell>
          <table:table-cell table:style-name="ce7" table:formula="of:=ROUND(([.J141]-[.F141])/100)" office:value-type="float" office:value="0" calcext:value-type="float">
            <text:p>0</text:p>
          </table:table-cell>
          <table:table-cell table:style-name="ce7"/>
          <table:table-cell table:style-name="ce7" table:formula="of:=([.M141]+[.N141]+[.O141])/3" office:value-type="float" office:value="0" calcext:value-type="float">
            <text:p>0</text:p>
          </table:table-cell>
          <table:table-cell table:style-name="ce7"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2]-[.D142])/100)" office:value-type="float" office:value="0" calcext:value-type="float">
            <text:p>0</text:p>
          </table:table-cell>
          <table:table-cell table:style-name="ce7" table:formula="of:=ROUND(([.I142]-[.E142])/100)" office:value-type="float" office:value="0" calcext:value-type="float">
            <text:p>0</text:p>
          </table:table-cell>
          <table:table-cell table:style-name="ce7" table:formula="of:=ROUND(([.J142]-[.F142])/100)" office:value-type="float" office:value="0" calcext:value-type="float">
            <text:p>0</text:p>
          </table:table-cell>
          <table:table-cell table:style-name="ce7"/>
          <table:table-cell table:style-name="ce7" table:formula="of:=([.M142]+[.N142]+[.O142])/3" office:value-type="float" office:value="0" calcext:value-type="float">
            <text:p>0</text:p>
          </table:table-cell>
          <table:table-cell table:style-name="ce7"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3]-[.D143])/100)" office:value-type="float" office:value="235061719" calcext:value-type="float">
            <text:p>235,061,719</text:p>
          </table:table-cell>
          <table:table-cell table:style-name="ce7" table:formula="of:=ROUND(([.I143]-[.E143])/100)" office:value-type="float" office:value="235061727" calcext:value-type="float">
            <text:p>235,061,727</text:p>
          </table:table-cell>
          <table:table-cell table:style-name="ce7" table:formula="of:=ROUND(([.J143]-[.F143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3]+[.N143]+[.O143])/3" office:value-type="float" office:value="235061723" calcext:value-type="float">
            <text:p>235,061,723</text:p>
          </table:table-cell>
          <table:table-cell table:style-name="ce7" table:formula="of:=SQRT((1/3)*(([.M143]-[.Q143])*([.M143]-[.Q143]) + ([.N143]-[.Q143])*([.N143]-[.Q143]) + ([.O143]-[.Q143])*([.O143]-[.Q143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4]-[.D144])/100)" office:value-type="float" office:value="235061719" calcext:value-type="float">
            <text:p>235,061,719</text:p>
          </table:table-cell>
          <table:table-cell table:style-name="ce7" table:formula="of:=ROUND(([.I144]-[.E144])/100)" office:value-type="float" office:value="235061727" calcext:value-type="float">
            <text:p>235,061,727</text:p>
          </table:table-cell>
          <table:table-cell table:style-name="ce7" table:formula="of:=ROUND(([.J144]-[.F144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4]+[.N144]+[.O144])/3" office:value-type="float" office:value="235061723" calcext:value-type="float">
            <text:p>235,061,723</text:p>
          </table:table-cell>
          <table:table-cell table:style-name="ce7" table:formula="of:=SQRT((1/3)*(([.M144]-[.Q144])*([.M144]-[.Q144]) + ([.N144]-[.Q144])*([.N144]-[.Q144]) + ([.O144]-[.Q144])*([.O144]-[.Q144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5]-[.D145])/100)" office:value-type="float" office:value="0" calcext:value-type="float">
            <text:p>0</text:p>
          </table:table-cell>
          <table:table-cell table:style-name="ce7" table:formula="of:=ROUND(([.I145]-[.E145])/100)" office:value-type="float" office:value="0" calcext:value-type="float">
            <text:p>0</text:p>
          </table:table-cell>
          <table:table-cell table:style-name="ce7" table:formula="of:=ROUND(([.J145]-[.F145])/100)" office:value-type="float" office:value="0" calcext:value-type="float">
            <text:p>0</text:p>
          </table:table-cell>
          <table:table-cell table:style-name="ce7"/>
          <table:table-cell table:style-name="ce7" table:formula="of:=([.M145]+[.N145]+[.O145])/3" office:value-type="float" office:value="0" calcext:value-type="float">
            <text:p>0</text:p>
          </table:table-cell>
          <table:table-cell table:style-name="ce7"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6]-[.D146])/100)" office:value-type="float" office:value="0" calcext:value-type="float">
            <text:p>0</text:p>
          </table:table-cell>
          <table:table-cell table:style-name="ce7" table:formula="of:=ROUND(([.I146]-[.E146])/100)" office:value-type="float" office:value="0" calcext:value-type="float">
            <text:p>0</text:p>
          </table:table-cell>
          <table:table-cell table:style-name="ce7" table:formula="of:=ROUND(([.J146]-[.F146])/100)" office:value-type="float" office:value="0" calcext:value-type="float">
            <text:p>0</text:p>
          </table:table-cell>
          <table:table-cell table:style-name="ce7"/>
          <table:table-cell table:style-name="ce7" table:formula="of:=([.M146]+[.N146]+[.O146])/3" office:value-type="float" office:value="0" calcext:value-type="float">
            <text:p>0</text:p>
          </table:table-cell>
          <table:table-cell table:style-name="ce7"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7]-[.D147])/100)" office:value-type="float" office:value="0" calcext:value-type="float">
            <text:p>0</text:p>
          </table:table-cell>
          <table:table-cell table:style-name="ce7" table:formula="of:=ROUND(([.I147]-[.E147])/100)" office:value-type="float" office:value="0" calcext:value-type="float">
            <text:p>0</text:p>
          </table:table-cell>
          <table:table-cell table:style-name="ce7" table:formula="of:=ROUND(([.J147]-[.F147])/100)" office:value-type="float" office:value="0" calcext:value-type="float">
            <text:p>0</text:p>
          </table:table-cell>
          <table:table-cell table:style-name="ce7"/>
          <table:table-cell table:style-name="ce7" table:formula="of:=([.M147]+[.N147]+[.O147])/3" office:value-type="float" office:value="0" calcext:value-type="float">
            <text:p>0</text:p>
          </table:table-cell>
          <table:table-cell table:style-name="ce7"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4116709" calcext:value-type="float">
            <text:p>6444116709</text:p>
          </table:table-cell>
          <table:table-cell office:value-type="float" office:value="6444204248" calcext:value-type="float">
            <text:p>6444204248</text:p>
          </table:table-cell>
          <table:table-cell office:value-type="float" office:value="6444228656" calcext:value-type="float">
            <text:p>6444228656</text:p>
          </table:table-cell>
          <table:table-cell/>
          <table:table-cell office:value-type="float" office:value="36680769592" calcext:value-type="float">
            <text:p>36680769592</text:p>
          </table:table-cell>
          <table:table-cell office:value-type="float" office:value="36676380815" calcext:value-type="float">
            <text:p>36676380815</text:p>
          </table:table-cell>
          <table:table-cell office:value-type="float" office:value="36674420445" calcext:value-type="float">
            <text:p>36674420445</text:p>
          </table:table-cell>
          <table:table-cell table:style-name="ce7" table:number-columns-repeated="2"/>
          <table:table-cell table:style-name="ce7" table:formula="of:=ROUND(([.H148]-[.D148])/100)" office:value-type="float" office:value="302366529" calcext:value-type="float">
            <text:p>302,366,529</text:p>
          </table:table-cell>
          <table:table-cell table:style-name="ce7" table:formula="of:=ROUND(([.I148]-[.E148])/100)" office:value-type="float" office:value="302321766" calcext:value-type="float">
            <text:p>302,321,766</text:p>
          </table:table-cell>
          <table:table-cell table:style-name="ce7" table:formula="of:=ROUND(([.J148]-[.F148])/100)" office:value-type="float" office:value="302301918" calcext:value-type="float">
            <text:p>302,301,918</text:p>
          </table:table-cell>
          <table:table-cell table:style-name="ce7"/>
          <table:table-cell table:style-name="ce7" table:formula="of:=([.M148]+[.N148]+[.O148])/3" office:value-type="float" office:value="302330071" calcext:value-type="float">
            <text:p>302,330,071</text:p>
          </table:table-cell>
          <table:table-cell table:style-name="ce7" table:formula="of:=SQRT((1/3)*(([.M148]-[.Q148])*([.M148]-[.Q148]) + ([.N148]-[.Q148])*([.N148]-[.Q148]) + ([.O148]-[.Q148])*([.O148]-[.Q148])))" office:value-type="float" office:value="27023.139454919" calcext:value-type="float">
            <text:p>27,023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5642551" calcext:value-type="float">
            <text:p>5335642551</text:p>
          </table:table-cell>
          <table:table-cell office:value-type="float" office:value="5335731092" calcext:value-type="float">
            <text:p>5335731092</text:p>
          </table:table-cell>
          <table:table-cell office:value-type="float" office:value="5335754309" calcext:value-type="float">
            <text:p>5335754309</text:p>
          </table:table-cell>
          <table:table-cell/>
          <table:table-cell office:value-type="float" office:value="32215922861" calcext:value-type="float">
            <text:p>32215922861</text:p>
          </table:table-cell>
          <table:table-cell office:value-type="float" office:value="32211498690" calcext:value-type="float">
            <text:p>32211498690</text:p>
          </table:table-cell>
          <table:table-cell office:value-type="float" office:value="32209587484" calcext:value-type="float">
            <text:p>32209587484</text:p>
          </table:table-cell>
          <table:table-cell table:style-name="ce7" table:number-columns-repeated="2"/>
          <table:table-cell table:style-name="ce7" table:formula="of:=ROUND(([.H149]-[.D149])/100)" office:value-type="float" office:value="268802803" calcext:value-type="float">
            <text:p>268,802,803</text:p>
          </table:table-cell>
          <table:table-cell table:style-name="ce7" table:formula="of:=ROUND(([.I149]-[.E149])/100)" office:value-type="float" office:value="268757676" calcext:value-type="float">
            <text:p>268,757,676</text:p>
          </table:table-cell>
          <table:table-cell table:style-name="ce7" table:formula="of:=ROUND(([.J149]-[.F149])/100)" office:value-type="float" office:value="268738332" calcext:value-type="float">
            <text:p>268,738,332</text:p>
          </table:table-cell>
          <table:table-cell table:style-name="ce7"/>
          <table:table-cell table:style-name="ce7" table:formula="of:=([.M149]+[.N149]+[.O149])/3" office:value-type="float" office:value="268766270.333333" calcext:value-type="float">
            <text:p>268,766,270</text:p>
          </table:table-cell>
          <table:table-cell table:style-name="ce7" table:formula="of:=SQRT((1/3)*(([.M149]-[.Q149])*([.M149]-[.Q149]) + ([.N149]-[.Q149])*([.N149]-[.Q149]) + ([.O149]-[.Q149])*([.O149]-[.Q149])))" office:value-type="float" office:value="27012.6437597079" calcext:value-type="float">
            <text:p>27,013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51782" calcext:value-type="float">
            <text:p>51782</text:p>
          </table:table-cell>
          <table:table-cell office:value-type="float" office:value="95890" calcext:value-type="float">
            <text:p>95890</text:p>
          </table:table-cell>
          <table:table-cell office:value-type="float" office:value="82661" calcext:value-type="float">
            <text:p>82661</text:p>
          </table:table-cell>
          <table:table-cell/>
          <table:table-cell office:value-type="float" office:value="3424984" calcext:value-type="float">
            <text:p>3424984</text:p>
          </table:table-cell>
          <table:table-cell office:value-type="float" office:value="539597" calcext:value-type="float">
            <text:p>539597</text:p>
          </table:table-cell>
          <table:table-cell office:value-type="float" office:value="362327" calcext:value-type="float">
            <text:p>362327</text:p>
          </table:table-cell>
          <table:table-cell table:style-name="ce7" table:number-columns-repeated="2"/>
          <table:table-cell table:style-name="ce7" table:formula="of:=ROUND(([.H150]-[.D150])/100)" office:value-type="float" office:value="33732" calcext:value-type="float">
            <text:p>33,732</text:p>
          </table:table-cell>
          <table:table-cell table:style-name="ce7" table:formula="of:=ROUND(([.I150]-[.E150])/100)" office:value-type="float" office:value="4437" calcext:value-type="float">
            <text:p>4,437</text:p>
          </table:table-cell>
          <table:table-cell table:style-name="ce7" table:formula="of:=ROUND(([.J150]-[.F150])/100)" office:value-type="float" office:value="2797" calcext:value-type="float">
            <text:p>2,797</text:p>
          </table:table-cell>
          <table:table-cell table:style-name="ce7"/>
          <table:table-cell table:style-name="ce7" table:formula="of:=([.M150]+[.N150]+[.O150])/3" office:value-type="float" office:value="13655.3333333333" calcext:value-type="float">
            <text:p>13,655</text:p>
          </table:table-cell>
          <table:table-cell table:style-name="ce7" table:formula="of:=SQRT((1/3)*(([.M150]-[.Q150])*([.M150]-[.Q150]) + ([.N150]-[.Q150])*([.N150]-[.Q150]) + ([.O150]-[.Q150])*([.O150]-[.Q150])))" office:value-type="float" office:value="14212.1264731527" calcext:value-type="float">
            <text:p>14,212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10769" calcext:value-type="float">
            <text:p>10769</text:p>
          </table:table-cell>
          <table:table-cell office:value-type="float" office:value="11004" calcext:value-type="float">
            <text:p>11004</text:p>
          </table:table-cell>
          <table:table-cell office:value-type="float" office:value="11334" calcext:value-type="float">
            <text:p>11334</text:p>
          </table:table-cell>
          <table:table-cell/>
          <table:table-cell office:value-type="float" office:value="347657" calcext:value-type="float">
            <text:p>347657</text:p>
          </table:table-cell>
          <table:table-cell office:value-type="float" office:value="393606" calcext:value-type="float">
            <text:p>393606</text:p>
          </table:table-cell>
          <table:table-cell office:value-type="float" office:value="355400" calcext:value-type="float">
            <text:p>355400</text:p>
          </table:table-cell>
          <table:table-cell table:style-name="ce7" table:number-columns-repeated="2"/>
          <table:table-cell table:style-name="ce7" table:formula="of:=ROUND(([.H151]-[.D151])/100)" office:value-type="float" office:value="3369" calcext:value-type="float">
            <text:p>3,369</text:p>
          </table:table-cell>
          <table:table-cell table:style-name="ce7" table:formula="of:=ROUND(([.I151]-[.E151])/100)" office:value-type="float" office:value="3826" calcext:value-type="float">
            <text:p>3,826</text:p>
          </table:table-cell>
          <table:table-cell table:style-name="ce7" table:formula="of:=ROUND(([.J151]-[.F151])/100)" office:value-type="float" office:value="3441" calcext:value-type="float">
            <text:p>3,441</text:p>
          </table:table-cell>
          <table:table-cell table:style-name="ce7"/>
          <table:table-cell table:style-name="ce7" table:formula="of:=([.M151]+[.N151]+[.O151])/3" office:value-type="float" office:value="3545.33333333333" calcext:value-type="float">
            <text:p>3,545</text:p>
          </table:table-cell>
          <table:table-cell table:style-name="ce7" table:formula="of:=SQRT((1/3)*(([.M151]-[.Q151])*([.M151]-[.Q151]) + ([.N151]-[.Q151])*([.N151]-[.Q151]) + ([.O151]-[.Q151])*([.O151]-[.Q151])))" office:value-type="float" office:value="200.626241775319" calcext:value-type="float">
            <text:p>201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52]-[.D152])/100)" office:value-type="float" office:value="0" calcext:value-type="float">
            <text:p>0</text:p>
          </table:table-cell>
          <table:table-cell table:style-name="ce7" table:formula="of:=ROUND(([.I152]-[.E152])/100)" office:value-type="float" office:value="0" calcext:value-type="float">
            <text:p>0</text:p>
          </table:table-cell>
          <table:table-cell table:style-name="ce7" table:formula="of:=ROUND(([.J152]-[.F152])/100)" office:value-type="float" office:value="0" calcext:value-type="float">
            <text:p>0</text:p>
          </table:table-cell>
          <table:table-cell table:style-name="ce7"/>
          <table:table-cell table:style-name="ce7" table:formula="of:=([.M152]+[.N152]+[.O152])/3" office:value-type="float" office:value="0" calcext:value-type="float">
            <text:p>0</text:p>
          </table:table-cell>
          <table:table-cell table:style-name="ce7"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9427" calcext:value-type="float">
            <text:p>1108289427</text:p>
          </table:table-cell>
          <table:table-cell office:value-type="float" office:value="1108289275" calcext:value-type="float">
            <text:p>1108289275</text:p>
          </table:table-cell>
          <table:table-cell office:value-type="float" office:value="1108289290" calcext:value-type="float">
            <text:p>1108289290</text:p>
          </table:table-cell>
          <table:table-cell/>
          <table:table-cell office:value-type="float" office:value="4467017825" calcext:value-type="float">
            <text:p>4467017825</text:p>
          </table:table-cell>
          <table:table-cell office:value-type="float" office:value="4467018578" calcext:value-type="float">
            <text:p>4467018578</text:p>
          </table:table-cell>
          <table:table-cell office:value-type="float" office:value="4467018047" calcext:value-type="float">
            <text:p>4467018047</text:p>
          </table:table-cell>
          <table:table-cell table:style-name="ce7" table:number-columns-repeated="2"/>
          <table:table-cell table:style-name="ce7" table:formula="of:=ROUND(([.H153]-[.D153])/100)" office:value-type="float" office:value="33587284" calcext:value-type="float">
            <text:p>33,587,284</text:p>
          </table:table-cell>
          <table:table-cell table:style-name="ce7" table:formula="of:=ROUND(([.I153]-[.E153])/100)" office:value-type="float" office:value="33587293" calcext:value-type="float">
            <text:p>33,587,293</text:p>
          </table:table-cell>
          <table:table-cell table:style-name="ce7" table:formula="of:=ROUND(([.J153]-[.F153])/100)" office:value-type="float" office:value="33587288" calcext:value-type="float">
            <text:p>33,587,288</text:p>
          </table:table-cell>
          <table:table-cell table:style-name="ce7"/>
          <table:table-cell table:style-name="ce7" table:formula="of:=([.M153]+[.N153]+[.O153])/3" office:value-type="float" office:value="33587288.3333333" calcext:value-type="float">
            <text:p>33,587,288</text:p>
          </table:table-cell>
          <table:table-cell table:style-name="ce7" table:formula="of:=SQRT((1/3)*(([.M153]-[.Q153])*([.M153]-[.Q153]) + ([.N153]-[.Q153])*([.N153]-[.Q153]) + ([.O153]-[.Q153])*([.O153]-[.Q153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5048" calcext:value-type="float">
            <text:p>638225048</text:p>
          </table:table-cell>
          <table:table-cell office:value-type="float" office:value="638225087" calcext:value-type="float">
            <text:p>638225087</text:p>
          </table:table-cell>
          <table:table-cell office:value-type="float" office:value="638225046" calcext:value-type="float">
            <text:p>638225046</text:p>
          </table:table-cell>
          <table:table-cell/>
          <table:table-cell office:value-type="float" office:value="3996950360" calcext:value-type="float">
            <text:p>3996950360</text:p>
          </table:table-cell>
          <table:table-cell office:value-type="float" office:value="3996950400" calcext:value-type="float">
            <text:p>3996950400</text:p>
          </table:table-cell>
          <table:table-cell office:value-type="float" office:value="3996950358" calcext:value-type="float">
            <text:p>3996950358</text:p>
          </table:table-cell>
          <table:table-cell table:style-name="ce7" table:number-columns-repeated="2"/>
          <table:table-cell table:style-name="ce7" table:formula="of:=ROUND(([.H154]-[.D154])/100)" office:value-type="float" office:value="33587253" calcext:value-type="float">
            <text:p>33,587,253</text:p>
          </table:table-cell>
          <table:table-cell table:style-name="ce7" table:formula="of:=ROUND(([.I154]-[.E154])/100)" office:value-type="float" office:value="33587253" calcext:value-type="float">
            <text:p>33,587,253</text:p>
          </table:table-cell>
          <table:table-cell table:style-name="ce7" table:formula="of:=ROUND(([.J154]-[.F154])/100)" office:value-type="float" office:value="33587253" calcext:value-type="float">
            <text:p>33,587,253</text:p>
          </table:table-cell>
          <table:table-cell table:style-name="ce7"/>
          <table:table-cell table:style-name="ce7" table:formula="of:=([.M154]+[.N154]+[.O154])/3" office:value-type="float" office:value="33587253" calcext:value-type="float">
            <text:p>33,587,253</text:p>
          </table:table-cell>
          <table:table-cell table:style-name="ce7"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98" calcext:value-type="float">
            <text:p>201363198</text:p>
          </table:table-cell>
          <table:table-cell office:value-type="float" office:value="201363200" calcext:value-type="float">
            <text:p>201363200</text:p>
          </table:table-cell>
          <table:table-cell office:value-type="float" office:value="201363198" calcext:value-type="float">
            <text:p>201363198</text:p>
          </table:table-cell>
          <table:table-cell/>
          <table:table-cell office:value-type="float" office:value="201363598" calcext:value-type="float">
            <text:p>201363598</text:p>
          </table:table-cell>
          <table:table-cell office:value-type="float" office:value="201363600" calcext:value-type="float">
            <text:p>201363600</text:p>
          </table:table-cell>
          <table:table-cell office:value-type="float" office:value="201363598" calcext:value-type="float">
            <text:p>201363598</text:p>
          </table:table-cell>
          <table:table-cell table:style-name="ce7" table:number-columns-repeated="2"/>
          <table:table-cell table:style-name="ce7" table:formula="of:=ROUND(([.H155]-[.D155])/100)" office:value-type="float" office:value="4" calcext:value-type="float">
            <text:p>4</text:p>
          </table:table-cell>
          <table:table-cell table:style-name="ce7" table:formula="of:=ROUND(([.I155]-[.E155])/100)" office:value-type="float" office:value="4" calcext:value-type="float">
            <text:p>4</text:p>
          </table:table-cell>
          <table:table-cell table:style-name="ce7" table:formula="of:=ROUND(([.J155]-[.F155])/100)" office:value-type="float" office:value="4" calcext:value-type="float">
            <text:p>4</text:p>
          </table:table-cell>
          <table:table-cell table:style-name="ce7"/>
          <table:table-cell table:style-name="ce7" table:formula="of:=([.M155]+[.N155]+[.O155])/3" office:value-type="float" office:value="4" calcext:value-type="float">
            <text:p>4</text:p>
          </table:table-cell>
          <table:table-cell table:style-name="ce7"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9227" calcext:value-type="float">
            <text:p>1108289227</text:p>
          </table:table-cell>
          <table:table-cell office:value-type="float" office:value="1108289298" calcext:value-type="float">
            <text:p>1108289298</text:p>
          </table:table-cell>
          <table:table-cell office:value-type="float" office:value="1108289294" calcext:value-type="float">
            <text:p>1108289294</text:p>
          </table:table-cell>
          <table:table-cell/>
          <table:table-cell office:value-type="float" office:value="4467019220" calcext:value-type="float">
            <text:p>4467019220</text:p>
          </table:table-cell>
          <table:table-cell office:value-type="float" office:value="4467018252" calcext:value-type="float">
            <text:p>4467018252</text:p>
          </table:table-cell>
          <table:table-cell office:value-type="float" office:value="4467017715" calcext:value-type="float">
            <text:p>4467017715</text:p>
          </table:table-cell>
          <table:table-cell table:style-name="ce7" table:number-columns-repeated="2"/>
          <table:table-cell table:style-name="ce7" table:formula="of:=ROUND(([.H156]-[.D156])/100)" office:value-type="float" office:value="33587300" calcext:value-type="float">
            <text:p>33,587,300</text:p>
          </table:table-cell>
          <table:table-cell table:style-name="ce7" table:formula="of:=ROUND(([.I156]-[.E156])/100)" office:value-type="float" office:value="33587290" calcext:value-type="float">
            <text:p>33,587,290</text:p>
          </table:table-cell>
          <table:table-cell table:style-name="ce7" table:formula="of:=ROUND(([.J156]-[.F156])/100)" office:value-type="float" office:value="33587284" calcext:value-type="float">
            <text:p>33,587,284</text:p>
          </table:table-cell>
          <table:table-cell table:style-name="ce7"/>
          <table:table-cell table:style-name="ce7" table:formula="of:=([.M156]+[.N156]+[.O156])/3" office:value-type="float" office:value="33587291.3333333" calcext:value-type="float">
            <text:p>33,587,291</text:p>
          </table:table-cell>
          <table:table-cell table:style-name="ce7" table:formula="of:=SQRT((1/3)*(([.M156]-[.Q156])*([.M156]-[.Q156]) + ([.N156]-[.Q156])*([.N156]-[.Q156]) + ([.O156]-[.Q156])*([.O156]-[.Q156])))" office:value-type="float" office:value="6.59966329107444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94" calcext:value-type="float">
            <text:p>201363194</text:p>
          </table:table-cell>
          <table:table-cell office:value-type="float" office:value="201363196" calcext:value-type="float">
            <text:p>201363196</text:p>
          </table:table-cell>
          <table:table-cell office:value-type="float" office:value="201363194" calcext:value-type="float">
            <text:p>201363194</text:p>
          </table:table-cell>
          <table:table-cell/>
          <table:table-cell office:value-type="float" office:value="201363594" calcext:value-type="float">
            <text:p>201363594</text:p>
          </table:table-cell>
          <table:table-cell office:value-type="float" office:value="201363596" calcext:value-type="float">
            <text:p>201363596</text:p>
          </table:table-cell>
          <table:table-cell office:value-type="float" office:value="201363594" calcext:value-type="float">
            <text:p>201363594</text:p>
          </table:table-cell>
          <table:table-cell table:style-name="ce7" table:number-columns-repeated="2"/>
          <table:table-cell table:style-name="ce7" table:formula="of:=ROUND(([.H157]-[.D157])/100)" office:value-type="float" office:value="4" calcext:value-type="float">
            <text:p>4</text:p>
          </table:table-cell>
          <table:table-cell table:style-name="ce7" table:formula="of:=ROUND(([.I157]-[.E157])/100)" office:value-type="float" office:value="4" calcext:value-type="float">
            <text:p>4</text:p>
          </table:table-cell>
          <table:table-cell table:style-name="ce7" table:formula="of:=ROUND(([.J157]-[.F157])/100)" office:value-type="float" office:value="4" calcext:value-type="float">
            <text:p>4</text:p>
          </table:table-cell>
          <table:table-cell table:style-name="ce7"/>
          <table:table-cell table:style-name="ce7" table:formula="of:=([.M157]+[.N157]+[.O157])/3" office:value-type="float" office:value="4" calcext:value-type="float">
            <text:p>4</text:p>
          </table:table-cell>
          <table:table-cell table:style-name="ce7"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9145" calcext:value-type="float">
            <text:p>400979145</text:p>
          </table:table-cell>
          <table:table-cell office:value-type="float" office:value="400979170" calcext:value-type="float">
            <text:p>400979170</text:p>
          </table:table-cell>
          <table:table-cell office:value-type="float" office:value="400979144" calcext:value-type="float">
            <text:p>400979144</text:p>
          </table:table-cell>
          <table:table-cell/>
          <table:table-cell office:value-type="float" office:value="403440651" calcext:value-type="float">
            <text:p>403440651</text:p>
          </table:table-cell>
          <table:table-cell office:value-type="float" office:value="403440678" calcext:value-type="float">
            <text:p>403440678</text:p>
          </table:table-cell>
          <table:table-cell office:value-type="float" office:value="403440650" calcext:value-type="float">
            <text:p>403440650</text:p>
          </table:table-cell>
          <table:table-cell table:style-name="ce7" table:number-columns-repeated="2"/>
          <table:table-cell table:style-name="ce7" table:formula="of:=ROUND(([.H158]-[.D158])/100)" office:value-type="float" office:value="24615" calcext:value-type="float">
            <text:p>24,615</text:p>
          </table:table-cell>
          <table:table-cell table:style-name="ce7" table:formula="of:=ROUND(([.I158]-[.E158])/100)" office:value-type="float" office:value="24615" calcext:value-type="float">
            <text:p>24,615</text:p>
          </table:table-cell>
          <table:table-cell table:style-name="ce7" table:formula="of:=ROUND(([.J158]-[.F158])/100)" office:value-type="float" office:value="24615" calcext:value-type="float">
            <text:p>24,615</text:p>
          </table:table-cell>
          <table:table-cell table:style-name="ce7"/>
          <table:table-cell table:style-name="ce7" table:formula="of:=([.M158]+[.N158]+[.O158])/3" office:value-type="float" office:value="24615" calcext:value-type="float">
            <text:p>24,615</text:p>
          </table:table-cell>
          <table:table-cell table:style-name="ce7"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8144" calcext:value-type="float">
            <text:p>707178144</text:p>
          </table:table-cell>
          <table:table-cell office:value-type="float" office:value="707178164" calcext:value-type="float">
            <text:p>707178164</text:p>
          </table:table-cell>
          <table:table-cell office:value-type="float" office:value="707178143" calcext:value-type="float">
            <text:p>707178143</text:p>
          </table:table-cell>
          <table:table-cell/>
          <table:table-cell office:value-type="float" office:value="4063443750" calcext:value-type="float">
            <text:p>4063443750</text:p>
          </table:table-cell>
          <table:table-cell office:value-type="float" office:value="4063443769" calcext:value-type="float">
            <text:p>4063443769</text:p>
          </table:table-cell>
          <table:table-cell office:value-type="float" office:value="4063443749" calcext:value-type="float">
            <text:p>4063443749</text:p>
          </table:table-cell>
          <table:table-cell table:style-name="ce7" table:number-columns-repeated="2"/>
          <table:table-cell table:style-name="ce7" table:formula="of:=ROUND(([.H159]-[.D159])/100)" office:value-type="float" office:value="33562656" calcext:value-type="float">
            <text:p>33,562,656</text:p>
          </table:table-cell>
          <table:table-cell table:style-name="ce7" table:formula="of:=ROUND(([.I159]-[.E159])/100)" office:value-type="float" office:value="33562656" calcext:value-type="float">
            <text:p>33,562,656</text:p>
          </table:table-cell>
          <table:table-cell table:style-name="ce7" table:formula="of:=ROUND(([.J159]-[.F159])/100)" office:value-type="float" office:value="33562656" calcext:value-type="float">
            <text:p>33,562,656</text:p>
          </table:table-cell>
          <table:table-cell table:style-name="ce7"/>
          <table:table-cell table:style-name="ce7" table:formula="of:=([.M159]+[.N159]+[.O159])/3" office:value-type="float" office:value="33562656" calcext:value-type="float">
            <text:p>33,562,656</text:p>
          </table:table-cell>
          <table:table-cell table:style-name="ce7"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997" calcext:value-type="float">
            <text:p>131997</text:p>
          </table:table-cell>
          <table:table-cell office:value-type="float" office:value="132056" calcext:value-type="float">
            <text:p>132056</text:p>
          </table:table-cell>
          <table:table-cell office:value-type="float" office:value="132035" calcext:value-type="float">
            <text:p>132035</text:p>
          </table:table-cell>
          <table:table-cell/>
          <table:table-cell office:value-type="float" office:value="134154" calcext:value-type="float">
            <text:p>134154</text:p>
          </table:table-cell>
          <table:table-cell office:value-type="float" office:value="133895" calcext:value-type="float">
            <text:p>133895</text:p>
          </table:table-cell>
          <table:table-cell office:value-type="float" office:value="133417" calcext:value-type="float">
            <text:p>133417</text:p>
          </table:table-cell>
          <table:table-cell table:style-name="ce7" table:number-columns-repeated="2"/>
          <table:table-cell table:style-name="ce7" table:formula="of:=ROUND(([.H160]-[.D160])/100)" office:value-type="float" office:value="22" calcext:value-type="float">
            <text:p>22</text:p>
          </table:table-cell>
          <table:table-cell table:style-name="ce7" table:formula="of:=ROUND(([.I160]-[.E160])/100)" office:value-type="float" office:value="18" calcext:value-type="float">
            <text:p>18</text:p>
          </table:table-cell>
          <table:table-cell table:style-name="ce7" table:formula="of:=ROUND(([.J160]-[.F160])/100)" office:value-type="float" office:value="14" calcext:value-type="float">
            <text:p>14</text:p>
          </table:table-cell>
          <table:table-cell table:style-name="ce7"/>
          <table:table-cell table:style-name="ce7" table:formula="of:=([.M160]+[.N160]+[.O160])/3" office:value-type="float" office:value="18" calcext:value-type="float">
            <text:p>18</text:p>
          </table:table-cell>
          <table:table-cell table:style-name="ce7" table:formula="of:=SQRT((1/3)*(([.M160]-[.Q160])*([.M160]-[.Q160]) + ([.N160]-[.Q160])*([.N160]-[.Q160]) + ([.O160]-[.Q160])*([.O160]-[.Q160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9246" calcext:value-type="float">
            <text:p>2209246</text:p>
          </table:table-cell>
          <table:table-cell office:value-type="float" office:value="2209078" calcext:value-type="float">
            <text:p>2209078</text:p>
          </table:table-cell>
          <table:table-cell office:value-type="float" office:value="2209194" calcext:value-type="float">
            <text:p>2209194</text:p>
          </table:table-cell>
          <table:table-cell/>
          <table:table-cell office:value-type="float" office:value="3441577" calcext:value-type="float">
            <text:p>3441577</text:p>
          </table:table-cell>
          <table:table-cell office:value-type="float" office:value="3440993" calcext:value-type="float">
            <text:p>3440993</text:p>
          </table:table-cell>
          <table:table-cell office:value-type="float" office:value="3440335" calcext:value-type="float">
            <text:p>3440335</text:p>
          </table:table-cell>
          <table:table-cell table:style-name="ce7" table:number-columns-repeated="2"/>
          <table:table-cell table:style-name="ce7" table:formula="of:=ROUND(([.H161]-[.D161])/100)" office:value-type="float" office:value="12323" calcext:value-type="float">
            <text:p>12,323</text:p>
          </table:table-cell>
          <table:table-cell table:style-name="ce7" table:formula="of:=ROUND(([.I161]-[.E161])/100)" office:value-type="float" office:value="12319" calcext:value-type="float">
            <text:p>12,319</text:p>
          </table:table-cell>
          <table:table-cell table:style-name="ce7" table:formula="of:=ROUND(([.J161]-[.F161])/100)" office:value-type="float" office:value="12311" calcext:value-type="float">
            <text:p>12,311</text:p>
          </table:table-cell>
          <table:table-cell table:style-name="ce7"/>
          <table:table-cell table:style-name="ce7" table:formula="of:=([.M161]+[.N161]+[.O161])/3" office:value-type="float" office:value="12317.6666666667" calcext:value-type="float">
            <text:p>12,318</text:p>
          </table:table-cell>
          <table:table-cell table:style-name="ce7" table:formula="of:=SQRT((1/3)*(([.M161]-[.Q161])*([.M161]-[.Q161]) + ([.N161]-[.Q161])*([.N161]-[.Q161]) + ([.O161]-[.Q161])*([.O161]-[.Q161])))" office:value-type="float" office:value="4.98887651569859" calcext:value-type="float">
            <text:p>5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726" calcext:value-type="float">
            <text:p>2187726</text:p>
          </table:table-cell>
          <table:table-cell office:value-type="float" office:value="2187739" calcext:value-type="float">
            <text:p>2187739</text:p>
          </table:table-cell>
          <table:table-cell office:value-type="float" office:value="2187304" calcext:value-type="float">
            <text:p>2187304</text:p>
          </table:table-cell>
          <table:table-cell/>
          <table:table-cell office:value-type="float" office:value="3420318" calcext:value-type="float">
            <text:p>3420318</text:p>
          </table:table-cell>
          <table:table-cell office:value-type="float" office:value="3418281" calcext:value-type="float">
            <text:p>3418281</text:p>
          </table:table-cell>
          <table:table-cell office:value-type="float" office:value="3418625" calcext:value-type="float">
            <text:p>3418625</text:p>
          </table:table-cell>
          <table:table-cell table:style-name="ce7" table:number-columns-repeated="2"/>
          <table:table-cell table:style-name="ce7" table:formula="of:=ROUND(([.H162]-[.D162])/100)" office:value-type="float" office:value="12326" calcext:value-type="float">
            <text:p>12,326</text:p>
          </table:table-cell>
          <table:table-cell table:style-name="ce7" table:formula="of:=ROUND(([.I162]-[.E162])/100)" office:value-type="float" office:value="12305" calcext:value-type="float">
            <text:p>12,305</text:p>
          </table:table-cell>
          <table:table-cell table:style-name="ce7" table:formula="of:=ROUND(([.J162]-[.F162])/100)" office:value-type="float" office:value="12313" calcext:value-type="float">
            <text:p>12,313</text:p>
          </table:table-cell>
          <table:table-cell table:style-name="ce7"/>
          <table:table-cell table:style-name="ce7" table:formula="of:=([.M162]+[.N162]+[.O162])/3" office:value-type="float" office:value="12314.6666666667" calcext:value-type="float">
            <text:p>12,315</text:p>
          </table:table-cell>
          <table:table-cell table:style-name="ce7" table:formula="of:=SQRT((1/3)*(([.M162]-[.Q162])*([.M162]-[.Q162]) + ([.N162]-[.Q162])*([.N162]-[.Q162]) + ([.O162]-[.Q162])*([.O162]-[.Q162])))" office:value-type="float" office:value="8.65383665716478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120" calcext:value-type="float">
            <text:p>2209120</text:p>
          </table:table-cell>
          <table:table-cell office:value-type="float" office:value="2209152" calcext:value-type="float">
            <text:p>2209152</text:p>
          </table:table-cell>
          <table:table-cell office:value-type="float" office:value="2208757" calcext:value-type="float">
            <text:p>2208757</text:p>
          </table:table-cell>
          <table:table-cell/>
          <table:table-cell office:value-type="float" office:value="3442405" calcext:value-type="float">
            <text:p>3442405</text:p>
          </table:table-cell>
          <table:table-cell office:value-type="float" office:value="3440240" calcext:value-type="float">
            <text:p>3440240</text:p>
          </table:table-cell>
          <table:table-cell office:value-type="float" office:value="3440468" calcext:value-type="float">
            <text:p>3440468</text:p>
          </table:table-cell>
          <table:table-cell table:style-name="ce7" table:number-columns-repeated="2"/>
          <table:table-cell table:style-name="ce7" table:formula="of:=ROUND(([.H163]-[.D163])/100)" office:value-type="float" office:value="12333" calcext:value-type="float">
            <text:p>12,333</text:p>
          </table:table-cell>
          <table:table-cell table:style-name="ce7" table:formula="of:=ROUND(([.I163]-[.E163])/100)" office:value-type="float" office:value="12311" calcext:value-type="float">
            <text:p>12,311</text:p>
          </table:table-cell>
          <table:table-cell table:style-name="ce7" table:formula="of:=ROUND(([.J163]-[.F163])/100)" office:value-type="float" office:value="12317" calcext:value-type="float">
            <text:p>12,317</text:p>
          </table:table-cell>
          <table:table-cell table:style-name="ce7"/>
          <table:table-cell table:style-name="ce7" table:formula="of:=([.M163]+[.N163]+[.O163])/3" office:value-type="float" office:value="12320.3333333333" calcext:value-type="float">
            <text:p>12,320</text:p>
          </table:table-cell>
          <table:table-cell table:style-name="ce7" table:formula="of:=SQRT((1/3)*(([.M163]-[.Q163])*([.M163]-[.Q163]) + ([.N163]-[.Q163])*([.N163]-[.Q163]) + ([.O163]-[.Q163])*([.O163]-[.Q163])))" office:value-type="float" office:value="9.28559218478941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350" calcext:value-type="float">
            <text:p>2191350</text:p>
          </table:table-cell>
          <table:table-cell office:value-type="float" office:value="2191323" calcext:value-type="float">
            <text:p>2191323</text:p>
          </table:table-cell>
          <table:table-cell office:value-type="float" office:value="2190997" calcext:value-type="float">
            <text:p>2190997</text:p>
          </table:table-cell>
          <table:table-cell/>
          <table:table-cell office:value-type="float" office:value="2195226" calcext:value-type="float">
            <text:p>2195226</text:p>
          </table:table-cell>
          <table:table-cell office:value-type="float" office:value="2192965" calcext:value-type="float">
            <text:p>2192965</text:p>
          </table:table-cell>
          <table:table-cell office:value-type="float" office:value="2193218" calcext:value-type="float">
            <text:p>2193218</text:p>
          </table:table-cell>
          <table:table-cell table:style-name="ce7" table:number-columns-repeated="2"/>
          <table:table-cell table:style-name="ce7" table:formula="of:=ROUND(([.H164]-[.D164])/100)" office:value-type="float" office:value="39" calcext:value-type="float">
            <text:p>39</text:p>
          </table:table-cell>
          <table:table-cell table:style-name="ce7" table:formula="of:=ROUND(([.I164]-[.E164])/100)" office:value-type="float" office:value="16" calcext:value-type="float">
            <text:p>16</text:p>
          </table:table-cell>
          <table:table-cell table:style-name="ce7" table:formula="of:=ROUND(([.J164]-[.F164])/100)" office:value-type="float" office:value="22" calcext:value-type="float">
            <text:p>22</text:p>
          </table:table-cell>
          <table:table-cell table:style-name="ce7"/>
          <table:table-cell table:style-name="ce7" table:formula="of:=([.M164]+[.N164]+[.O164])/3" office:value-type="float" office:value="25.6666666666667" calcext:value-type="float">
            <text:p>26</text:p>
          </table:table-cell>
          <table:table-cell table:style-name="ce7" table:formula="of:=SQRT((1/3)*(([.M164]-[.Q164])*([.M164]-[.Q164]) + ([.N164]-[.Q164])*([.N164]-[.Q164]) + ([.O164]-[.Q164])*([.O164]-[.Q164])))" office:value-type="float" office:value="9.74109279746831" calcext:value-type="float">
            <text:p>10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5]-[.D165])/100)" office:value-type="float" office:value="0" calcext:value-type="float">
            <text:p>0</text:p>
          </table:table-cell>
          <table:table-cell table:style-name="ce7" table:formula="of:=ROUND(([.I165]-[.E165])/100)" office:value-type="float" office:value="0" calcext:value-type="float">
            <text:p>0</text:p>
          </table:table-cell>
          <table:table-cell table:style-name="ce7" table:formula="of:=ROUND(([.J165]-[.F165])/100)" office:value-type="float" office:value="0" calcext:value-type="float">
            <text:p>0</text:p>
          </table:table-cell>
          <table:table-cell table:style-name="ce7"/>
          <table:table-cell table:style-name="ce7" table:formula="of:=([.M165]+[.N165]+[.O165])/3" office:value-type="float" office:value="0" calcext:value-type="float">
            <text:p>0</text:p>
          </table:table-cell>
          <table:table-cell table:style-name="ce7"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6]-[.D166])/100)" office:value-type="float" office:value="0" calcext:value-type="float">
            <text:p>0</text:p>
          </table:table-cell>
          <table:table-cell table:style-name="ce7" table:formula="of:=ROUND(([.I166]-[.E166])/100)" office:value-type="float" office:value="0" calcext:value-type="float">
            <text:p>0</text:p>
          </table:table-cell>
          <table:table-cell table:style-name="ce7" table:formula="of:=ROUND(([.J166]-[.F166])/100)" office:value-type="float" office:value="0" calcext:value-type="float">
            <text:p>0</text:p>
          </table:table-cell>
          <table:table-cell table:style-name="ce7"/>
          <table:table-cell table:style-name="ce7" table:formula="of:=([.M166]+[.N166]+[.O166])/3" office:value-type="float" office:value="0" calcext:value-type="float">
            <text:p>0</text:p>
          </table:table-cell>
          <table:table-cell table:style-name="ce7"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7]-[.D167])/100)" office:value-type="float" office:value="0" calcext:value-type="float">
            <text:p>0</text:p>
          </table:table-cell>
          <table:table-cell table:style-name="ce7" table:formula="of:=ROUND(([.I167]-[.E167])/100)" office:value-type="float" office:value="0" calcext:value-type="float">
            <text:p>0</text:p>
          </table:table-cell>
          <table:table-cell table:style-name="ce7" table:formula="of:=ROUND(([.J167]-[.F167])/100)" office:value-type="float" office:value="0" calcext:value-type="float">
            <text:p>0</text:p>
          </table:table-cell>
          <table:table-cell table:style-name="ce7"/>
          <table:table-cell table:style-name="ce7" table:formula="of:=([.M167]+[.N167]+[.O167])/3" office:value-type="float" office:value="0" calcext:value-type="float">
            <text:p>0</text:p>
          </table:table-cell>
          <table:table-cell table:style-name="ce7"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8]-[.D168])/100)" office:value-type="float" office:value="0" calcext:value-type="float">
            <text:p>0</text:p>
          </table:table-cell>
          <table:table-cell table:style-name="ce7" table:formula="of:=ROUND(([.I168]-[.E168])/100)" office:value-type="float" office:value="0" calcext:value-type="float">
            <text:p>0</text:p>
          </table:table-cell>
          <table:table-cell table:style-name="ce7" table:formula="of:=ROUND(([.J168]-[.F168])/100)" office:value-type="float" office:value="0" calcext:value-type="float">
            <text:p>0</text:p>
          </table:table-cell>
          <table:table-cell table:style-name="ce7"/>
          <table:table-cell table:style-name="ce7" table:formula="of:=([.M168]+[.N168]+[.O168])/3" office:value-type="float" office:value="0" calcext:value-type="float">
            <text:p>0</text:p>
          </table:table-cell>
          <table:table-cell table:style-name="ce7"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9]-[.D169])/100)" office:value-type="float" office:value="0" calcext:value-type="float">
            <text:p>0</text:p>
          </table:table-cell>
          <table:table-cell table:style-name="ce7" table:formula="of:=ROUND(([.I169]-[.E169])/100)" office:value-type="float" office:value="0" calcext:value-type="float">
            <text:p>0</text:p>
          </table:table-cell>
          <table:table-cell table:style-name="ce7" table:formula="of:=ROUND(([.J169]-[.F169])/100)" office:value-type="float" office:value="0" calcext:value-type="float">
            <text:p>0</text:p>
          </table:table-cell>
          <table:table-cell table:style-name="ce7"/>
          <table:table-cell table:style-name="ce7" table:formula="of:=([.M169]+[.N169]+[.O169])/3" office:value-type="float" office:value="0" calcext:value-type="float">
            <text:p>0</text:p>
          </table:table-cell>
          <table:table-cell table:style-name="ce7"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0]-[.D170])/100)" office:value-type="float" office:value="0" calcext:value-type="float">
            <text:p>0</text:p>
          </table:table-cell>
          <table:table-cell table:style-name="ce7" table:formula="of:=ROUND(([.I170]-[.E170])/100)" office:value-type="float" office:value="0" calcext:value-type="float">
            <text:p>0</text:p>
          </table:table-cell>
          <table:table-cell table:style-name="ce7" table:formula="of:=ROUND(([.J170]-[.F170])/100)" office:value-type="float" office:value="0" calcext:value-type="float">
            <text:p>0</text:p>
          </table:table-cell>
          <table:table-cell table:style-name="ce7"/>
          <table:table-cell table:style-name="ce7" table:formula="of:=([.M170]+[.N170]+[.O170])/3" office:value-type="float" office:value="0" calcext:value-type="float">
            <text:p>0</text:p>
          </table:table-cell>
          <table:table-cell table:style-name="ce7"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76328" calcext:value-type="float">
            <text:p>76328</text:p>
          </table:table-cell>
          <table:table-cell office:value-type="float" office:value="89002" calcext:value-type="float">
            <text:p>89002</text:p>
          </table:table-cell>
          <table:table-cell office:value-type="float" office:value="89432" calcext:value-type="float">
            <text:p>89432</text:p>
          </table:table-cell>
          <table:table-cell/>
          <table:table-cell office:value-type="float" office:value="7557469" calcext:value-type="float">
            <text:p>7557469</text:p>
          </table:table-cell>
          <table:table-cell office:value-type="float" office:value="8947887" calcext:value-type="float">
            <text:p>8947887</text:p>
          </table:table-cell>
          <table:table-cell office:value-type="float" office:value="8948849" calcext:value-type="float">
            <text:p>8948849</text:p>
          </table:table-cell>
          <table:table-cell table:style-name="ce7" table:number-columns-repeated="2"/>
          <table:table-cell table:style-name="ce7" table:formula="of:=ROUND(([.H171]-[.D171])/100)" office:value-type="float" office:value="74811" calcext:value-type="float">
            <text:p>74,811</text:p>
          </table:table-cell>
          <table:table-cell table:style-name="ce7" table:formula="of:=ROUND(([.I171]-[.E171])/100)" office:value-type="float" office:value="88589" calcext:value-type="float">
            <text:p>88,589</text:p>
          </table:table-cell>
          <table:table-cell table:style-name="ce7" table:formula="of:=ROUND(([.J171]-[.F171])/100)" office:value-type="float" office:value="88594" calcext:value-type="float">
            <text:p>88,594</text:p>
          </table:table-cell>
          <table:table-cell table:style-name="ce7"/>
          <table:table-cell table:style-name="ce7" table:formula="of:=([.M171]+[.N171]+[.O171])/3" office:value-type="float" office:value="83998" calcext:value-type="float">
            <text:p>83,998</text:p>
          </table:table-cell>
          <table:table-cell table:style-name="ce7" table:formula="of:=SQRT((1/3)*(([.M171]-[.Q171])*([.M171]-[.Q171]) + ([.N171]-[.Q171])*([.N171]-[.Q171]) + ([.O171]-[.Q171])*([.O171]-[.Q171])))" office:value-type="float" office:value="6496.1903194616" calcext:value-type="float">
            <text:p>6,496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369" calcext:value-type="float">
            <text:p>131369</text:p>
          </table:table-cell>
          <table:table-cell office:value-type="float" office:value="131235" calcext:value-type="float">
            <text:p>131235</text:p>
          </table:table-cell>
          <table:table-cell office:value-type="float" office:value="131256" calcext:value-type="float">
            <text:p>131256</text:p>
          </table:table-cell>
          <table:table-cell/>
          <table:table-cell office:value-type="float" office:value="141661" calcext:value-type="float">
            <text:p>141661</text:p>
          </table:table-cell>
          <table:table-cell office:value-type="float" office:value="133209" calcext:value-type="float">
            <text:p>133209</text:p>
          </table:table-cell>
          <table:table-cell office:value-type="float" office:value="133214" calcext:value-type="float">
            <text:p>133214</text:p>
          </table:table-cell>
          <table:table-cell table:style-name="ce7" table:number-columns-repeated="2"/>
          <table:table-cell table:style-name="ce7" table:formula="of:=ROUND(([.H172]-[.D172])/100)" office:value-type="float" office:value="103" calcext:value-type="float">
            <text:p>103</text:p>
          </table:table-cell>
          <table:table-cell table:style-name="ce7" table:formula="of:=ROUND(([.I172]-[.E172])/100)" office:value-type="float" office:value="20" calcext:value-type="float">
            <text:p>20</text:p>
          </table:table-cell>
          <table:table-cell table:style-name="ce7" table:formula="of:=ROUND(([.J172]-[.F172])/100)" office:value-type="float" office:value="20" calcext:value-type="float">
            <text:p>20</text:p>
          </table:table-cell>
          <table:table-cell table:style-name="ce7"/>
          <table:table-cell table:style-name="ce7" table:formula="of:=([.M172]+[.N172]+[.O172])/3" office:value-type="float" office:value="47.6666666666667" calcext:value-type="float">
            <text:p>48</text:p>
          </table:table-cell>
          <table:table-cell table:style-name="ce7" table:formula="of:=SQRT((1/3)*(([.M172]-[.Q172])*([.M172]-[.Q172]) + ([.N172]-[.Q172])*([.N172]-[.Q172]) + ([.O172]-[.Q172])*([.O172]-[.Q172])))" office:value-type="float" office:value="39.1265752256556" calcext:value-type="float">
            <text:p>39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3]-[.D173])/100)" office:value-type="float" office:value="0" calcext:value-type="float">
            <text:p>0</text:p>
          </table:table-cell>
          <table:table-cell table:style-name="ce7" table:formula="of:=ROUND(([.I173]-[.E173])/100)" office:value-type="float" office:value="0" calcext:value-type="float">
            <text:p>0</text:p>
          </table:table-cell>
          <table:table-cell table:style-name="ce7" table:formula="of:=ROUND(([.J173]-[.F173])/100)" office:value-type="float" office:value="0" calcext:value-type="float">
            <text:p>0</text:p>
          </table:table-cell>
          <table:table-cell table:style-name="ce7"/>
          <table:table-cell table:style-name="ce7" table:formula="of:=([.M173]+[.N173]+[.O173])/3" office:value-type="float" office:value="0" calcext:value-type="float">
            <text:p>0</text:p>
          </table:table-cell>
          <table:table-cell table:style-name="ce7"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4]-[.D174])/100)" office:value-type="float" office:value="0" calcext:value-type="float">
            <text:p>0</text:p>
          </table:table-cell>
          <table:table-cell table:style-name="ce7" table:formula="of:=ROUND(([.I174]-[.E174])/100)" office:value-type="float" office:value="0" calcext:value-type="float">
            <text:p>0</text:p>
          </table:table-cell>
          <table:table-cell table:style-name="ce7" table:formula="of:=ROUND(([.J174]-[.F174])/100)" office:value-type="float" office:value="0" calcext:value-type="float">
            <text:p>0</text:p>
          </table:table-cell>
          <table:table-cell table:style-name="ce7"/>
          <table:table-cell table:style-name="ce7" table:formula="of:=([.M174]+[.N174]+[.O174])/3" office:value-type="float" office:value="0" calcext:value-type="float">
            <text:p>0</text:p>
          </table:table-cell>
          <table:table-cell table:style-name="ce7"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style-name="ce7" table:number-columns-repeated="2"/>
          <table:table-cell table:style-name="ce7" table:formula="of:=ROUND(([.H175]-[.D175])/100)" office:value-type="float" office:value="0" calcext:value-type="float">
            <text:p>0</text:p>
          </table:table-cell>
          <table:table-cell table:style-name="ce7" table:formula="of:=ROUND(([.I175]-[.E175])/100)" office:value-type="float" office:value="0" calcext:value-type="float">
            <text:p>0</text:p>
          </table:table-cell>
          <table:table-cell table:style-name="ce7" table:formula="of:=ROUND(([.J175]-[.F175])/100)" office:value-type="float" office:value="0" calcext:value-type="float">
            <text:p>0</text:p>
          </table:table-cell>
          <table:table-cell table:style-name="ce7"/>
          <table:table-cell table:style-name="ce7" table:formula="of:=([.M175]+[.N175]+[.O175])/3" office:value-type="float" office:value="0" calcext:value-type="float">
            <text:p>0</text:p>
          </table:table-cell>
          <table:table-cell table:style-name="ce7"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table:formula="of:=ROUND(([.H176]-[.D176])/100)" office:value-type="float" office:value="0" calcext:value-type="float">
            <text:p>0</text:p>
          </table:table-cell>
          <table:table-cell table:style-name="ce7" table:formula="of:=ROUND(([.I176]-[.E176])/100)" office:value-type="float" office:value="0" calcext:value-type="float">
            <text:p>0</text:p>
          </table:table-cell>
          <table:table-cell table:style-name="ce7" table:formula="of:=ROUND(([.J176]-[.F176])/100)" office:value-type="float" office:value="0" calcext:value-type="float">
            <text:p>0</text:p>
          </table:table-cell>
          <table:table-cell table:style-name="ce7"/>
          <table:table-cell table:style-name="ce7" table:formula="of:=([.M176]+[.N176]+[.O176])/3" office:value-type="float" office:value="0" calcext:value-type="float">
            <text:p>0</text:p>
          </table:table-cell>
          <table:table-cell table:style-name="ce7"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68088" calcext:value-type="float">
            <text:p>1377068088</text:p>
          </table:table-cell>
          <table:table-cell office:value-type="float" office:value="1377066810" calcext:value-type="float">
            <text:p>1377066810</text:p>
          </table:table-cell>
          <table:table-cell office:value-type="float" office:value="1377067296" calcext:value-type="float">
            <text:p>1377067296</text:p>
          </table:table-cell>
          <table:table-cell/>
          <table:table-cell office:value-type="float" office:value="11447245802" calcext:value-type="float">
            <text:p>11447245802</text:p>
          </table:table-cell>
          <table:table-cell office:value-type="float" office:value="11447280612" calcext:value-type="float">
            <text:p>11447280612</text:p>
          </table:table-cell>
          <table:table-cell office:value-type="float" office:value="11447242472" calcext:value-type="float">
            <text:p>11447242472</text:p>
          </table:table-cell>
          <table:table-cell table:style-name="ce7" table:number-columns-repeated="2"/>
          <table:table-cell table:style-name="ce7" table:formula="of:=ROUND(([.H177]-[.D177])/100)" office:value-type="float" office:value="100701777" calcext:value-type="float">
            <text:p>100,701,777</text:p>
          </table:table-cell>
          <table:table-cell table:style-name="ce7" table:formula="of:=ROUND(([.I177]-[.E177])/100)" office:value-type="float" office:value="100702138" calcext:value-type="float">
            <text:p>100,702,138</text:p>
          </table:table-cell>
          <table:table-cell table:style-name="ce7" table:formula="of:=ROUND(([.J177]-[.F177])/100)" office:value-type="float" office:value="100701752" calcext:value-type="float">
            <text:p>100,701,752</text:p>
          </table:table-cell>
          <table:table-cell table:style-name="ce7"/>
          <table:table-cell table:style-name="ce7" table:formula="of:=([.M177]+[.N177]+[.O177])/3" office:value-type="float" office:value="100701889" calcext:value-type="float">
            <text:p>100,701,889</text:p>
          </table:table-cell>
          <table:table-cell table:style-name="ce7" table:formula="of:=SQRT((1/3)*(([.M177]-[.Q177])*([.M177]-[.Q177]) + ([.N177]-[.Q177])*([.N177]-[.Q177]) + ([.O177]-[.Q177])*([.O177]-[.Q177])))" office:value-type="float" office:value="176.365151508643" calcext:value-type="float">
            <text:p>176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65" calcext:value-type="float">
            <text:p>772123165</text:p>
          </table:table-cell>
          <table:table-cell office:value-type="float" office:value="772123193" calcext:value-type="float">
            <text:p>772123193</text:p>
          </table:table-cell>
          <table:table-cell office:value-type="float" office:value="772123165" calcext:value-type="float">
            <text:p>772123165</text:p>
          </table:table-cell>
          <table:table-cell/>
          <table:table-cell office:value-type="float" office:value="4128392365" calcext:value-type="float">
            <text:p>4128392365</text:p>
          </table:table-cell>
          <table:table-cell office:value-type="float" office:value="4128392393" calcext:value-type="float">
            <text:p>4128392393</text:p>
          </table:table-cell>
          <table:table-cell office:value-type="float" office:value="4128392365" calcext:value-type="float">
            <text:p>4128392365</text:p>
          </table:table-cell>
          <table:table-cell table:style-name="ce7" table:number-columns-repeated="2"/>
          <table:table-cell table:style-name="ce7" table:formula="of:=ROUND(([.H178]-[.D178])/100)" office:value-type="float" office:value="33562692" calcext:value-type="float">
            <text:p>33,562,692</text:p>
          </table:table-cell>
          <table:table-cell table:style-name="ce7" table:formula="of:=ROUND(([.I178]-[.E178])/100)" office:value-type="float" office:value="33562692" calcext:value-type="float">
            <text:p>33,562,692</text:p>
          </table:table-cell>
          <table:table-cell table:style-name="ce7" table:formula="of:=ROUND(([.J178]-[.F178])/100)" office:value-type="float" office:value="33562692" calcext:value-type="float">
            <text:p>33,562,692</text:p>
          </table:table-cell>
          <table:table-cell table:style-name="ce7"/>
          <table:table-cell table:style-name="ce7" table:formula="of:=([.M178]+[.N178]+[.O178])/3" office:value-type="float" office:value="33562692" calcext:value-type="float">
            <text:p>33,562,692</text:p>
          </table:table-cell>
          <table:table-cell table:style-name="ce7"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43986130" calcext:value-type="float">
            <text:p>1343986130</text:p>
          </table:table-cell>
          <table:table-cell office:value-type="float" office:value="1341211118" calcext:value-type="float">
            <text:p>1341211118</text:p>
          </table:table-cell>
          <table:table-cell office:value-type="float" office:value="1344791748" calcext:value-type="float">
            <text:p>1344791748</text:p>
          </table:table-cell>
          <table:table-cell/>
          <table:table-cell office:value-type="float" office:value="8174930797" calcext:value-type="float">
            <text:p>8174930797</text:p>
          </table:table-cell>
          <table:table-cell office:value-type="float" office:value="7903799215" calcext:value-type="float">
            <text:p>7903799215</text:p>
          </table:table-cell>
          <table:table-cell office:value-type="float" office:value="8283528527" calcext:value-type="float">
            <text:p>8283528527</text:p>
          </table:table-cell>
          <table:table-cell table:style-name="ce7" table:number-columns-repeated="2"/>
          <table:table-cell table:style-name="ce7" table:formula="of:=ROUND(([.H179]-[.D179])/100)" office:value-type="float" office:value="68309447" calcext:value-type="float">
            <text:p>68,309,447</text:p>
          </table:table-cell>
          <table:table-cell table:style-name="ce7" table:formula="of:=ROUND(([.I179]-[.E179])/100)" office:value-type="float" office:value="65625881" calcext:value-type="float">
            <text:p>65,625,881</text:p>
          </table:table-cell>
          <table:table-cell table:style-name="ce7" table:formula="of:=ROUND(([.J179]-[.F179])/100)" office:value-type="float" office:value="69387368" calcext:value-type="float">
            <text:p>69,387,368</text:p>
          </table:table-cell>
          <table:table-cell table:style-name="ce7"/>
          <table:table-cell table:style-name="ce7" table:formula="of:=([.M179]+[.N179]+[.O179])/3" office:value-type="float" office:value="67774232" calcext:value-type="float">
            <text:p>67,774,232</text:p>
          </table:table-cell>
          <table:table-cell table:style-name="ce7" table:formula="of:=SQRT((1/3)*(([.M179]-[.Q179])*([.M179]-[.Q179]) + ([.N179]-[.Q179])*([.N179]-[.Q179]) + ([.O179]-[.Q179])*([.O179]-[.Q179])))" office:value-type="float" office:value="1581568.30076162" calcext:value-type="float">
            <text:p>1,581,568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737639" calcext:value-type="float">
            <text:p>737639</text:p>
          </table:table-cell>
          <table:table-cell office:value-type="float" office:value="1792581" calcext:value-type="float">
            <text:p>1792581</text:p>
          </table:table-cell>
          <table:table-cell office:value-type="float" office:value="1255448" calcext:value-type="float">
            <text:p>1255448</text:p>
          </table:table-cell>
          <table:table-cell/>
          <table:table-cell office:value-type="float" office:value="71934901" calcext:value-type="float">
            <text:p>71934901</text:p>
          </table:table-cell>
          <table:table-cell office:value-type="float" office:value="155888228" calcext:value-type="float">
            <text:p>155888228</text:p>
          </table:table-cell>
          <table:table-cell office:value-type="float" office:value="87727497" calcext:value-type="float">
            <text:p>87727497</text:p>
          </table:table-cell>
          <table:table-cell table:style-name="ce7" table:number-columns-repeated="2"/>
          <table:table-cell table:style-name="ce7" table:formula="of:=ROUND(([.H180]-[.D180])/100)" office:value-type="float" office:value="711973" calcext:value-type="float">
            <text:p>711,973</text:p>
          </table:table-cell>
          <table:table-cell table:style-name="ce7" table:formula="of:=ROUND(([.I180]-[.E180])/100)" office:value-type="float" office:value="1540956" calcext:value-type="float">
            <text:p>1,540,956</text:p>
          </table:table-cell>
          <table:table-cell table:style-name="ce7" table:formula="of:=ROUND(([.J180]-[.F180])/100)" office:value-type="float" office:value="864720" calcext:value-type="float">
            <text:p>864,720</text:p>
          </table:table-cell>
          <table:table-cell table:style-name="ce7"/>
          <table:table-cell table:style-name="ce7" table:formula="of:=([.M180]+[.N180]+[.O180])/3" office:value-type="float" office:value="1039216.33333333" calcext:value-type="float">
            <text:p>1,039,216</text:p>
          </table:table-cell>
          <table:table-cell table:style-name="ce7" table:formula="of:=SQRT((1/3)*(([.M180]-[.Q180])*([.M180]-[.Q180]) + ([.N180]-[.Q180])*([.N180]-[.Q180]) + ([.O180]-[.Q180])*([.O180]-[.Q180])))" office:value-type="float" office:value="360222.090135455" calcext:value-type="float">
            <text:p>360,222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79365" calcext:value-type="float">
            <text:p>179365</text:p>
          </table:table-cell>
          <table:table-cell office:value-type="float" office:value="927951" calcext:value-type="float">
            <text:p>927951</text:p>
          </table:table-cell>
          <table:table-cell office:value-type="float" office:value="729107" calcext:value-type="float">
            <text:p>729107</text:p>
          </table:table-cell>
          <table:table-cell/>
          <table:table-cell office:value-type="float" office:value="15613907" calcext:value-type="float">
            <text:p>15613907</text:p>
          </table:table-cell>
          <table:table-cell office:value-type="float" office:value="66126473" calcext:value-type="float">
            <text:p>66126473</text:p>
          </table:table-cell>
          <table:table-cell office:value-type="float" office:value="37062248" calcext:value-type="float">
            <text:p>37062248</text:p>
          </table:table-cell>
          <table:table-cell table:style-name="ce7" table:number-columns-repeated="2"/>
          <table:table-cell table:style-name="ce7" table:formula="of:=ROUND(([.H181]-[.D181])/100)" office:value-type="float" office:value="154345" calcext:value-type="float">
            <text:p>154,345</text:p>
          </table:table-cell>
          <table:table-cell table:style-name="ce7" table:formula="of:=ROUND(([.I181]-[.E181])/100)" office:value-type="float" office:value="651985" calcext:value-type="float">
            <text:p>651,985</text:p>
          </table:table-cell>
          <table:table-cell table:style-name="ce7" table:formula="of:=ROUND(([.J181]-[.F181])/100)" office:value-type="float" office:value="363331" calcext:value-type="float">
            <text:p>363,331</text:p>
          </table:table-cell>
          <table:table-cell table:style-name="ce7"/>
          <table:table-cell table:style-name="ce7" table:formula="of:=([.M181]+[.N181]+[.O181])/3" office:value-type="float" office:value="389887" calcext:value-type="float">
            <text:p>389,887</text:p>
          </table:table-cell>
          <table:table-cell table:style-name="ce7" table:formula="of:=SQRT((1/3)*(([.M181]-[.Q181])*([.M181]-[.Q181]) + ([.N181]-[.Q181])*([.N181]-[.Q181]) + ([.O181]-[.Q181])*([.O181]-[.Q181])))" office:value-type="float" office:value="204026.645730405" calcext:value-type="float">
            <text:p>204,027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1175835" calcext:value-type="float">
            <text:p>1175835</text:p>
          </table:table-cell>
          <table:table-cell office:value-type="float" office:value="3381625" calcext:value-type="float">
            <text:p>3381625</text:p>
          </table:table-cell>
          <table:table-cell office:value-type="float" office:value="2616846" calcext:value-type="float">
            <text:p>2616846</text:p>
          </table:table-cell>
          <table:table-cell/>
          <table:table-cell office:value-type="float" office:value="102089728" calcext:value-type="float">
            <text:p>102089728</text:p>
          </table:table-cell>
          <table:table-cell office:value-type="float" office:value="258082405" calcext:value-type="float">
            <text:p>258082405</text:p>
          </table:table-cell>
          <table:table-cell office:value-type="float" office:value="155542698" calcext:value-type="float">
            <text:p>155542698</text:p>
          </table:table-cell>
          <table:table-cell table:style-name="ce7" table:number-columns-repeated="2"/>
          <table:table-cell table:style-name="ce7" table:formula="of:=ROUND(([.H182]-[.D182])/100)" office:value-type="float" office:value="1009139" calcext:value-type="float">
            <text:p>1,009,139</text:p>
          </table:table-cell>
          <table:table-cell table:style-name="ce7" table:formula="of:=ROUND(([.I182]-[.E182])/100)" office:value-type="float" office:value="2547008" calcext:value-type="float">
            <text:p>2,547,008</text:p>
          </table:table-cell>
          <table:table-cell table:style-name="ce7" table:formula="of:=ROUND(([.J182]-[.F182])/100)" office:value-type="float" office:value="1529259" calcext:value-type="float">
            <text:p>1,529,259</text:p>
          </table:table-cell>
          <table:table-cell table:style-name="ce7"/>
          <table:table-cell table:style-name="ce7" table:formula="of:=([.M182]+[.N182]+[.O182])/3" office:value-type="float" office:value="1695135.33333333" calcext:value-type="float">
            <text:p>1,695,135</text:p>
          </table:table-cell>
          <table:table-cell table:style-name="ce7" table:formula="of:=SQRT((1/3)*(([.M182]-[.Q182])*([.M182]-[.Q182]) + ([.N182]-[.Q182])*([.N182]-[.Q182]) + ([.O182]-[.Q182])*([.O182]-[.Q182])))" office:value-type="float" office:value="638694.754302519" calcext:value-type="float">
            <text:p>638,695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450649" calcext:value-type="float">
            <text:p>450649</text:p>
          </table:table-cell>
          <table:table-cell office:value-type="float" office:value="1590888" calcext:value-type="float">
            <text:p>1590888</text:p>
          </table:table-cell>
          <table:table-cell office:value-type="float" office:value="1363118" calcext:value-type="float">
            <text:p>1363118</text:p>
          </table:table-cell>
          <table:table-cell/>
          <table:table-cell office:value-type="float" office:value="27036331" calcext:value-type="float">
            <text:p>27036331</text:p>
          </table:table-cell>
          <table:table-cell office:value-type="float" office:value="101296652" calcext:value-type="float">
            <text:p>101296652</text:p>
          </table:table-cell>
          <table:table-cell office:value-type="float" office:value="67317218" calcext:value-type="float">
            <text:p>67317218</text:p>
          </table:table-cell>
          <table:table-cell table:style-name="ce7" table:number-columns-repeated="2"/>
          <table:table-cell table:style-name="ce7" table:formula="of:=ROUND(([.H183]-[.D183])/100)" office:value-type="float" office:value="265857" calcext:value-type="float">
            <text:p>265,857</text:p>
          </table:table-cell>
          <table:table-cell table:style-name="ce7" table:formula="of:=ROUND(([.I183]-[.E183])/100)" office:value-type="float" office:value="997058" calcext:value-type="float">
            <text:p>997,058</text:p>
          </table:table-cell>
          <table:table-cell table:style-name="ce7" table:formula="of:=ROUND(([.J183]-[.F183])/100)" office:value-type="float" office:value="659541" calcext:value-type="float">
            <text:p>659,541</text:p>
          </table:table-cell>
          <table:table-cell table:style-name="ce7"/>
          <table:table-cell table:style-name="ce7" table:formula="of:=([.M183]+[.N183]+[.O183])/3" office:value-type="float" office:value="640818.666666667" calcext:value-type="float">
            <text:p>640,819</text:p>
          </table:table-cell>
          <table:table-cell table:style-name="ce7" table:formula="of:=SQRT((1/3)*(([.M183]-[.Q183])*([.M183]-[.Q183]) + ([.N183]-[.Q183])*([.N183]-[.Q183]) + ([.O183]-[.Q183])*([.O183]-[.Q183])))" office:value-type="float" office:value="298804.975331551" calcext:value-type="float">
            <text:p>298,805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263905" calcext:value-type="float">
            <text:p>263905</text:p>
          </table:table-cell>
          <table:table-cell office:value-type="float" office:value="665277" calcext:value-type="float">
            <text:p>665277</text:p>
          </table:table-cell>
          <table:table-cell office:value-type="float" office:value="629411" calcext:value-type="float">
            <text:p>629411</text:p>
          </table:table-cell>
          <table:table-cell/>
          <table:table-cell office:value-type="float" office:value="10895223" calcext:value-type="float">
            <text:p>10895223</text:p>
          </table:table-cell>
          <table:table-cell office:value-type="float" office:value="35710202" calcext:value-type="float">
            <text:p>35710202</text:p>
          </table:table-cell>
          <table:table-cell office:value-type="float" office:value="30152872" calcext:value-type="float">
            <text:p>30152872</text:p>
          </table:table-cell>
          <table:table-cell table:style-name="ce7" table:number-columns-repeated="2"/>
          <table:table-cell table:style-name="ce7" table:formula="of:=ROUND(([.H184]-[.D184])/100)" office:value-type="float" office:value="106313" calcext:value-type="float">
            <text:p>106,313</text:p>
          </table:table-cell>
          <table:table-cell table:style-name="ce7" table:formula="of:=ROUND(([.I184]-[.E184])/100)" office:value-type="float" office:value="350449" calcext:value-type="float">
            <text:p>350,449</text:p>
          </table:table-cell>
          <table:table-cell table:style-name="ce7" table:formula="of:=ROUND(([.J184]-[.F184])/100)" office:value-type="float" office:value="295235" calcext:value-type="float">
            <text:p>295,235</text:p>
          </table:table-cell>
          <table:table-cell table:style-name="ce7"/>
          <table:table-cell table:style-name="ce7" table:formula="of:=([.M184]+[.N184]+[.O184])/3" office:value-type="float" office:value="250665.666666667" calcext:value-type="float">
            <text:p>250,666</text:p>
          </table:table-cell>
          <table:table-cell table:style-name="ce7" table:formula="of:=SQRT((1/3)*(([.M184]-[.Q184])*([.M184]-[.Q184]) + ([.N184]-[.Q184])*([.N184]-[.Q184]) + ([.O184]-[.Q184])*([.O184]-[.Q184])))" office:value-type="float" office:value="104532.022938215" calcext:value-type="float">
            <text:p>104,532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31964306" calcext:value-type="float">
            <text:p>31964306</text:p>
          </table:table-cell>
          <table:table-cell office:value-type="float" office:value="32305279" calcext:value-type="float">
            <text:p>32305279</text:p>
          </table:table-cell>
          <table:table-cell office:value-type="float" office:value="29406971" calcext:value-type="float">
            <text:p>29406971</text:p>
          </table:table-cell>
          <table:table-cell/>
          <table:table-cell office:value-type="float" office:value="3194818254" calcext:value-type="float">
            <text:p>3194818254</text:p>
          </table:table-cell>
          <table:table-cell office:value-type="float" office:value="3281833998" calcext:value-type="float">
            <text:p>3281833998</text:p>
          </table:table-cell>
          <table:table-cell office:value-type="float" office:value="3014791970" calcext:value-type="float">
            <text:p>3014791970</text:p>
          </table:table-cell>
          <table:table-cell table:style-name="ce7" table:number-columns-repeated="2"/>
          <table:table-cell table:style-name="ce7" table:formula="of:=ROUND(([.H185]-[.D185])/100)" office:value-type="float" office:value="31628539" calcext:value-type="float">
            <text:p>31,628,539</text:p>
          </table:table-cell>
          <table:table-cell table:style-name="ce7" table:formula="of:=ROUND(([.I185]-[.E185])/100)" office:value-type="float" office:value="32495287" calcext:value-type="float">
            <text:p>32,495,287</text:p>
          </table:table-cell>
          <table:table-cell table:style-name="ce7" table:formula="of:=ROUND(([.J185]-[.F185])/100)" office:value-type="float" office:value="29853850" calcext:value-type="float">
            <text:p>29,853,850</text:p>
          </table:table-cell>
          <table:table-cell table:style-name="ce7"/>
          <table:table-cell table:style-name="ce7" table:formula="of:=([.M185]+[.N185]+[.O185])/3" office:value-type="float" office:value="31325892" calcext:value-type="float">
            <text:p>31,325,892</text:p>
          </table:table-cell>
          <table:table-cell table:style-name="ce7" table:formula="of:=SQRT((1/3)*(([.M185]-[.Q185])*([.M185]-[.Q185]) + ([.N185]-[.Q185])*([.N185]-[.Q185]) + ([.O185]-[.Q185])*([.O185]-[.Q185])))" office:value-type="float" office:value="1099391.88075317" calcext:value-type="float">
            <text:p>1,099,392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24" calcext:value-type="float">
            <text:p>724</text:p>
          </table:table-cell>
          <table:table-cell office:value-type="float" office:value="258" calcext:value-type="float">
            <text:p>258</text:p>
          </table:table-cell>
          <table:table-cell table:style-name="ce7" table:number-columns-repeated="2"/>
          <table:table-cell table:style-name="ce7" table:formula="of:=ROUND(([.H186]-[.D186])/100)" office:value-type="float" office:value="-0" calcext:value-type="float">
            <text:p>0</text:p>
          </table:table-cell>
          <table:table-cell table:style-name="ce7" table:formula="of:=ROUND(([.I186]-[.E186])/100)" office:value-type="float" office:value="4" calcext:value-type="float">
            <text:p>4</text:p>
          </table:table-cell>
          <table:table-cell table:style-name="ce7" table:formula="of:=ROUND(([.J186]-[.F186])/100)" office:value-type="float" office:value="-1" calcext:value-type="float">
            <text:p>-1</text:p>
          </table:table-cell>
          <table:table-cell table:style-name="ce7"/>
          <table:table-cell table:style-name="ce7" table:formula="of:=([.M186]+[.N186]+[.O186])/3" office:value-type="float" office:value="1" calcext:value-type="float">
            <text:p>1</text:p>
          </table:table-cell>
          <table:table-cell table:style-name="ce7" table:formula="of:=SQRT((1/3)*(([.M186]-[.Q186])*([.M186]-[.Q186]) + ([.N186]-[.Q186])*([.N186]-[.Q186]) + ([.O186]-[.Q186])*([.O186]-[.Q186])))" office:value-type="float" office:value="2.16024689946929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663" calcext:value-type="float">
            <text:p>663</text:p>
          </table:table-cell>
          <table:table-cell office:value-type="float" office:value="301" calcext:value-type="float">
            <text:p>301</text:p>
          </table:table-cell>
          <table:table-cell table:style-name="ce7" table:number-columns-repeated="2"/>
          <table:table-cell table:style-name="ce7" table:formula="of:=ROUND(([.H187]-[.D187])/100)" office:value-type="float" office:value="2" calcext:value-type="float">
            <text:p>2</text:p>
          </table:table-cell>
          <table:table-cell table:style-name="ce7" table:formula="of:=ROUND(([.I187]-[.E187])/100)" office:value-type="float" office:value="6" calcext:value-type="float">
            <text:p>6</text:p>
          </table:table-cell>
          <table:table-cell table:style-name="ce7" table:formula="of:=ROUND(([.J187]-[.F187])/100)" office:value-type="float" office:value="2" calcext:value-type="float">
            <text:p>2</text:p>
          </table:table-cell>
          <table:table-cell table:style-name="ce7"/>
          <table:table-cell table:style-name="ce7" table:formula="of:=([.M187]+[.N187]+[.O187])/3" office:value-type="float" office:value="3.33333333333333" calcext:value-type="float">
            <text:p>3</text:p>
          </table:table-cell>
          <table:table-cell table:style-name="ce7" table:formula="of:=SQRT((1/3)*(([.M187]-[.Q187])*([.M187]-[.Q187]) + ([.N187]-[.Q187])*([.N187]-[.Q187]) + ([.O187]-[.Q187])*([.O187]-[.Q187])))" office:value-type="float" office:value="1.88561808316413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33" calcext:value-type="float">
            <text:p>733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2"/>
          <table:table-cell table:style-name="ce7" table:formula="of:=ROUND(([.H188]-[.D188])/100)" office:value-type="float" office:value="1" calcext:value-type="float">
            <text:p>1</text:p>
          </table:table-cell>
          <table:table-cell table:style-name="ce7" table:formula="of:=ROUND(([.I188]-[.E188])/100)" office:value-type="float" office:value="6" calcext:value-type="float">
            <text:p>6</text:p>
          </table:table-cell>
          <table:table-cell table:style-name="ce7" table:formula="of:=ROUND(([.J188]-[.F188])/100)" office:value-type="float" office:value="0" calcext:value-type="float">
            <text:p>0</text:p>
          </table:table-cell>
          <table:table-cell table:style-name="ce7"/>
          <table:table-cell table:style-name="ce7" table:formula="of:=([.M188]+[.N188]+[.O188])/3" office:value-type="float" office:value="2.33333333333333" calcext:value-type="float">
            <text:p>2</text:p>
          </table:table-cell>
          <table:table-cell table:style-name="ce7" table:formula="of:=SQRT((1/3)*(([.M188]-[.Q188])*([.M188]-[.Q188]) + ([.N188]-[.Q188])*([.N188]-[.Q188]) + ([.O188]-[.Q188])*([.O188]-[.Q188])))" office:value-type="float" office:value="2.62466929133727" calcext:value-type="float">
            <text:p>3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179470" calcext:value-type="float">
            <text:p>179470</text:p>
          </table:table-cell>
          <table:table-cell office:value-type="float" office:value="934173" calcext:value-type="float">
            <text:p>934173</text:p>
          </table:table-cell>
          <table:table-cell office:value-type="float" office:value="736692" calcext:value-type="float">
            <text:p>736692</text:p>
          </table:table-cell>
          <table:table-cell/>
          <table:table-cell office:value-type="float" office:value="15646984" calcext:value-type="float">
            <text:p>15646984</text:p>
          </table:table-cell>
          <table:table-cell office:value-type="float" office:value="65785194" calcext:value-type="float">
            <text:p>65785194</text:p>
          </table:table-cell>
          <table:table-cell office:value-type="float" office:value="37268622" calcext:value-type="float">
            <text:p>37268622</text:p>
          </table:table-cell>
          <table:table-cell table:style-name="ce7" table:number-columns-repeated="2"/>
          <table:table-cell table:style-name="ce7" table:formula="of:=ROUND(([.H189]-[.D189])/100)" office:value-type="float" office:value="154675" calcext:value-type="float">
            <text:p>154,675</text:p>
          </table:table-cell>
          <table:table-cell table:style-name="ce7" table:formula="of:=ROUND(([.I189]-[.E189])/100)" office:value-type="float" office:value="648510" calcext:value-type="float">
            <text:p>648,510</text:p>
          </table:table-cell>
          <table:table-cell table:style-name="ce7" table:formula="of:=ROUND(([.J189]-[.F189])/100)" office:value-type="float" office:value="365319" calcext:value-type="float">
            <text:p>365,319</text:p>
          </table:table-cell>
          <table:table-cell table:style-name="ce7"/>
          <table:table-cell table:style-name="ce7" table:formula="of:=([.M189]+[.N189]+[.O189])/3" office:value-type="float" office:value="389501.333333333" calcext:value-type="float">
            <text:p>389,501</text:p>
          </table:table-cell>
          <table:table-cell table:style-name="ce7" table:formula="of:=SQRT((1/3)*(([.M189]-[.Q189])*([.M189]-[.Q189]) + ([.N189]-[.Q189])*([.N189]-[.Q189]) + ([.O189]-[.Q189])*([.O189]-[.Q189])))" office:value-type="float" office:value="202331.1489289" calcext:value-type="float">
            <text:p>202,331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266730" calcext:value-type="float">
            <text:p>266730</text:p>
          </table:table-cell>
          <table:table-cell office:value-type="float" office:value="686463" calcext:value-type="float">
            <text:p>686463</text:p>
          </table:table-cell>
          <table:table-cell office:value-type="float" office:value="654374" calcext:value-type="float">
            <text:p>654374</text:p>
          </table:table-cell>
          <table:table-cell/>
          <table:table-cell office:value-type="float" office:value="11269088" calcext:value-type="float">
            <text:p>11269088</text:p>
          </table:table-cell>
          <table:table-cell office:value-type="float" office:value="35776886" calcext:value-type="float">
            <text:p>35776886</text:p>
          </table:table-cell>
          <table:table-cell office:value-type="float" office:value="30520338" calcext:value-type="float">
            <text:p>30520338</text:p>
          </table:table-cell>
          <table:table-cell table:style-name="ce7" table:number-columns-repeated="2"/>
          <table:table-cell table:style-name="ce7" table:formula="of:=ROUND(([.H190]-[.D190])/100)" office:value-type="float" office:value="110024" calcext:value-type="float">
            <text:p>110,024</text:p>
          </table:table-cell>
          <table:table-cell table:style-name="ce7" table:formula="of:=ROUND(([.I190]-[.E190])/100)" office:value-type="float" office:value="350904" calcext:value-type="float">
            <text:p>350,904</text:p>
          </table:table-cell>
          <table:table-cell table:style-name="ce7" table:formula="of:=ROUND(([.J190]-[.F190])/100)" office:value-type="float" office:value="298660" calcext:value-type="float">
            <text:p>298,660</text:p>
          </table:table-cell>
          <table:table-cell table:style-name="ce7"/>
          <table:table-cell table:style-name="ce7" table:formula="of:=([.M190]+[.N190]+[.O190])/3" office:value-type="float" office:value="253196" calcext:value-type="float">
            <text:p>253,196</text:p>
          </table:table-cell>
          <table:table-cell table:style-name="ce7" table:formula="of:=SQRT((1/3)*(([.M190]-[.Q190])*([.M190]-[.Q190]) + ([.N190]-[.Q190])*([.N190]-[.Q190]) + ([.O190]-[.Q190])*([.O190]-[.Q190])))" office:value-type="float" office:value="103460.218029282" calcext:value-type="float">
            <text:p>103,460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17316" calcext:value-type="float">
            <text:p>17316</text:p>
          </table:table-cell>
          <table:table-cell office:value-type="float" office:value="13179" calcext:value-type="float">
            <text:p>13179</text:p>
          </table:table-cell>
          <table:table-cell office:value-type="float" office:value="15114" calcext:value-type="float">
            <text:p>15114</text:p>
          </table:table-cell>
          <table:table-cell/>
          <table:table-cell office:value-type="float" office:value="16783" calcext:value-type="float">
            <text:p>16783</text:p>
          </table:table-cell>
          <table:table-cell office:value-type="float" office:value="18216" calcext:value-type="float">
            <text:p>18216</text:p>
          </table:table-cell>
          <table:table-cell office:value-type="float" office:value="15504" calcext:value-type="float">
            <text:p>15504</text:p>
          </table:table-cell>
          <table:table-cell table:style-name="ce7" table:number-columns-repeated="2"/>
          <table:table-cell table:style-name="ce7" table:formula="of:=ROUND(([.H191]-[.D191])/100)" office:value-type="float" office:value="-5" calcext:value-type="float">
            <text:p>-5</text:p>
          </table:table-cell>
          <table:table-cell table:style-name="ce7" table:formula="of:=ROUND(([.I191]-[.E191])/100)" office:value-type="float" office:value="50" calcext:value-type="float">
            <text:p>50</text:p>
          </table:table-cell>
          <table:table-cell table:style-name="ce7" table:formula="of:=ROUND(([.J191]-[.F191])/100)" office:value-type="float" office:value="4" calcext:value-type="float">
            <text:p>4</text:p>
          </table:table-cell>
          <table:table-cell table:style-name="ce7"/>
          <table:table-cell table:style-name="ce7" table:formula="of:=([.M191]+[.N191]+[.O191])/3" office:value-type="float" office:value="16.3333333333333" calcext:value-type="float">
            <text:p>16</text:p>
          </table:table-cell>
          <table:table-cell table:style-name="ce7" table:formula="of:=SQRT((1/3)*(([.M191]-[.Q191])*([.M191]-[.Q191]) + ([.N191]-[.Q191])*([.N191]-[.Q191]) + ([.O191]-[.Q191])*([.O191]-[.Q191])))" office:value-type="float" office:value="24.0878023535196" calcext:value-type="float">
            <text:p>24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068066" calcext:value-type="float">
            <text:p>4068066</text:p>
          </table:table-cell>
          <table:table-cell office:value-type="float" office:value="3925527" calcext:value-type="float">
            <text:p>3925527</text:p>
          </table:table-cell>
          <table:table-cell office:value-type="float" office:value="2760671" calcext:value-type="float">
            <text:p>2760671</text:p>
          </table:table-cell>
          <table:table-cell/>
          <table:table-cell office:value-type="float" office:value="363478444" calcext:value-type="float">
            <text:p>363478444</text:p>
          </table:table-cell>
          <table:table-cell office:value-type="float" office:value="300212877" calcext:value-type="float">
            <text:p>300212877</text:p>
          </table:table-cell>
          <table:table-cell office:value-type="float" office:value="172783572" calcext:value-type="float">
            <text:p>172783572</text:p>
          </table:table-cell>
          <table:table-cell table:style-name="ce7" table:number-columns-repeated="2"/>
          <table:table-cell table:style-name="ce7" table:formula="of:=ROUND(([.H192]-[.D192])/100)" office:value-type="float" office:value="3594104" calcext:value-type="float">
            <text:p>3,594,104</text:p>
          </table:table-cell>
          <table:table-cell table:style-name="ce7" table:formula="of:=ROUND(([.I192]-[.E192])/100)" office:value-type="float" office:value="2962874" calcext:value-type="float">
            <text:p>2,962,874</text:p>
          </table:table-cell>
          <table:table-cell table:style-name="ce7" table:formula="of:=ROUND(([.J192]-[.F192])/100)" office:value-type="float" office:value="1700229" calcext:value-type="float">
            <text:p>1,700,229</text:p>
          </table:table-cell>
          <table:table-cell table:style-name="ce7"/>
          <table:table-cell table:style-name="ce7" table:formula="of:=([.M192]+[.N192]+[.O192])/3" office:value-type="float" office:value="2752402.33333333" calcext:value-type="float">
            <text:p>2,752,402</text:p>
          </table:table-cell>
          <table:table-cell table:style-name="ce7" table:formula="of:=SQRT((1/3)*(([.M192]-[.Q192])*([.M192]-[.Q192]) + ([.N192]-[.Q192])*([.N192]-[.Q192]) + ([.O192]-[.Q192])*([.O192]-[.Q192])))" office:value-type="float" office:value="787364.536818168" calcext:value-type="float">
            <text:p>787,365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70026" calcext:value-type="float">
            <text:p>70026</text:p>
          </table:table-cell>
          <table:table-cell office:value-type="float" office:value="59677" calcext:value-type="float">
            <text:p>59677</text:p>
          </table:table-cell>
          <table:table-cell office:value-type="float" office:value="58487" calcext:value-type="float">
            <text:p>58487</text:p>
          </table:table-cell>
          <table:table-cell/>
          <table:table-cell office:value-type="float" office:value="892951" calcext:value-type="float">
            <text:p>892951</text:p>
          </table:table-cell>
          <table:table-cell office:value-type="float" office:value="200884" calcext:value-type="float">
            <text:p>200884</text:p>
          </table:table-cell>
          <table:table-cell office:value-type="float" office:value="193744" calcext:value-type="float">
            <text:p>193744</text:p>
          </table:table-cell>
          <table:table-cell table:style-name="ce7" table:number-columns-repeated="2"/>
          <table:table-cell table:style-name="ce7" table:formula="of:=ROUND(([.H193]-[.D193])/100)" office:value-type="float" office:value="8229" calcext:value-type="float">
            <text:p>8,229</text:p>
          </table:table-cell>
          <table:table-cell table:style-name="ce7" table:formula="of:=ROUND(([.I193]-[.E193])/100)" office:value-type="float" office:value="1412" calcext:value-type="float">
            <text:p>1,412</text:p>
          </table:table-cell>
          <table:table-cell table:style-name="ce7" table:formula="of:=ROUND(([.J193]-[.F193])/100)" office:value-type="float" office:value="1353" calcext:value-type="float">
            <text:p>1,353</text:p>
          </table:table-cell>
          <table:table-cell table:style-name="ce7"/>
          <table:table-cell table:style-name="ce7" table:formula="of:=([.M193]+[.N193]+[.O193])/3" office:value-type="float" office:value="3664.66666666667" calcext:value-type="float">
            <text:p>3,665</text:p>
          </table:table-cell>
          <table:table-cell table:style-name="ce7" table:formula="of:=SQRT((1/3)*(([.M193]-[.Q193])*([.M193]-[.Q193]) + ([.N193]-[.Q193])*([.N193]-[.Q193]) + ([.O193]-[.Q193])*([.O193]-[.Q193])))" office:value-type="float" office:value="3227.56092979754" calcext:value-type="float">
            <text:p>3,228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9390" calcext:value-type="float">
            <text:p>9390</text:p>
          </table:table-cell>
          <table:table-cell office:value-type="float" office:value="10398" calcext:value-type="float">
            <text:p>10398</text:p>
          </table:table-cell>
          <table:table-cell/>
          <table:table-cell office:value-type="float" office:value="29771" calcext:value-type="float">
            <text:p>29771</text:p>
          </table:table-cell>
          <table:table-cell office:value-type="float" office:value="34412" calcext:value-type="float">
            <text:p>34412</text:p>
          </table:table-cell>
          <table:table-cell office:value-type="float" office:value="32638" calcext:value-type="float">
            <text:p>32638</text:p>
          </table:table-cell>
          <table:table-cell table:style-name="ce7" table:number-columns-repeated="2"/>
          <table:table-cell table:style-name="ce7" table:formula="of:=ROUND(([.H194]-[.D194])/100)" office:value-type="float" office:value="203" calcext:value-type="float">
            <text:p>203</text:p>
          </table:table-cell>
          <table:table-cell table:style-name="ce7" table:formula="of:=ROUND(([.I194]-[.E194])/100)" office:value-type="float" office:value="250" calcext:value-type="float">
            <text:p>250</text:p>
          </table:table-cell>
          <table:table-cell table:style-name="ce7" table:formula="of:=ROUND(([.J194]-[.F194])/100)" office:value-type="float" office:value="222" calcext:value-type="float">
            <text:p>222</text:p>
          </table:table-cell>
          <table:table-cell table:style-name="ce7"/>
          <table:table-cell table:style-name="ce7" table:formula="of:=([.M194]+[.N194]+[.O194])/3" office:value-type="float" office:value="225" calcext:value-type="float">
            <text:p>225</text:p>
          </table:table-cell>
          <table:table-cell table:style-name="ce7" table:formula="of:=SQRT((1/3)*(([.M194]-[.Q194])*([.M194]-[.Q194]) + ([.N194]-[.Q194])*([.N194]-[.Q194]) + ([.O194]-[.Q194])*([.O194]-[.Q194])))" office:value-type="float" office:value="19.3045763140937" calcext:value-type="float">
            <text:p>19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office:value-type="float" office:value="11899088" calcext:value-type="float">
            <text:p>11899088</text:p>
          </table:table-cell>
          <table:table-cell office:value-type="float" office:value="12166283" calcext:value-type="float">
            <text:p>12166283</text:p>
          </table:table-cell>
          <table:table-cell office:value-type="float" office:value="12158423" calcext:value-type="float">
            <text:p>12158423</text:p>
          </table:table-cell>
          <table:table-cell/>
          <table:table-cell office:value-type="float" office:value="1197456066" calcext:value-type="float">
            <text:p>1197456066</text:p>
          </table:table-cell>
          <table:table-cell office:value-type="float" office:value="1212799726" calcext:value-type="float">
            <text:p>1212799726</text:p>
          </table:table-cell>
          <table:table-cell office:value-type="float" office:value="1208740916" calcext:value-type="float">
            <text:p>1208740916</text:p>
          </table:table-cell>
          <table:table-cell table:style-name="ce7" table:number-columns-repeated="2"/>
          <table:table-cell table:style-name="ce7" table:formula="of:=ROUND(([.H195]-[.D195])/100)" office:value-type="float" office:value="11855570" calcext:value-type="float">
            <text:p>11,855,570</text:p>
          </table:table-cell>
          <table:table-cell table:style-name="ce7" table:formula="of:=ROUND(([.I195]-[.E195])/100)" office:value-type="float" office:value="12006334" calcext:value-type="float">
            <text:p>12,006,334</text:p>
          </table:table-cell>
          <table:table-cell table:style-name="ce7" table:formula="of:=ROUND(([.J195]-[.F195])/100)" office:value-type="float" office:value="11965825" calcext:value-type="float">
            <text:p>11,965,825</text:p>
          </table:table-cell>
          <table:table-cell table:style-name="ce7"/>
          <table:table-cell table:style-name="ce7" table:formula="of:=([.M195]+[.N195]+[.O195])/3" office:value-type="float" office:value="11942576.3333333" calcext:value-type="float">
            <text:p>11,942,576</text:p>
          </table:table-cell>
          <table:table-cell table:style-name="ce7" table:formula="of:=SQRT((1/3)*(([.M195]-[.Q195])*([.M195]-[.Q195]) + ([.N195]-[.Q195])*([.N195]-[.Q195]) + ([.O195]-[.Q195])*([.O195]-[.Q195])))" office:value-type="float" office:value="63706.7306770294" calcext:value-type="float">
            <text:p>63,707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878805" calcext:value-type="float">
            <text:p>3878805</text:p>
          </table:table-cell>
          <table:table-cell office:value-type="float" office:value="3875600" calcext:value-type="float">
            <text:p>3875600</text:p>
          </table:table-cell>
          <table:table-cell office:value-type="float" office:value="3878060" calcext:value-type="float">
            <text:p>3878060</text:p>
          </table:table-cell>
          <table:table-cell/>
          <table:table-cell office:value-type="float" office:value="388615415" calcext:value-type="float">
            <text:p>388615415</text:p>
          </table:table-cell>
          <table:table-cell office:value-type="float" office:value="388661969" calcext:value-type="float">
            <text:p>388661969</text:p>
          </table:table-cell>
          <table:table-cell office:value-type="float" office:value="388662085" calcext:value-type="float">
            <text:p>388662085</text:p>
          </table:table-cell>
          <table:table-cell table:style-name="ce7" table:number-columns-repeated="2"/>
          <table:table-cell table:style-name="ce7" table:formula="of:=ROUND(([.H196]-[.D196])/100)" office:value-type="float" office:value="3847366" calcext:value-type="float">
            <text:p>3,847,366</text:p>
          </table:table-cell>
          <table:table-cell table:style-name="ce7" table:formula="of:=ROUND(([.I196]-[.E196])/100)" office:value-type="float" office:value="3847864" calcext:value-type="float">
            <text:p>3,847,864</text:p>
          </table:table-cell>
          <table:table-cell table:style-name="ce7" table:formula="of:=ROUND(([.J196]-[.F196])/100)" office:value-type="float" office:value="3847840" calcext:value-type="float">
            <text:p>3,847,840</text:p>
          </table:table-cell>
          <table:table-cell table:style-name="ce7"/>
          <table:table-cell table:style-name="ce7" table:formula="of:=([.M196]+[.N196]+[.O196])/3" office:value-type="float" office:value="3847690" calcext:value-type="float">
            <text:p>3,847,690</text:p>
          </table:table-cell>
          <table:table-cell table:style-name="ce7" table:formula="of:=SQRT((1/3)*(([.M196]-[.Q196])*([.M196]-[.Q196]) + ([.N196]-[.Q196])*([.N196]-[.Q196]) + ([.O196]-[.Q196])*([.O196]-[.Q196])))" office:value-type="float" office:value="229.312014512977" calcext:value-type="float">
            <text:p>229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934326" calcext:value-type="float">
            <text:p>8934326</text:p>
          </table:table-cell>
          <table:table-cell office:value-type="float" office:value="9014783" calcext:value-type="float">
            <text:p>9014783</text:p>
          </table:table-cell>
          <table:table-cell office:value-type="float" office:value="8995106" calcext:value-type="float">
            <text:p>8995106</text:p>
          </table:table-cell>
          <table:table-cell/>
          <table:table-cell office:value-type="float" office:value="888138584" calcext:value-type="float">
            <text:p>888138584</text:p>
          </table:table-cell>
          <table:table-cell office:value-type="float" office:value="880724632" calcext:value-type="float">
            <text:p>880724632</text:p>
          </table:table-cell>
          <table:table-cell office:value-type="float" office:value="880396399" calcext:value-type="float">
            <text:p>880396399</text:p>
          </table:table-cell>
          <table:table-cell table:style-name="ce7" table:number-columns-repeated="2"/>
          <table:table-cell table:style-name="ce7" table:formula="of:=ROUND(([.H197]-[.D197])/100)" office:value-type="float" office:value="8792043" calcext:value-type="float">
            <text:p>8,792,043</text:p>
          </table:table-cell>
          <table:table-cell table:style-name="ce7" table:formula="of:=ROUND(([.I197]-[.E197])/100)" office:value-type="float" office:value="8717098" calcext:value-type="float">
            <text:p>8,717,098</text:p>
          </table:table-cell>
          <table:table-cell table:style-name="ce7" table:formula="of:=ROUND(([.J197]-[.F197])/100)" office:value-type="float" office:value="8714013" calcext:value-type="float">
            <text:p>8,714,013</text:p>
          </table:table-cell>
          <table:table-cell table:style-name="ce7"/>
          <table:table-cell table:style-name="ce7" table:formula="of:=([.M197]+[.N197]+[.O197])/3" office:value-type="float" office:value="8741051.33333334" calcext:value-type="float">
            <text:p>8,741,051</text:p>
          </table:table-cell>
          <table:table-cell table:style-name="ce7" table:formula="of:=SQRT((1/3)*(([.M197]-[.Q197])*([.M197]-[.Q197]) + ([.N197]-[.Q197])*([.N197]-[.Q197]) + ([.O197]-[.Q197])*([.O197]-[.Q197])))" office:value-type="float" office:value="36078.5426380957" calcext:value-type="float">
            <text:p>36,079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3164" calcext:value-type="float">
            <text:p>13164</text:p>
          </table:table-cell>
          <table:table-cell office:value-type="float" office:value="12808" calcext:value-type="float">
            <text:p>12808</text:p>
          </table:table-cell>
          <table:table-cell office:value-type="float" office:value="13590" calcext:value-type="float">
            <text:p>13590</text:p>
          </table:table-cell>
          <table:table-cell/>
          <table:table-cell office:value-type="float" office:value="186794" calcext:value-type="float">
            <text:p>186794</text:p>
          </table:table-cell>
          <table:table-cell office:value-type="float" office:value="441207" calcext:value-type="float">
            <text:p>441207</text:p>
          </table:table-cell>
          <table:table-cell office:value-type="float" office:value="422576" calcext:value-type="float">
            <text:p>422576</text:p>
          </table:table-cell>
          <table:table-cell table:style-name="ce7" table:number-columns-repeated="2"/>
          <table:table-cell table:style-name="ce7" table:formula="of:=ROUND(([.H198]-[.D198])/100)" office:value-type="float" office:value="1736" calcext:value-type="float">
            <text:p>1,736</text:p>
          </table:table-cell>
          <table:table-cell table:style-name="ce7" table:formula="of:=ROUND(([.I198]-[.E198])/100)" office:value-type="float" office:value="4284" calcext:value-type="float">
            <text:p>4,284</text:p>
          </table:table-cell>
          <table:table-cell table:style-name="ce7" table:formula="of:=ROUND(([.J198]-[.F198])/100)" office:value-type="float" office:value="4090" calcext:value-type="float">
            <text:p>4,090</text:p>
          </table:table-cell>
          <table:table-cell table:style-name="ce7"/>
          <table:table-cell table:style-name="ce7" table:formula="of:=([.M198]+[.N198]+[.O198])/3" office:value-type="float" office:value="3370" calcext:value-type="float">
            <text:p>3,370</text:p>
          </table:table-cell>
          <table:table-cell table:style-name="ce7" table:formula="of:=SQRT((1/3)*(([.M198]-[.Q198])*([.M198]-[.Q198]) + ([.N198]-[.Q198])*([.N198]-[.Q198]) + ([.O198]-[.Q198])*([.O198]-[.Q198])))" office:value-type="float" office:value="1158.12377001194" calcext:value-type="float">
            <text:p>1,158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49279324" calcext:value-type="float">
            <text:p>49279324</text:p>
          </table:table-cell>
          <table:table-cell office:value-type="float" office:value="49731600" calcext:value-type="float">
            <text:p>49731600</text:p>
          </table:table-cell>
          <table:table-cell office:value-type="float" office:value="49687419" calcext:value-type="float">
            <text:p>49687419</text:p>
          </table:table-cell>
          <table:table-cell/>
          <table:table-cell office:value-type="float" office:value="4653986468" calcext:value-type="float">
            <text:p>4653986468</text:p>
          </table:table-cell>
          <table:table-cell office:value-type="float" office:value="4662632017" calcext:value-type="float">
            <text:p>4662632017</text:p>
          </table:table-cell>
          <table:table-cell office:value-type="float" office:value="4658400052" calcext:value-type="float">
            <text:p>4658400052</text:p>
          </table:table-cell>
          <table:table-cell table:style-name="ce7" table:number-columns-repeated="2"/>
          <table:table-cell table:style-name="ce7" table:formula="of:=ROUND(([.H199]-[.D199])/100)" office:value-type="float" office:value="46047071" calcext:value-type="float">
            <text:p>46,047,071</text:p>
          </table:table-cell>
          <table:table-cell table:style-name="ce7" table:formula="of:=ROUND(([.I199]-[.E199])/100)" office:value-type="float" office:value="46129004" calcext:value-type="float">
            <text:p>46,129,004</text:p>
          </table:table-cell>
          <table:table-cell table:style-name="ce7" table:formula="of:=ROUND(([.J199]-[.F199])/100)" office:value-type="float" office:value="46087126" calcext:value-type="float">
            <text:p>46,087,126</text:p>
          </table:table-cell>
          <table:table-cell table:style-name="ce7"/>
          <table:table-cell table:style-name="ce7" table:formula="of:=([.M199]+[.N199]+[.O199])/3" office:value-type="float" office:value="46087733.6666667" calcext:value-type="float">
            <text:p>46,087,734</text:p>
          </table:table-cell>
          <table:table-cell table:style-name="ce7" table:formula="of:=SQRT((1/3)*(([.M199]-[.Q199])*([.M199]-[.Q199]) + ([.N199]-[.Q199])*([.N199]-[.Q199]) + ([.O199]-[.Q199])*([.O199]-[.Q199])))" office:value-type="float" office:value="33451.7669322397" calcext:value-type="float">
            <text:p>33,452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473" calcext:value-type="float">
            <text:p>147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846" calcext:value-type="float">
            <text:p>12846</text:p>
          </table:table-cell>
          <table:table-cell office:value-type="float" office:value="11244" calcext:value-type="float">
            <text:p>11244</text:p>
          </table:table-cell>
          <table:table-cell office:value-type="float" office:value="11747" calcext:value-type="float">
            <text:p>11747</text:p>
          </table:table-cell>
          <table:table-cell table:style-name="ce7" table:number-columns-repeated="2"/>
          <table:table-cell table:style-name="ce7" table:formula="of:=ROUND(([.H200]-[.D200])/100)" office:value-type="float" office:value="115" calcext:value-type="float">
            <text:p>115</text:p>
          </table:table-cell>
          <table:table-cell table:style-name="ce7" table:formula="of:=ROUND(([.I200]-[.E200])/100)" office:value-type="float" office:value="98" calcext:value-type="float">
            <text:p>98</text:p>
          </table:table-cell>
          <table:table-cell table:style-name="ce7" table:formula="of:=ROUND(([.J200]-[.F200])/100)" office:value-type="float" office:value="103" calcext:value-type="float">
            <text:p>103</text:p>
          </table:table-cell>
          <table:table-cell table:style-name="ce7"/>
          <table:table-cell table:style-name="ce7" table:formula="of:=([.M200]+[.N200]+[.O200])/3" office:value-type="float" office:value="105.333333333333" calcext:value-type="float">
            <text:p>105</text:p>
          </table:table-cell>
          <table:table-cell table:style-name="ce7" table:formula="of:=SQRT((1/3)*(([.M200]-[.Q200])*([.M200]-[.Q200]) + ([.N200]-[.Q200])*([.N200]-[.Q200]) + ([.O200]-[.Q200])*([.O200]-[.Q200])))" office:value-type="float" office:value="7.1336448530109" calcext:value-type="float">
            <text:p>7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5094" calcext:value-type="float">
            <text:p>5094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27576" calcext:value-type="float">
            <text:p>27576</text:p>
          </table:table-cell>
          <table:table-cell office:value-type="float" office:value="32816" calcext:value-type="float">
            <text:p>32816</text:p>
          </table:table-cell>
          <table:table-cell office:value-type="float" office:value="30839" calcext:value-type="float">
            <text:p>30839</text:p>
          </table:table-cell>
          <table:table-cell table:style-name="ce7" table:number-columns-repeated="2"/>
          <table:table-cell table:style-name="ce7" table:formula="of:=ROUND(([.H201]-[.D201])/100)" office:value-type="float" office:value="226" calcext:value-type="float">
            <text:p>226</text:p>
          </table:table-cell>
          <table:table-cell table:style-name="ce7" table:formula="of:=ROUND(([.I201]-[.E201])/100)" office:value-type="float" office:value="277" calcext:value-type="float">
            <text:p>277</text:p>
          </table:table-cell>
          <table:table-cell table:style-name="ce7" table:formula="of:=ROUND(([.J201]-[.F201])/100)" office:value-type="float" office:value="259" calcext:value-type="float">
            <text:p>259</text:p>
          </table:table-cell>
          <table:table-cell table:style-name="ce7"/>
          <table:table-cell table:style-name="ce7" table:formula="of:=([.M201]+[.N201]+[.O201])/3" office:value-type="float" office:value="254" calcext:value-type="float">
            <text:p>254</text:p>
          </table:table-cell>
          <table:table-cell table:style-name="ce7" table:formula="of:=SQRT((1/3)*(([.M201]-[.Q201])*([.M201]-[.Q201]) + ([.N201]-[.Q201])*([.N201]-[.Q201]) + ([.O201]-[.Q201])*([.O201]-[.Q201])))" office:value-type="float" office:value="21.1187120819429" calcext:value-type="float">
            <text:p>21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916945" calcext:value-type="float">
            <text:p>8916945</text:p>
          </table:table-cell>
          <table:table-cell office:value-type="float" office:value="8966007" calcext:value-type="float">
            <text:p>8966007</text:p>
          </table:table-cell>
          <table:table-cell office:value-type="float" office:value="8975193" calcext:value-type="float">
            <text:p>8975193</text:p>
          </table:table-cell>
          <table:table-cell/>
          <table:table-cell office:value-type="float" office:value="888734382" calcext:value-type="float">
            <text:p>888734382</text:p>
          </table:table-cell>
          <table:table-cell office:value-type="float" office:value="881000533" calcext:value-type="float">
            <text:p>881000533</text:p>
          </table:table-cell>
          <table:table-cell office:value-type="float" office:value="880786730" calcext:value-type="float">
            <text:p>880786730</text:p>
          </table:table-cell>
          <table:table-cell table:style-name="ce7" table:number-columns-repeated="2"/>
          <table:table-cell table:style-name="ce7" table:formula="of:=ROUND(([.H202]-[.D202])/100)" office:value-type="float" office:value="8798174" calcext:value-type="float">
            <text:p>8,798,174</text:p>
          </table:table-cell>
          <table:table-cell table:style-name="ce7" table:formula="of:=ROUND(([.I202]-[.E202])/100)" office:value-type="float" office:value="8720345" calcext:value-type="float">
            <text:p>8,720,345</text:p>
          </table:table-cell>
          <table:table-cell table:style-name="ce7" table:formula="of:=ROUND(([.J202]-[.F202])/100)" office:value-type="float" office:value="8718115" calcext:value-type="float">
            <text:p>8,718,115</text:p>
          </table:table-cell>
          <table:table-cell table:style-name="ce7"/>
          <table:table-cell table:style-name="ce7" table:formula="of:=([.M202]+[.N202]+[.O202])/3" office:value-type="float" office:value="8745544.66666667" calcext:value-type="float">
            <text:p>8,745,545</text:p>
          </table:table-cell>
          <table:table-cell table:style-name="ce7" table:formula="of:=SQRT((1/3)*(([.M202]-[.Q202])*([.M202]-[.Q202]) + ([.N202]-[.Q202])*([.N202]-[.Q202]) + ([.O202]-[.Q202])*([.O202]-[.Q202])))" office:value-type="float" office:value="37225.6924747173" calcext:value-type="float">
            <text:p>37,226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923443" calcext:value-type="float">
            <text:p>8923443</text:p>
          </table:table-cell>
          <table:table-cell office:value-type="float" office:value="8972529" calcext:value-type="float">
            <text:p>8972529</text:p>
          </table:table-cell>
          <table:table-cell office:value-type="float" office:value="8981856" calcext:value-type="float">
            <text:p>8981856</text:p>
          </table:table-cell>
          <table:table-cell/>
          <table:table-cell office:value-type="float" office:value="888774436" calcext:value-type="float">
            <text:p>888774436</text:p>
          </table:table-cell>
          <table:table-cell office:value-type="float" office:value="881044739" calcext:value-type="float">
            <text:p>881044739</text:p>
          </table:table-cell>
          <table:table-cell office:value-type="float" office:value="880829728" calcext:value-type="float">
            <text:p>880829728</text:p>
          </table:table-cell>
          <table:table-cell table:style-name="ce7" table:number-columns-repeated="2"/>
          <table:table-cell table:style-name="ce7" table:formula="of:=ROUND(([.H203]-[.D203])/100)" office:value-type="float" office:value="8798510" calcext:value-type="float">
            <text:p>8,798,510</text:p>
          </table:table-cell>
          <table:table-cell table:style-name="ce7" table:formula="of:=ROUND(([.I203]-[.E203])/100)" office:value-type="float" office:value="8720722" calcext:value-type="float">
            <text:p>8,720,722</text:p>
          </table:table-cell>
          <table:table-cell table:style-name="ce7" table:formula="of:=ROUND(([.J203]-[.F203])/100)" office:value-type="float" office:value="8718479" calcext:value-type="float">
            <text:p>8,718,479</text:p>
          </table:table-cell>
          <table:table-cell table:style-name="ce7"/>
          <table:table-cell table:style-name="ce7" table:formula="of:=([.M203]+[.N203]+[.O203])/3" office:value-type="float" office:value="8745903.66666667" calcext:value-type="float">
            <text:p>8,745,904</text:p>
          </table:table-cell>
          <table:table-cell table:style-name="ce7" table:formula="of:=SQRT((1/3)*(([.M203]-[.Q203])*([.M203]-[.Q203]) + ([.N203]-[.Q203])*([.N203]-[.Q203]) + ([.O203]-[.Q203])*([.O203]-[.Q203])))" office:value-type="float" office:value="37209.5641140226" calcext:value-type="float">
            <text:p>37,210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3865344" calcext:value-type="float">
            <text:p>3865344</text:p>
          </table:table-cell>
          <table:table-cell office:value-type="float" office:value="3977767" calcext:value-type="float">
            <text:p>3977767</text:p>
          </table:table-cell>
          <table:table-cell office:value-type="float" office:value="3945701" calcext:value-type="float">
            <text:p>3945701</text:p>
          </table:table-cell>
          <table:table-cell/>
          <table:table-cell office:value-type="float" office:value="377986212" calcext:value-type="float">
            <text:p>377986212</text:p>
          </table:table-cell>
          <table:table-cell office:value-type="float" office:value="382713702" calcext:value-type="float">
            <text:p>382713702</text:p>
          </table:table-cell>
          <table:table-cell office:value-type="float" office:value="372204015" calcext:value-type="float">
            <text:p>372204015</text:p>
          </table:table-cell>
          <table:table-cell table:style-name="ce7" table:number-columns-repeated="2"/>
          <table:table-cell table:style-name="ce7" table:formula="of:=ROUND(([.H204]-[.D204])/100)" office:value-type="float" office:value="3741209" calcext:value-type="float">
            <text:p>3,741,209</text:p>
          </table:table-cell>
          <table:table-cell table:style-name="ce7" table:formula="of:=ROUND(([.I204]-[.E204])/100)" office:value-type="float" office:value="3787359" calcext:value-type="float">
            <text:p>3,787,359</text:p>
          </table:table-cell>
          <table:table-cell table:style-name="ce7" table:formula="of:=ROUND(([.J204]-[.F204])/100)" office:value-type="float" office:value="3682583" calcext:value-type="float">
            <text:p>3,682,583</text:p>
          </table:table-cell>
          <table:table-cell table:style-name="ce7"/>
          <table:table-cell table:style-name="ce7" table:formula="of:=([.M204]+[.N204]+[.O204])/3" office:value-type="float" office:value="3737050.33333333" calcext:value-type="float">
            <text:p>3,737,050</text:p>
          </table:table-cell>
          <table:table-cell table:style-name="ce7" table:formula="of:=SQRT((1/3)*(([.M204]-[.Q204])*([.M204]-[.Q204]) + ([.N204]-[.Q204])*([.N204]-[.Q204]) + ([.O204]-[.Q204])*([.O204]-[.Q204])))" office:value-type="float" office:value="42875.5829918252" calcext:value-type="float">
            <text:p>42,876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8829" calcext:value-type="float">
            <text:p>8829</text:p>
          </table:table-cell>
          <table:table-cell office:value-type="float" office:value="8641" calcext:value-type="float">
            <text:p>8641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float" office:value="75925" calcext:value-type="float">
            <text:p>75925</text:p>
          </table:table-cell>
          <table:table-cell office:value-type="float" office:value="147172" calcext:value-type="float">
            <text:p>147172</text:p>
          </table:table-cell>
          <table:table-cell office:value-type="float" office:value="206510" calcext:value-type="float">
            <text:p>206510</text:p>
          </table:table-cell>
          <table:table-cell table:style-name="ce7" table:number-columns-repeated="2"/>
          <table:table-cell table:style-name="ce7" table:formula="of:=ROUND(([.H205]-[.D205])/100)" office:value-type="float" office:value="671" calcext:value-type="float">
            <text:p>671</text:p>
          </table:table-cell>
          <table:table-cell table:style-name="ce7" table:formula="of:=ROUND(([.I205]-[.E205])/100)" office:value-type="float" office:value="1385" calcext:value-type="float">
            <text:p>1,385</text:p>
          </table:table-cell>
          <table:table-cell table:style-name="ce7" table:formula="of:=ROUND(([.J205]-[.F205])/100)" office:value-type="float" office:value="1986" calcext:value-type="float">
            <text:p>1,986</text:p>
          </table:table-cell>
          <table:table-cell table:style-name="ce7"/>
          <table:table-cell table:style-name="ce7" table:formula="of:=([.M205]+[.N205]+[.O205])/3" office:value-type="float" office:value="1347.33333333333" calcext:value-type="float">
            <text:p>1,347</text:p>
          </table:table-cell>
          <table:table-cell table:style-name="ce7" table:formula="of:=SQRT((1/3)*(([.M205]-[.Q205])*([.M205]-[.Q205]) + ([.N205]-[.Q205])*([.N205]-[.Q205]) + ([.O205]-[.Q205])*([.O205]-[.Q205])))" office:value-type="float" office:value="537.506795822672" calcext:value-type="float">
            <text:p>538</text:p>
          </table:table-cell>
        </table:table-row>
        <table:table-row table:style-name="ro1" table:number-rows-repeated="104837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00:00:02.001161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6T23:09:41.354023948</dc:date>
    <dc:creator>Lars </dc:creator>
    <meta:generator>LibreOffice/4.1.3.2$Linux_X86_64 LibreOffice_project/410m0$Build-2</meta:generator>
    <meta:editing-duration>PT2H11M40S</meta:editing-duration>
    <meta:editing-cycles>15</meta:editing-cycles>
    <meta:document-statistic meta:table-count="1" meta:cell-count="2629" meta:object-count="0"/>
  </office:meta>
</office:document-meta>
</file>